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9/style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spreadsheet"/>
  <manifest:file-entry manifest:full-path="ObjectReplacements/Object 1" manifest:media-type=""/>
  <manifest:file-entry manifest:full-path="ObjectReplacements/Object 9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102" manifest:media-type="application/vnd.sun.star.oleobject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100" manifest:media-type="application/vnd.sun.star.oleobject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spreadsheet"/>
  <manifest:file-entry manifest:full-path="Obj101" manifest:media-type="application/vnd.sun.star.oleobject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spreadsheet"/>
  <manifest:file-entry manifest:full-path="Object 5/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spreadsheet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spreadsheet"/>
  <manifest:file-entry manifest:full-path="Object 7/style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0597in" fo:margin-top="0in" fo:margin-bottom="0in" table:align="center" style:writing-mode="page"/>
    </style:style>
    <style:style style:name="Table1.A" style:family="table-column">
      <style:table-column-properties style:column-width="1.0097in"/>
    </style:style>
    <style:style style:name="Table1.B" style:family="table-column">
      <style:table-column-properties style:column-width="1.2507in"/>
    </style:style>
    <style:style style:name="Table1.C" style:family="table-column">
      <style:table-column-properties style:column-width="1.616in"/>
    </style:style>
    <style:style style:name="Table1.D" style:family="table-column">
      <style:table-column-properties style:column-width="1.1833in"/>
    </style:style>
    <style:style style:name="Table1.1" style:family="table-row">
      <style:table-row-properties style:min-row-height="0.2653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2201in" fo:keep-together="auto"/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15" style:family="table-row">
      <style:table-row-properties style:min-row-height="0.0417in" fo:keep-together="auto"/>
    </style:style>
    <style:style style:name="Table1.30" style:family="table-row">
      <style:table-row-properties style:min-row-height="0.2785in" fo:keep-together="auto"/>
    </style:style>
    <style:style style:name="Table1.A30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3688in" fo:margin-left="0.4153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1.9569in"/>
    </style:style>
    <style:style style:name="Table2.B" style:family="table-column">
      <style:table-column-properties style:column-width="2.0014in"/>
    </style:style>
    <style:style style:name="Table2.C" style:family="table-column">
      <style:table-column-properties style:column-width="1.2201in"/>
    </style:style>
    <style:style style:name="Table2.D" style:family="table-column">
      <style:table-column-properties style:column-width="1.1903in"/>
    </style:style>
    <style:style style:name="Table2.1" style:family="table-row">
      <style:table-row-properties style:min-row-height="0.2521in" fo:keep-together="auto"/>
    </style:style>
    <style:style style:name="Table2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7.5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7972in"/>
    </style:style>
    <style:style style:name="Table3.B" style:family="table-column">
      <style:table-column-properties style:column-width="2.2708in"/>
    </style:style>
    <style:style style:name="Table3.C" style:family="table-column">
      <style:table-column-properties style:column-width="0.6549in"/>
    </style:style>
    <style:style style:name="Table3.D" style:family="table-column">
      <style:table-column-properties style:column-width="1.4528in"/>
    </style:style>
    <style:style style:name="Table3.E" style:family="table-column">
      <style:table-column-properties style:column-width="1.1049in"/>
    </style:style>
    <style:style style:name="Table3.F" style:family="table-column">
      <style:table-column-properties style:column-width="1.2194in"/>
    </style:style>
    <style:style style:name="Table3.1" style:family="table-row">
      <style:table-row-properties style:min-row-height="0.2417in" fo:keep-together="auto"/>
    </style:style>
    <style:style style:name="Table3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3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3.1271in" fo:margin-left="0.0785in" fo:margin-top="0in" fo:margin-bottom="0in" table:align="left" style:writing-mode="page"/>
    </style:style>
    <style:style style:name="Table4.A" style:family="table-column">
      <style:table-column-properties style:column-width="1.0424in"/>
    </style:style>
    <style:style style:name="Table4.1" style:family="table-row">
      <style:table-row-properties style:min-row-height="0.2729in" fo:keep-together="auto"/>
    </style:style>
    <style:style style:name="Table4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4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4.3" style:family="table-row">
      <style:table-row-properties style:min-row-height="0.2201in" fo:keep-together="auto"/>
    </style:style>
    <style:style style:name="Table5" style:family="table">
      <style:table-properties style:width="3.7083in" fo:margin-left="0.3097in" fo:margin-top="0in" fo:margin-bottom="0in" table:align="left" style:writing-mode="page"/>
    </style:style>
    <style:style style:name="Table5.A" style:family="table-column">
      <style:table-column-properties style:column-width="0.9569in"/>
    </style:style>
    <style:style style:name="Table5.B" style:family="table-column">
      <style:table-column-properties style:column-width="1.375in"/>
    </style:style>
    <style:style style:name="Table5.C" style:family="table-column">
      <style:table-column-properties style:column-width="1.3764in"/>
    </style:style>
    <style:style style:name="Table5.1" style:family="table-row">
      <style:table-row-properties style:min-row-height="0.2278in" fo:keep-together="auto"/>
    </style:style>
    <style:style style:name="Table5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5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min-row-height="0.184in" fo:keep-together="auto"/>
    </style:style>
    <style:style style:name="Table5.51" style:family="table-row">
      <style:table-row-properties style:min-row-height="0.2826in" fo:keep-together="auto"/>
    </style:style>
    <style:style style:name="Table7" style:family="table">
      <style:table-properties style:width="7.2236in" fo:margin-top="0in" fo:margin-bottom="0in" fo:break-before="auto" fo:break-after="auto" table:align="right" style:writing-mode="page"/>
    </style:style>
    <style:style style:name="Table7.A" style:family="table-column">
      <style:table-column-properties style:column-width="1.2854in"/>
    </style:style>
    <style:style style:name="Table7.B" style:family="table-column">
      <style:table-column-properties style:column-width="0.5042in"/>
    </style:style>
    <style:style style:name="Table7.C" style:family="table-column">
      <style:table-column-properties style:column-width="0.5701in"/>
    </style:style>
    <style:style style:name="Table7.D" style:family="table-column">
      <style:table-column-properties style:column-width="0.4882in"/>
    </style:style>
    <style:style style:name="Table7.E" style:family="table-column">
      <style:table-column-properties style:column-width="0.4715in"/>
    </style:style>
    <style:style style:name="Table7.G" style:family="table-column">
      <style:table-column-properties style:column-width="0.5208in"/>
    </style:style>
    <style:style style:name="Table7.H" style:family="table-column">
      <style:table-column-properties style:column-width="0.4069in"/>
    </style:style>
    <style:style style:name="Table7.I" style:family="table-column">
      <style:table-column-properties style:column-width="0.4563in"/>
    </style:style>
    <style:style style:name="Table7.J" style:family="table-column">
      <style:table-column-properties style:column-width="0.3903in"/>
    </style:style>
    <style:style style:name="Table7.L" style:family="table-column">
      <style:table-column-properties style:column-width="1.1528in"/>
    </style:style>
    <style:style style:name="Table7.1" style:family="table-row">
      <style:table-row-properties style:min-row-height="0.4868in" fo:keep-together="auto"/>
    </style:style>
    <style:style style:name="Table7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7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7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7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7.4" style:family="table-row">
      <style:table-row-properties style:min-row-height="0.5125in" fo:keep-together="auto"/>
    </style:style>
    <style:style style:name="Table6" style:family="table">
      <style:table-properties style:width="6.9826in" fo:margin-top="0in" fo:margin-bottom="0in" table:align="center" style:writing-mode="page"/>
    </style:style>
    <style:style style:name="Table6.A" style:family="table-column">
      <style:table-column-properties style:column-width="1.9035in"/>
    </style:style>
    <style:style style:name="Table6.B" style:family="table-column">
      <style:table-column-properties style:column-width="1.2868in"/>
    </style:style>
    <style:style style:name="Table6.C" style:family="table-column">
      <style:table-column-properties style:column-width="1.4319in"/>
    </style:style>
    <style:style style:name="Table6.D" style:family="table-column">
      <style:table-column-properties style:column-width="2.3597in"/>
    </style:style>
    <style:style style:name="Table6.1" style:family="table-row">
      <style:table-row-properties style:min-row-height="0.4972in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6.2" style:family="table-row">
      <style:table-row-properties style:min-row-height="0.6194in" fo:keep-together="auto"/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6.3" style:family="table-row">
      <style:table-row-properties style:min-row-height="0.5528in" fo:keep-together="auto"/>
    </style:style>
    <style:style style:name="Table6.D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.4" style:family="table-row">
      <style:table-row-properties style:min-row-height="0.7583in" fo:keep-together="auto"/>
    </style:style>
    <style:style style:name="Table8" style:family="table">
      <style:table-properties style:width="7.0771in" fo:margin-left="0in" fo:margin-top="0in" fo:margin-bottom="0in" table:align="left" style:writing-mode="page"/>
    </style:style>
    <style:style style:name="Table8.A" style:family="table-column">
      <style:table-column-properties style:column-width="0.9194in"/>
    </style:style>
    <style:style style:name="Table8.B" style:family="table-column">
      <style:table-column-properties style:column-width="0.9792in"/>
    </style:style>
    <style:style style:name="Table8.C" style:family="table-column">
      <style:table-column-properties style:column-width="0.959in"/>
    </style:style>
    <style:style style:name="Table8.D" style:family="table-column">
      <style:table-column-properties style:column-width="0.9014in"/>
    </style:style>
    <style:style style:name="Table8.E" style:family="table-column">
      <style:table-column-properties style:column-width="0.9771in"/>
    </style:style>
    <style:style style:name="Table8.F" style:family="table-column">
      <style:table-column-properties style:column-width="1.1708in"/>
    </style:style>
    <style:style style:name="Table8.G" style:family="table-column">
      <style:table-column-properties style:column-width="1.1694in"/>
    </style:style>
    <style:style style:name="Table8.1" style:family="table-row">
      <style:table-row-properties style:min-row-height="0.2715in" fo:keep-together="auto"/>
    </style:style>
    <style:style style:name="Table8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le8.B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8.C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B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8.C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8.7" style:family="table-row">
      <style:table-row-properties style:row-height="0.1924in" fo:keep-together="auto"/>
    </style:style>
    <style:style style:name="Table8.9" style:family="table-row">
      <style:table-row-properties style:min-row-height="0.2375in" fo:keep-together="auto"/>
    </style:style>
    <style:style style:name="Table8.D9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8.11" style:family="table-row">
      <style:table-row-properties style:min-row-height="0.1924in" fo:keep-together="auto"/>
    </style:style>
    <style:style style:name="Table9" style:family="table">
      <style:table-properties style:width="7.4417in" fo:margin-left="0.0604in" fo:margin-top="0in" fo:margin-bottom="0in" table:align="left" style:writing-mode="page"/>
    </style:style>
    <style:style style:name="Table9.A" style:family="table-column">
      <style:table-column-properties style:column-width="0.7694in"/>
    </style:style>
    <style:style style:name="Table9.B" style:family="table-column">
      <style:table-column-properties style:column-width="1.3118in"/>
    </style:style>
    <style:style style:name="Table9.C" style:family="table-column">
      <style:table-column-properties style:column-width="0.7174in"/>
    </style:style>
    <style:style style:name="Table9.D" style:family="table-column">
      <style:table-column-properties style:column-width="0.9167in"/>
    </style:style>
    <style:style style:name="Table9.E" style:family="table-column">
      <style:table-column-properties style:column-width="0.7361in"/>
    </style:style>
    <style:style style:name="Table9.F" style:family="table-column">
      <style:table-column-properties style:column-width="0.6646in"/>
    </style:style>
    <style:style style:name="Table9.G" style:family="table-column">
      <style:table-column-properties style:column-width="0.9618in"/>
    </style:style>
    <style:style style:name="Table9.H" style:family="table-column">
      <style:table-column-properties style:column-width="1.3625in"/>
    </style:style>
    <style:style style:name="Table9.1" style:family="table-row">
      <style:table-row-properties style:min-row-height="0.325in" fo:keep-together="auto"/>
    </style:style>
    <style:style style:name="Table9.A1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9.D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5pt solid #000000" fo:border-bottom="0.5pt solid #000000">
        <style:background-image/>
      </style:table-cell-properties>
    </style:style>
    <style:style style:name="Table9.H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9.2" style:family="table-row">
      <style:table-row-properties style:min-row-height="0.4292in" fo:keep-together="auto"/>
    </style:style>
    <style:style style:name="Table9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9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.3" style:family="table-row">
      <style:table-row-properties style:min-row-height="0.2785in" fo:keep-together="auto"/>
    </style:style>
    <style:style style:name="Table9.A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9.B3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9.C3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D3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E3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F3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G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none">
        <style:background-image/>
      </style:table-cell-properties>
    </style:style>
    <style:style style:name="Table9.H3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9.4" style:family="table-row">
      <style:table-row-properties style:min-row-height="0.2688in" fo:keep-together="auto"/>
    </style:style>
    <style:style style:name="Table9.A4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9.C4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D4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E4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F4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G4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9.H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.5" style:family="table-row">
      <style:table-row-properties style:min-row-height="0.2486in" fo:keep-together="auto"/>
    </style:style>
    <style:style style:name="Table9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/>
    </style:style>
    <style:style style:name="Table9.B5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9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D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E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F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G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H5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9.A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9.B6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9.C6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9.D6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9.E6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9.F6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9.G6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9.H6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9.7" style:family="table-row">
      <style:table-row-properties style:min-row-height="0.2882in" fo:keep-together="auto"/>
    </style:style>
    <style:style style:name="Table9.A7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9.C7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D7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E7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F7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.G7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.H7" style:family="table-cell">
      <style:table-cell-properties style:vertical-align="middle" fo:padding-left="0.075in" fo:padding-right="0.075in" fo:padding-top="0in" fo:padding-bottom="0in" fo:border="0.5pt solid #000000"/>
    </style:style>
    <style:style style:name="Table9.A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/>
    </style:style>
    <style:style style:name="Table9.C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D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E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F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G8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9.H8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9.A9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9.C9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9.D9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9.E9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9.F9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9.G9" style:family="table-cell">
      <style:table-cell-properties fo:background-color="transparent" fo:padding-left="0.075in" fo:padding-right="0.07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9.A10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9.C10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D10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E10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F10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.G10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.H10" style:family="table-cell">
      <style:table-cell-properties style:vertical-align="middle" fo:padding-left="0.075in" fo:padding-right="0.075in" fo:padding-top="0in" fo:padding-bottom="0in" fo:border="0.5pt solid #000000"/>
    </style:style>
    <style:style style:name="Table9.11" style:family="table-row">
      <style:table-row-properties style:min-row-height="0.2229in" fo:keep-together="auto"/>
    </style:style>
    <style:style style:name="Table9.A11" style:family="table-cell">
      <style:table-cell-properties fo:background-color="transparent" fo:padding-left="0.075in" fo:padding-right="0.07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9.B1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C1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D1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E1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F11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9.G11" style:family="table-cell">
      <style:table-cell-properties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.12" style:family="table-row">
      <style:table-row-properties style:min-row-height="0.3639in" fo:keep-together="auto"/>
    </style:style>
    <style:style style:name="Table9.A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9.G12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/>
    </style:style>
    <style:style style:name="Table9.13" style:family="table-row">
      <style:table-row-properties style:min-row-height="0.4in" fo:keep-together="auto"/>
    </style:style>
    <style:style style:name="Table9.A1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le9.G13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/>
    </style:style>
    <style:style style:name="Table7" style:family="table">
      <style:table-properties style:width="7.2236in" fo:margin-top="0in" fo:margin-bottom="0in" fo:break-before="auto" fo:break-after="auto" table:align="right" style:writing-mode="page"/>
    </style:style>
    <style:style style:name="Table7.A" style:family="table-column">
      <style:table-column-properties style:column-width="1.2854in"/>
    </style:style>
    <style:style style:name="Table7.B" style:family="table-column">
      <style:table-column-properties style:column-width="0.5042in"/>
    </style:style>
    <style:style style:name="Table7.C" style:family="table-column">
      <style:table-column-properties style:column-width="0.5701in"/>
    </style:style>
    <style:style style:name="Table7.D" style:family="table-column">
      <style:table-column-properties style:column-width="0.4882in"/>
    </style:style>
    <style:style style:name="Table7.E" style:family="table-column">
      <style:table-column-properties style:column-width="0.4715in"/>
    </style:style>
    <style:style style:name="Table7.G" style:family="table-column">
      <style:table-column-properties style:column-width="0.5208in"/>
    </style:style>
    <style:style style:name="Table7.H" style:family="table-column">
      <style:table-column-properties style:column-width="0.4069in"/>
    </style:style>
    <style:style style:name="Table7.I" style:family="table-column">
      <style:table-column-properties style:column-width="0.4563in"/>
    </style:style>
    <style:style style:name="Table7.J" style:family="table-column">
      <style:table-column-properties style:column-width="0.3903in"/>
    </style:style>
    <style:style style:name="Table7.L" style:family="table-column">
      <style:table-column-properties style:column-width="1.1528in"/>
    </style:style>
    <style:style style:name="Table7.1" style:family="table-row">
      <style:table-row-properties style:min-row-height="0.4868in" fo:keep-together="auto"/>
    </style:style>
    <style:style style:name="Table7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7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7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7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7.4" style:family="table-row">
      <style:table-row-properties style:min-row-height="0.5125in" fo:keep-together="auto"/>
    </style:style>
    <style:style style:name="Table3" style:family="table">
      <style:table-properties style:width="7.5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7972in"/>
    </style:style>
    <style:style style:name="Table3.B" style:family="table-column">
      <style:table-column-properties style:column-width="2.2708in"/>
    </style:style>
    <style:style style:name="Table3.C" style:family="table-column">
      <style:table-column-properties style:column-width="0.6549in"/>
    </style:style>
    <style:style style:name="Table3.D" style:family="table-column">
      <style:table-column-properties style:column-width="1.4528in"/>
    </style:style>
    <style:style style:name="Table3.E" style:family="table-column">
      <style:table-column-properties style:column-width="1.1049in"/>
    </style:style>
    <style:style style:name="Table3.F" style:family="table-column">
      <style:table-column-properties style:column-width="1.2194in"/>
    </style:style>
    <style:style style:name="Table3.1" style:family="table-row">
      <style:table-row-properties style:min-row-height="0.2417in" fo:keep-together="auto"/>
    </style:style>
    <style:style style:name="Table3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3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6.3688in" fo:margin-left="0.4153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1.9569in"/>
    </style:style>
    <style:style style:name="Table2.B" style:family="table-column">
      <style:table-column-properties style:column-width="2.0014in"/>
    </style:style>
    <style:style style:name="Table2.C" style:family="table-column">
      <style:table-column-properties style:column-width="1.2201in"/>
    </style:style>
    <style:style style:name="Table2.D" style:family="table-column">
      <style:table-column-properties style:column-width="1.1903in"/>
    </style:style>
    <style:style style:name="Table2.1" style:family="table-row">
      <style:table-row-properties style:min-row-height="0.2521in" fo:keep-together="auto"/>
    </style:style>
    <style:style style:name="Table2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2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2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5.0597in" fo:margin-top="0in" fo:margin-bottom="0in" table:align="center" style:writing-mode="page"/>
    </style:style>
    <style:style style:name="Table1.A" style:family="table-column">
      <style:table-column-properties style:column-width="1.0097in"/>
    </style:style>
    <style:style style:name="Table1.B" style:family="table-column">
      <style:table-column-properties style:column-width="1.2507in"/>
    </style:style>
    <style:style style:name="Table1.C" style:family="table-column">
      <style:table-column-properties style:column-width="1.616in"/>
    </style:style>
    <style:style style:name="Table1.D" style:family="table-column">
      <style:table-column-properties style:column-width="1.1833in"/>
    </style:style>
    <style:style style:name="Table1.1" style:family="table-row">
      <style:table-row-properties style:min-row-height="0.2653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2201in" fo:keep-together="auto"/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1.15" style:family="table-row">
      <style:table-row-properties style:min-row-height="0.0417in" fo:keep-together="auto"/>
    </style:style>
    <style:style style:name="Table1.30" style:family="table-row">
      <style:table-row-properties style:min-row-height="0.2785in" fo:keep-together="auto"/>
    </style:style>
    <style:style style:name="Table1.A30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6" style:family="table">
      <style:table-properties style:width="6.9826in" fo:margin-top="0in" fo:margin-bottom="0in" table:align="center" style:writing-mode="page"/>
    </style:style>
    <style:style style:name="Table6.A" style:family="table-column">
      <style:table-column-properties style:column-width="1.9035in"/>
    </style:style>
    <style:style style:name="Table6.B" style:family="table-column">
      <style:table-column-properties style:column-width="1.2868in"/>
    </style:style>
    <style:style style:name="Table6.C" style:family="table-column">
      <style:table-column-properties style:column-width="1.4319in"/>
    </style:style>
    <style:style style:name="Table6.D" style:family="table-column">
      <style:table-column-properties style:column-width="2.3597in"/>
    </style:style>
    <style:style style:name="Table6.1" style:family="table-row">
      <style:table-row-properties style:min-row-height="0.4972in" fo:keep-together="auto"/>
    </style:style>
    <style:style style:name="Table6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6.2" style:family="table-row">
      <style:table-row-properties style:min-row-height="0.6194in" fo:keep-together="auto"/>
    </style:style>
    <style:style style:name="Table6.A2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2" style:family="table-cell">
      <style:table-cell-properties style:vertical-align="middle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6.3" style:family="table-row">
      <style:table-row-properties style:min-row-height="0.5528in" fo:keep-together="auto"/>
    </style:style>
    <style:style style:name="Table6.D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.4" style:family="table-row">
      <style:table-row-properties style:min-row-height="0.7583in" fo:keep-together="auto"/>
    </style:style>
    <style:style style:name="Table5" style:family="table">
      <style:table-properties style:width="3.7083in" fo:margin-left="0.3097in" fo:margin-top="0in" fo:margin-bottom="0in" table:align="left" style:writing-mode="page"/>
    </style:style>
    <style:style style:name="Table5.A" style:family="table-column">
      <style:table-column-properties style:column-width="0.9569in"/>
    </style:style>
    <style:style style:name="Table5.B" style:family="table-column">
      <style:table-column-properties style:column-width="1.375in"/>
    </style:style>
    <style:style style:name="Table5.C" style:family="table-column">
      <style:table-column-properties style:column-width="1.3764in"/>
    </style:style>
    <style:style style:name="Table5.1" style:family="table-row">
      <style:table-row-properties style:min-row-height="0.2278in" fo:keep-together="auto"/>
    </style:style>
    <style:style style:name="Table5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5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5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min-row-height="0.184in" fo:keep-together="auto"/>
    </style:style>
    <style:style style:name="Table5.51" style:family="table-row">
      <style:table-row-properties style:min-row-height="0.2826in" fo:keep-together="auto"/>
    </style:style>
    <style:style style:name="Table4" style:family="table">
      <style:table-properties style:width="3.1271in" fo:margin-left="0.0785in" fo:margin-top="0in" fo:margin-bottom="0in" table:align="left" style:writing-mode="page"/>
    </style:style>
    <style:style style:name="Table4.A" style:family="table-column">
      <style:table-column-properties style:column-width="1.0424in"/>
    </style:style>
    <style:style style:name="Table4.1" style:family="table-row">
      <style:table-row-properties style:min-row-height="0.2729in" fo:keep-together="auto"/>
    </style:style>
    <style:style style:name="Table4.A1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B1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4.A2" style:family="table-cell">
      <style:table-cell-properties style:vertical-align="bottom"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4.B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4.3" style:family="table-row">
      <style:table-row-properties style:min-row-height="0.2201in" fo:keep-together="auto"/>
    </style:style>
    <style:style style:name="P1" style:family="paragraph" style:parent-style-name="Standard">
      <style:text-properties fo:color="#666666" loext:opacity="100%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break-before="page"/>
      <style:text-properties fo:color="#666666" loext:opacity="100%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margin-top="0in" fo:margin-bottom="0.139in" style:contextual-spacing="false" fo:break-before="page"/>
      <style:text-properties fo:color="#666666" loext:opacity="100%"/>
    </style:style>
    <style:style style:name="P7" style:family="paragraph" style:parent-style-name="Frame_20_Contents">
      <style:paragraph-properties fo:margin-top="0in" fo:margin-bottom="0in" style:contextual-spacing="false" fo:line-height="100%" fo:text-align="center" style:justify-single-word="false"/>
    </style:style>
    <style:style style:name="P8" style:family="paragraph" style:parent-style-name="Frame_20_Contents">
      <style:paragraph-properties fo:margin-top="0in" fo:margin-bottom="0.139in" style:contextual-spacing="false"/>
    </style:style>
    <style:style style:name="P9" style:family="paragraph">
      <loext:graphic-properties draw:fill="solid" draw:fill-color="#ffffff"/>
      <style:paragraph-properties fo:text-align="start"/>
      <style:text-properties fo:font-size="18pt"/>
    </style:style>
    <style:style style:name="P10" style:family="paragraph" style:parent-style-name="Frame_20_Contents">
      <style:paragraph-properties fo:margin-top="0in" fo:margin-bottom="0in" style:contextual-spacing="false" fo:text-align="center" style:justify-single-word="false"/>
    </style:style>
    <style:style style:name="P11" style:family="paragraph" style:parent-style-name="Frame_20_Contents">
      <style:paragraph-properties fo:margin-top="0in" fo:margin-bottom="0in" style:contextual-spacing="false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Frame_20_Contents">
      <style:paragraph-properties fo:margin-top="0in" fo:margin-bottom="0in" style:contextual-spacing="false" fo:line-height="100%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Arial" fo:font-size="10pt" style:font-name-asian="Times New Roman1" style:font-size-asian="10pt" style:font-name-complex="Arial1" style:font-size-complex="10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Arial" fo:font-size="10pt" style:font-name-asian="Times New Roman1" style:font-size-asian="10pt" style:font-name-complex="Arial1" style:font-size-complex="10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23" style:family="paragraph" style:parent-style-name="Standard">
      <style:paragraph-properties fo:margin-top="0in" fo:margin-bottom="0.139in" style:contextual-spacing="false" fo:break-before="page"/>
      <style:text-properties fo:color="#666666" loext:opacity="100%" fo:font-size="8pt" officeooo:rsid="000de690" officeooo:paragraph-rsid="000de690" style:font-size-asian="8pt" style:font-size-complex="8pt"/>
    </style:style>
    <style:style style:name="P24" style:family="paragraph" style:parent-style-name="Standard">
      <style:paragraph-properties fo:margin-top="0in" fo:margin-bottom="0.139in" style:contextual-spacing="false"/>
      <style:text-properties fo:font-size="8pt" officeooo:rsid="000de690" officeooo:paragraph-rsid="000de690" style:font-size-asian="8pt" style:font-size-complex="8pt"/>
    </style:style>
    <style:style style:name="P25" style:family="paragraph" style:parent-style-name="Standard">
      <style:paragraph-properties fo:margin-top="0in" fo:margin-bottom="0.139in" style:contextual-spacing="false"/>
      <style:text-properties fo:font-size="8pt" style:font-size-asian="8pt" style:font-size-complex="8pt"/>
    </style:style>
    <style:style style:name="P26" style:family="paragraph" style:parent-style-name="Standard">
      <style:paragraph-properties fo:margin-top="0in" fo:margin-bottom="0.139in" style:contextual-spacing="false"/>
      <style:text-properties fo:color="#666666" loext:opacity="100%" fo:font-size="8pt" officeooo:rsid="000e67a0" officeooo:paragraph-rsid="000e67a0" style:font-size-asian="8pt" style:font-size-complex="8pt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text-position="sub 58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style:text-position="super 58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position="sub 58%"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text-position="super 58%"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fo:font-size="8pt" officeooo:rsid="000e67a0" style:font-size-asian="8pt" style:font-size-complex="8pt"/>
    </style:style>
    <style:style style:name="T1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2" style:family="text">
      <style:text-properties style:text-position="super 58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3" style:family="text">
      <style:text-properties style:text-position="sub 58%" style:font-name="Times New Roman" fo:font-size="12pt" style:font-name-asian="Times New Roman1" style:font-size-asian="12pt" style:font-name-complex="Times New Roman1" style:font-size-complex="12pt"/>
    </style:style>
    <style:style style:name="T14" style:family="text">
      <style:text-properties style:font-name="Arial" fo:font-size="12pt" style:font-name-asian="Times New Roman1" style:font-size-asian="12pt" style:font-name-complex="Arial1" style:font-size-complex="12pt"/>
    </style:style>
    <style:style style:name="T15" style:family="text">
      <style:text-properties style:text-position="sub 58%" style:font-name="Arial" fo:font-size="12pt" style:font-name-asian="Times New Roman1" style:font-size-asian="12pt" style:font-name-complex="Arial1" style:font-size-complex="12pt"/>
    </style:style>
    <style:style style:name="T16" style:family="text">
      <style:text-properties style:text-position="super 58%" style:font-name="Arial" fo:font-size="12pt" style:font-name-asian="Times New Roman1" style:font-size-asian="12pt" style:font-name-complex="Arial1" style:font-size-complex="12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9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0" style:family="text">
      <style:text-properties style:text-position="super 58%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1" style:family="text">
      <style:text-properties style:text-position="sub 58%" style:font-name="Times New Roman" fo:font-size="10pt" style:font-name-asian="Times New Roman1" style:font-size-asian="10pt" style:font-name-complex="Times New Roman1" style:font-size-complex="10pt"/>
    </style:style>
    <style:style style:name="T22" style:family="text">
      <style:text-properties style:font-name="Arial" fo:font-size="10pt" style:font-name-asian="Times New Roman1" style:font-size-asian="10pt" style:font-name-complex="Arial1" style:font-size-complex="10pt"/>
    </style:style>
    <style:style style:name="T23" style:family="text">
      <style:text-properties style:text-position="sub 58%" style:font-name="Arial" fo:font-size="10pt" style:font-name-asian="Times New Roman1" style:font-size-asian="10pt" style:font-name-complex="Arial1" style:font-size-complex="10pt"/>
    </style:style>
    <style:style style:name="T24" style:family="text">
      <style:text-properties style:text-position="super 58%" style:font-name="Arial" fo:font-size="10pt" style:font-name-asian="Times New Roman1" style:font-size-asian="10pt" style:font-name-complex="Arial1" style:font-size-complex="10pt"/>
    </style:style>
    <style:style style:name="T25" style:family="text">
      <style:text-properties style:text-position="sub 58%"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6" style:family="text">
      <style:text-properties fo:font-family="Cambria" style:font-family-generic="roman" style:font-pitch="variable" fo:font-size="12pt" fo:font-weight="bold" style:font-name-asian="Times New Roman1" style:font-size-asian="12pt" style:font-weight-asian="bold" style:font-name-complex="Arial1" style:font-size-complex="12pt" style:font-weight-complex="bold"/>
    </style:style>
    <style:style style:name="T27" style:family="text">
      <style:text-properties style:text-position="sub 58%" fo:font-family="Cambria" style:font-family-generic="roman" style:font-pitch="variable" fo:font-size="12pt" fo:font-weight="bold" style:font-name-asian="Times New Roman1" style:font-size-asian="12pt" style:font-weight-asian="bold" style:font-name-complex="Arial1" style:font-size-complex="12pt" style:font-weight-complex="bold"/>
    </style:style>
    <style:style style:name="T28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9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30" style:family="text">
      <style:text-properties fo:font-family="Cambira" style:font-family-generic="roman" style:font-pitch="variable" fo:font-size="16pt" style:font-size-asian="16pt" style:font-size-complex="16pt"/>
    </style:style>
    <style:style style:name="T31" style:family="text">
      <style:text-properties style:text-position="super 58%" style:font-name="Times New Roman" fo:font-size="10pt" style:font-name-asian="Times New Roman1" style:font-size-asian="10pt" style:font-name-complex="Times New Roman1" style:font-size-complex="10pt"/>
    </style:style>
    <style:style style:name="T3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3" style:family="text">
      <style:text-properties style:text-position="super 58%" style:font-name="Times New Roman" fo:font-weight="bold" style:font-name-asian="Times New Roman1" style:font-weight-asian="bold" style:font-name-complex="Times New Roman1" style:font-weight-complex="bold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ge-content" style:horizontal-pos="center" style:horizontal-rel="page-content" draw:opacity="0%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ragraph" draw:opacity="0%" fo:padding="0in" fo:border="none"/>
    </style:style>
    <style:style style:name="fr3" style:family="graphic" style:parent-style-name="Frame">
      <style:graphic-properties fo:margin-left="0.1252in" fo:margin-right="0.1252in" fo:margin-top="0in" fo:margin-bottom="0in" style:vertical-pos="from-top" style:vertical-rel="page-content" style:horizontal-pos="from-left" style:horizontal-rel="page-content" draw:opacity="0%" fo:padding="0in" fo:border="none"/>
    </style:style>
    <style:style style:name="fr4" style:family="graphic" style:parent-style-name="Frame">
      <style:graphic-properties fo:margin-left="0.1252in" fo:margin-right="0.1252in" fo:margin-top="0in" fo:margin-bottom="0in" style:vertical-pos="from-top" style:vertical-rel="page" style:horizontal-pos="from-left" style:horizontal-rel="page-content" draw:opacity="0%" fo:padding="0in" fo:border="none"/>
    </style:style>
    <style:style style:name="fr5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7" style:family="graphic" style:parent-style-name="OLE">
      <style:graphic-properties style:horizontal-pos="center" style:horizontal-rel="paragraph" draw:ole-draw-aspect="1"/>
    </style:style>
    <style:style style:name="fr8" style:family="graphic" style:parent-style-name="OLE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5.0075in" fo:min-width="3.0346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10.1717in" fo:min-width="4.3008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solid" draw:fill-color="#ffffff" draw:textarea-vertical-align="top" draw:auto-grow-height="false" fo:min-height="3.0772in" fo:min-width="7.6756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y="0.25in" svg:width="5.5854in" draw:z-index="2" loext:may-break-between-pages="true"><draw:text-box fo:min-height="0in"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2" loext:marker-style-name="T1"><text:span text:style-name="T1">Sr. No.</text:span></text:p></table:table-cell><table:table-cell table:style-name="Table1.B1" office:value-type="string"><text:p text:style-name="P2" loext:marker-style-name="T1"><text:span text:style-name="T1">Page No.</text:span></text:p></table:table-cell><table:table-cell table:style-name="Table1.B1" office:value-type="string"><text:p text:style-name="P2" loext:marker-style-name="T1"><text:span text:style-name="T1">No. Of Words(y</text:span><text:span text:style-name="T2">i</text:span><text:span text:style-name="T1">)</text:span></text:p></table:table-cell><table:table-cell table:style-name="Table1.B1" office:value-type="string"><text:p text:style-name="P2" loext:marker-style-name="T1"><text:span text:style-name="T1">y</text:span><text:span text:style-name="T2">i</text:span><text:span text:style-name="T3">2</text:span></text:p></table:table-cell></table:table-row><table:table-row table:style-name="Table1.2"><table:table-cell table:style-name="Table1.A2" office:value-type="string"><text:p text:style-name="P2" loext:marker-style-name="T4"><text:span text:style-name="T4">1</text:span></text:p></table:table-cell><table:table-cell table:style-name="Table1.B2" office:value-type="string"><text:p text:style-name="P2" loext:marker-style-name="T4"><text:span text:style-name="T4">58</text:span></text:p></table:table-cell><table:table-cell table:style-name="Table1.B2" office:value-type="string"><text:p text:style-name="P2" loext:marker-style-name="T4"><text:span text:style-name="T4">26</text:span></text:p></table:table-cell><table:table-cell table:style-name="Table1.B2" office:value-type="string"><text:p text:style-name="P2" loext:marker-style-name="T4"><text:span text:style-name="T4">676</text:span></text:p></table:table-cell></table:table-row><table:table-row table:style-name="Table1.2"><table:table-cell table:style-name="Table1.A2" office:value-type="string"><text:p text:style-name="P2" loext:marker-style-name="T4"><text:span text:style-name="T4">2</text:span></text:p></table:table-cell><table:table-cell table:style-name="Table1.B2" office:value-type="string"><text:p text:style-name="P2" loext:marker-style-name="T4"><text:span text:style-name="T4">83</text:span></text:p></table:table-cell><table:table-cell table:style-name="Table1.B2" office:value-type="string"><text:p text:style-name="P2" loext:marker-style-name="T4"><text:span text:style-name="T4">16</text:span></text:p></table:table-cell><table:table-cell table:style-name="Table1.B2" office:value-type="string"><text:p text:style-name="P2" loext:marker-style-name="T4"><text:span text:style-name="T4">256</text:span></text:p></table:table-cell></table:table-row><table:table-row table:style-name="Table1.2"><table:table-cell table:style-name="Table1.A2" office:value-type="string"><text:p text:style-name="P2" loext:marker-style-name="T4"><text:span text:style-name="T4">3</text:span></text:p></table:table-cell><table:table-cell table:style-name="Table1.B2" office:value-type="string"><text:p text:style-name="P2" loext:marker-style-name="T4"><text:span text:style-name="T4">361</text:span></text:p></table:table-cell><table:table-cell table:style-name="Table1.B2" office:value-type="string"><text:p text:style-name="P2" loext:marker-style-name="T4"><text:span text:style-name="T4">35</text:span></text:p></table:table-cell><table:table-cell table:style-name="Table1.B2" office:value-type="string"><text:p text:style-name="P2" loext:marker-style-name="T4"><text:span text:style-name="T4">1225</text:span></text:p></table:table-cell></table:table-row><table:table-row table:style-name="Table1.2"><table:table-cell table:style-name="Table1.A2" office:value-type="string"><text:p text:style-name="P2" loext:marker-style-name="T4"><text:span text:style-name="T4">4</text:span></text:p></table:table-cell><table:table-cell table:style-name="Table1.B2" office:value-type="string"><text:p text:style-name="P2" loext:marker-style-name="T4"><text:span text:style-name="T4">116</text:span></text:p></table:table-cell><table:table-cell table:style-name="Table1.B2" office:value-type="string"><text:p text:style-name="P2" loext:marker-style-name="T4"><text:span text:style-name="T4">18</text:span></text:p></table:table-cell><table:table-cell table:style-name="Table1.B2" office:value-type="string"><text:p text:style-name="P2" loext:marker-style-name="T4"><text:span text:style-name="T4">324</text:span></text:p></table:table-cell></table:table-row><table:table-row table:style-name="Table1.2"><table:table-cell table:style-name="Table1.A2" office:value-type="string"><text:p text:style-name="P2" loext:marker-style-name="T4"><text:span text:style-name="T4">5</text:span></text:p></table:table-cell><table:table-cell table:style-name="Table1.B2" office:value-type="string"><text:p text:style-name="P2" loext:marker-style-name="T4"><text:span text:style-name="T4">85</text:span></text:p></table:table-cell><table:table-cell table:style-name="Table1.B2" office:value-type="string"><text:p text:style-name="P2" loext:marker-style-name="T4"><text:span text:style-name="T4">18</text:span></text:p></table:table-cell><table:table-cell table:style-name="Table1.B2" office:value-type="string"><text:p text:style-name="P2" loext:marker-style-name="T4"><text:span text:style-name="T4">324</text:span></text:p></table:table-cell></table:table-row><table:table-row table:style-name="Table1.2"><table:table-cell table:style-name="Table1.A2" office:value-type="string"><text:p text:style-name="P2" loext:marker-style-name="T4"><text:span text:style-name="T4">6</text:span></text:p></table:table-cell><table:table-cell table:style-name="Table1.B2" office:value-type="string"><text:p text:style-name="P2" loext:marker-style-name="T4"><text:span text:style-name="T4">192</text:span></text:p></table:table-cell><table:table-cell table:style-name="Table1.B2" office:value-type="string"><text:p text:style-name="P2" loext:marker-style-name="T4"><text:span text:style-name="T4">25</text:span></text:p></table:table-cell><table:table-cell table:style-name="Table1.B2" office:value-type="string"><text:p text:style-name="P2" loext:marker-style-name="T4"><text:span text:style-name="T4">625</text:span></text:p></table:table-cell></table:table-row><table:table-row table:style-name="Table1.2"><table:table-cell table:style-name="Table1.A2" office:value-type="string"><text:p text:style-name="P2" loext:marker-style-name="T4"><text:span text:style-name="T4">7</text:span></text:p></table:table-cell><table:table-cell table:style-name="Table1.B2" office:value-type="string"><text:p text:style-name="P2" loext:marker-style-name="T4"><text:span text:style-name="T4">291</text:span></text:p></table:table-cell><table:table-cell table:style-name="Table1.B2" office:value-type="string"><text:p text:style-name="P2" loext:marker-style-name="T4"><text:span text:style-name="T4">29</text:span></text:p></table:table-cell><table:table-cell table:style-name="Table1.B2" office:value-type="string"><text:p text:style-name="P2" loext:marker-style-name="T4"><text:span text:style-name="T4">841</text:span></text:p></table:table-cell></table:table-row><table:table-row table:style-name="Table1.2"><table:table-cell table:style-name="Table1.A2" office:value-type="string"><text:p text:style-name="P2" loext:marker-style-name="T4"><text:span text:style-name="T4">8</text:span></text:p></table:table-cell><table:table-cell table:style-name="Table1.B2" office:value-type="string"><text:p text:style-name="P2" loext:marker-style-name="T4"><text:span text:style-name="T4">358</text:span></text:p></table:table-cell><table:table-cell table:style-name="Table1.B2" office:value-type="string"><text:p text:style-name="P2" loext:marker-style-name="T4"><text:span text:style-name="T4">26</text:span></text:p></table:table-cell><table:table-cell table:style-name="Table1.B2" office:value-type="string"><text:p text:style-name="P2" loext:marker-style-name="T4"><text:span text:style-name="T4">676</text:span></text:p></table:table-cell></table:table-row><table:table-row table:style-name="Table1.2"><table:table-cell table:style-name="Table1.A2" office:value-type="string"><text:p text:style-name="P2" loext:marker-style-name="T4"><text:span text:style-name="T4">9</text:span></text:p></table:table-cell><table:table-cell table:style-name="Table1.B2" office:value-type="string"><text:p text:style-name="P2" loext:marker-style-name="T4"><text:span text:style-name="T4">181</text:span></text:p></table:table-cell><table:table-cell table:style-name="Table1.B2" office:value-type="string"><text:p text:style-name="P2" loext:marker-style-name="T4"><text:span text:style-name="T4">16</text:span></text:p></table:table-cell><table:table-cell table:style-name="Table1.B2" office:value-type="string"><text:p text:style-name="P2" loext:marker-style-name="T4"><text:span text:style-name="T4">256</text:span></text:p></table:table-cell></table:table-row><table:table-row table:style-name="Table1.2"><table:table-cell table:style-name="Table1.A2" office:value-type="string"><text:p text:style-name="P2" loext:marker-style-name="T4"><text:span text:style-name="T4">10</text:span></text:p></table:table-cell><table:table-cell table:style-name="Table1.B2" office:value-type="string"><text:p text:style-name="P2" loext:marker-style-name="T4"><text:span text:style-name="T4">114</text:span></text:p></table:table-cell><table:table-cell table:style-name="Table1.B2" office:value-type="string"><text:p text:style-name="P2" loext:marker-style-name="T4"><text:span text:style-name="T4">17</text:span></text:p></table:table-cell><table:table-cell table:style-name="Table1.B2" office:value-type="string"><text:p text:style-name="P2" loext:marker-style-name="T4"><text:span text:style-name="T4">289</text:span></text:p></table:table-cell></table:table-row><table:table-row table:style-name="Table1.2"><table:table-cell table:style-name="Table1.A2" office:value-type="string"><text:p text:style-name="P2" loext:marker-style-name="T4"><text:span text:style-name="T4">11</text:span></text:p></table:table-cell><table:table-cell table:style-name="Table1.B2" office:value-type="string"><text:p text:style-name="P2" loext:marker-style-name="T4"><text:span text:style-name="T4">46</text:span></text:p></table:table-cell><table:table-cell table:style-name="Table1.B2" office:value-type="string"><text:p text:style-name="P2" loext:marker-style-name="T4"><text:span text:style-name="T4">15</text:span></text:p></table:table-cell><table:table-cell table:style-name="Table1.B2" office:value-type="string"><text:p text:style-name="P2" loext:marker-style-name="T4"><text:span text:style-name="T4">225</text:span></text:p></table:table-cell></table:table-row><table:table-row table:style-name="Table1.2"><table:table-cell table:style-name="Table1.A2" office:value-type="string"><text:p text:style-name="P2" loext:marker-style-name="T4"><text:span text:style-name="T4">12</text:span></text:p></table:table-cell><table:table-cell table:style-name="Table1.B2" office:value-type="string"><text:p text:style-name="P2" loext:marker-style-name="T4"><text:span text:style-name="T4">539</text:span></text:p></table:table-cell><table:table-cell table:style-name="Table1.B2" office:value-type="string"><text:p text:style-name="P2" loext:marker-style-name="T4"><text:span text:style-name="T4">11</text:span></text:p></table:table-cell><table:table-cell table:style-name="Table1.B2" office:value-type="string"><text:p text:style-name="P2" loext:marker-style-name="T4"><text:span text:style-name="T4">121</text:span></text:p></table:table-cell></table:table-row><table:table-row table:style-name="Table1.2"><table:table-cell table:style-name="Table1.A2" office:value-type="string"><text:p text:style-name="P2" loext:marker-style-name="T4"><text:span text:style-name="T4">13</text:span></text:p></table:table-cell><table:table-cell table:style-name="Table1.B2" office:value-type="string"><text:p text:style-name="P2" loext:marker-style-name="T4"><text:span text:style-name="T4">176</text:span></text:p></table:table-cell><table:table-cell table:style-name="Table1.B2" office:value-type="string"><text:p text:style-name="P2" loext:marker-style-name="T4"><text:span text:style-name="T4">12</text:span></text:p></table:table-cell><table:table-cell table:style-name="Table1.B2" office:value-type="string"><text:p text:style-name="P2" loext:marker-style-name="T4"><text:span text:style-name="T4">144</text:span></text:p></table:table-cell></table:table-row><table:table-row table:style-name="Table1.15"><table:table-cell table:style-name="Table1.A2" office:value-type="string"><text:p text:style-name="P2" loext:marker-style-name="T4"><text:span text:style-name="T4">14</text:span></text:p></table:table-cell><table:table-cell table:style-name="Table1.B2" office:value-type="string"><text:p text:style-name="P2" loext:marker-style-name="T4"><text:span text:style-name="T4">125</text:span></text:p></table:table-cell><table:table-cell table:style-name="Table1.B2" office:value-type="string"><text:p text:style-name="P2" loext:marker-style-name="T4"><text:span text:style-name="T4">13</text:span></text:p></table:table-cell><table:table-cell table:style-name="Table1.B2" office:value-type="string"><text:p text:style-name="P2" loext:marker-style-name="T4"><text:span text:style-name="T4">169</text:span></text:p></table:table-cell></table:table-row><table:table-row table:style-name="Table1.2"><table:table-cell table:style-name="Table1.A2" office:value-type="string"><text:p text:style-name="P2" loext:marker-style-name="T4"><text:span text:style-name="T4">15</text:span></text:p></table:table-cell><table:table-cell table:style-name="Table1.B2" office:value-type="string"><text:p text:style-name="P2" loext:marker-style-name="T4"><text:span text:style-name="T4">238</text:span></text:p></table:table-cell><table:table-cell table:style-name="Table1.B2" office:value-type="string"><text:p text:style-name="P2" loext:marker-style-name="T4"><text:span text:style-name="T4">22</text:span></text:p></table:table-cell><table:table-cell table:style-name="Table1.B2" office:value-type="string"><text:p text:style-name="P2" loext:marker-style-name="T4"><text:span text:style-name="T4">484</text:span></text:p></table:table-cell></table:table-row><table:table-row table:style-name="Table1.2"><table:table-cell table:style-name="Table1.A2" office:value-type="string"><text:p text:style-name="P2" loext:marker-style-name="T4"><text:span text:style-name="T4">16</text:span></text:p></table:table-cell><table:table-cell table:style-name="Table1.B2" office:value-type="string"><text:p text:style-name="P2" loext:marker-style-name="T4"><text:span text:style-name="T4">20</text:span></text:p></table:table-cell><table:table-cell table:style-name="Table1.B2" office:value-type="string"><text:p text:style-name="P2" loext:marker-style-name="T4"><text:span text:style-name="T4">8</text:span></text:p></table:table-cell><table:table-cell table:style-name="Table1.B2" office:value-type="string"><text:p text:style-name="P2" loext:marker-style-name="T4"><text:span text:style-name="T4">64</text:span></text:p></table:table-cell></table:table-row><table:table-row table:style-name="Table1.2"><table:table-cell table:style-name="Table1.A2" office:value-type="string"><text:p text:style-name="P2" loext:marker-style-name="T4"><text:span text:style-name="T4">17</text:span></text:p></table:table-cell><table:table-cell table:style-name="Table1.B2" office:value-type="string"><text:p text:style-name="P2" loext:marker-style-name="T4"><text:span text:style-name="T4">529</text:span></text:p></table:table-cell><table:table-cell table:style-name="Table1.B2" office:value-type="string"><text:p text:style-name="P2" loext:marker-style-name="T4"><text:span text:style-name="T4">33</text:span></text:p></table:table-cell><table:table-cell table:style-name="Table1.B2" office:value-type="string"><text:p text:style-name="P2" loext:marker-style-name="T4"><text:span text:style-name="T4">1089</text:span></text:p></table:table-cell></table:table-row><table:table-row table:style-name="Table1.2"><table:table-cell table:style-name="Table1.A2" office:value-type="string"><text:p text:style-name="P2" loext:marker-style-name="T4"><text:span text:style-name="T4">18</text:span></text:p></table:table-cell><table:table-cell table:style-name="Table1.B2" office:value-type="string"><text:p text:style-name="P2" loext:marker-style-name="T4"><text:span text:style-name="T4">49</text:span></text:p></table:table-cell><table:table-cell table:style-name="Table1.B2" office:value-type="string"><text:p text:style-name="P2" loext:marker-style-name="T4"><text:span text:style-name="T4">8</text:span></text:p></table:table-cell><table:table-cell table:style-name="Table1.B2" office:value-type="string"><text:p text:style-name="P2" loext:marker-style-name="T4"><text:span text:style-name="T4">64</text:span></text:p></table:table-cell></table:table-row><table:table-row table:style-name="Table1.2"><table:table-cell table:style-name="Table1.A2" office:value-type="string"><text:p text:style-name="P2" loext:marker-style-name="T4"><text:span text:style-name="T4">19</text:span></text:p></table:table-cell><table:table-cell table:style-name="Table1.B2" office:value-type="string"><text:p text:style-name="P2" loext:marker-style-name="T4"><text:span text:style-name="T4">35</text:span></text:p></table:table-cell><table:table-cell table:style-name="Table1.B2" office:value-type="string"><text:p text:style-name="P2" loext:marker-style-name="T4"><text:span text:style-name="T4">19</text:span></text:p></table:table-cell><table:table-cell table:style-name="Table1.B2" office:value-type="string"><text:p text:style-name="P2" loext:marker-style-name="T4"><text:span text:style-name="T4">361</text:span></text:p></table:table-cell></table:table-row><table:table-row table:style-name="Table1.2"><table:table-cell table:style-name="Table1.A2" office:value-type="string"><text:p text:style-name="P2" loext:marker-style-name="T4"><text:span text:style-name="T4">20</text:span></text:p></table:table-cell><table:table-cell table:style-name="Table1.B2" office:value-type="string"><text:p text:style-name="P2" loext:marker-style-name="T4"><text:span text:style-name="T4">388</text:span></text:p></table:table-cell><table:table-cell table:style-name="Table1.B2" office:value-type="string"><text:p text:style-name="P2" loext:marker-style-name="T4"><text:span text:style-name="T4">34</text:span></text:p></table:table-cell><table:table-cell table:style-name="Table1.B2" office:value-type="string"><text:p text:style-name="P2" loext:marker-style-name="T4"><text:span text:style-name="T4">1156</text:span></text:p></table:table-cell></table:table-row><table:table-row table:style-name="Table1.2"><table:table-cell table:style-name="Table1.A2" office:value-type="string"><text:p text:style-name="P2" loext:marker-style-name="T4"><text:span text:style-name="T4">21</text:span></text:p></table:table-cell><table:table-cell table:style-name="Table1.B2" office:value-type="string"><text:p text:style-name="P2" loext:marker-style-name="T4"><text:span text:style-name="T4">15</text:span></text:p></table:table-cell><table:table-cell table:style-name="Table1.B2" office:value-type="string"><text:p text:style-name="P2" loext:marker-style-name="T4"><text:span text:style-name="T4">19</text:span></text:p></table:table-cell><table:table-cell table:style-name="Table1.B2" office:value-type="string"><text:p text:style-name="P2" loext:marker-style-name="T4"><text:span text:style-name="T4">361</text:span></text:p></table:table-cell></table:table-row><table:table-row table:style-name="Table1.2"><table:table-cell table:style-name="Table1.A2" office:value-type="string"><text:p text:style-name="P2" loext:marker-style-name="T4"><text:span text:style-name="T4">22</text:span></text:p></table:table-cell><table:table-cell table:style-name="Table1.B2" office:value-type="string"><text:p text:style-name="P2" loext:marker-style-name="T4"><text:span text:style-name="T4">82</text:span></text:p></table:table-cell><table:table-cell table:style-name="Table1.B2" office:value-type="string"><text:p text:style-name="P2" loext:marker-style-name="T4"><text:span text:style-name="T4">31</text:span></text:p></table:table-cell><table:table-cell table:style-name="Table1.B2" office:value-type="string"><text:p text:style-name="P2" loext:marker-style-name="T4"><text:span text:style-name="T4">961</text:span></text:p></table:table-cell></table:table-row><table:table-row table:style-name="Table1.2"><table:table-cell table:style-name="Table1.A2" office:value-type="string"><text:p text:style-name="P2" loext:marker-style-name="T4"><text:span text:style-name="T4">23</text:span></text:p></table:table-cell><table:table-cell table:style-name="Table1.B2" office:value-type="string"><text:p text:style-name="P2" loext:marker-style-name="T4"><text:span text:style-name="T4">216</text:span></text:p></table:table-cell><table:table-cell table:style-name="Table1.B2" office:value-type="string"><text:p text:style-name="P2" loext:marker-style-name="T4"><text:span text:style-name="T4">24</text:span></text:p></table:table-cell><table:table-cell table:style-name="Table1.B2" office:value-type="string"><text:p text:style-name="P2" loext:marker-style-name="T4"><text:span text:style-name="T4">576</text:span></text:p></table:table-cell></table:table-row><table:table-row table:style-name="Table1.2"><table:table-cell table:style-name="Table1.A2" office:value-type="string"><text:p text:style-name="P2" loext:marker-style-name="T4"><text:span text:style-name="T4">24</text:span></text:p></table:table-cell><table:table-cell table:style-name="Table1.B2" office:value-type="string"><text:p text:style-name="P2" loext:marker-style-name="T4"><text:span text:style-name="T4">368</text:span></text:p></table:table-cell><table:table-cell table:style-name="Table1.B2" office:value-type="string"><text:p text:style-name="P2" loext:marker-style-name="T4"><text:span text:style-name="T4">25</text:span></text:p></table:table-cell><table:table-cell table:style-name="Table1.B2" office:value-type="string"><text:p text:style-name="P2" loext:marker-style-name="T4"><text:span text:style-name="T4">625</text:span></text:p></table:table-cell></table:table-row><table:table-row table:style-name="Table1.2"><table:table-cell table:style-name="Table1.A2" office:value-type="string"><text:p text:style-name="P2" loext:marker-style-name="T4"><text:span text:style-name="T4">25</text:span></text:p></table:table-cell><table:table-cell table:style-name="Table1.B2" office:value-type="string"><text:p text:style-name="P2" loext:marker-style-name="T4"><text:span text:style-name="T4">385</text:span></text:p></table:table-cell><table:table-cell table:style-name="Table1.B2" office:value-type="string"><text:p text:style-name="P2" loext:marker-style-name="T4"><text:span text:style-name="T4">15</text:span></text:p></table:table-cell><table:table-cell table:style-name="Table1.B2" office:value-type="string"><text:p text:style-name="P2" loext:marker-style-name="T4"><text:span text:style-name="T4">225</text:span></text:p></table:table-cell></table:table-row><table:table-row table:style-name="Table1.2"><table:table-cell table:style-name="Table1.A2" office:value-type="string"><text:p text:style-name="P2" loext:marker-style-name="T4"><text:span text:style-name="T4">26</text:span></text:p></table:table-cell><table:table-cell table:style-name="Table1.B2" office:value-type="string"><text:p text:style-name="P2" loext:marker-style-name="T4"><text:span text:style-name="T4">295</text:span></text:p></table:table-cell><table:table-cell table:style-name="Table1.B2" office:value-type="string"><text:p text:style-name="P2" loext:marker-style-name="T4"><text:span text:style-name="T4">29</text:span></text:p></table:table-cell><table:table-cell table:style-name="Table1.B2" office:value-type="string"><text:p text:style-name="P2" loext:marker-style-name="T4"><text:span text:style-name="T4">841</text:span></text:p></table:table-cell></table:table-row><table:table-row table:style-name="Table1.2"><table:table-cell table:style-name="Table1.A2" office:value-type="string"><text:p text:style-name="P2" loext:marker-style-name="T4"><text:span text:style-name="T4">27</text:span></text:p></table:table-cell><table:table-cell table:style-name="Table1.B2" office:value-type="string"><text:p text:style-name="P2" loext:marker-style-name="T4"><text:span text:style-name="T4">306</text:span></text:p></table:table-cell><table:table-cell table:style-name="Table1.B2" office:value-type="string"><text:p text:style-name="P2" loext:marker-style-name="T4"><text:span text:style-name="T4">31</text:span></text:p></table:table-cell><table:table-cell table:style-name="Table1.B2" office:value-type="string"><text:p text:style-name="P2" loext:marker-style-name="T4"><text:span text:style-name="T4">961</text:span></text:p></table:table-cell></table:table-row><table:table-row table:style-name="Table1.2"><table:table-cell table:style-name="Table1.A2" office:value-type="string"><text:p text:style-name="P2" loext:marker-style-name="T4"><text:span text:style-name="T4">28</text:span></text:p></table:table-cell><table:table-cell table:style-name="Table1.B2" office:value-type="string"><text:p text:style-name="P2" loext:marker-style-name="T4"><text:span text:style-name="T4">20</text:span></text:p></table:table-cell><table:table-cell table:style-name="Table1.B2" office:value-type="string"><text:p text:style-name="P2" loext:marker-style-name="T4"><text:span text:style-name="T4">24</text:span></text:p></table:table-cell><table:table-cell table:style-name="Table1.B2" office:value-type="string"><text:p text:style-name="P2" loext:marker-style-name="T4"><text:span text:style-name="T4">576</text:span></text:p></table:table-cell></table:table-row><table:table-row table:style-name="Table1.30"><table:table-cell table:style-name="Table1.A30" office:value-type="string"><text:p text:style-name="P3" loext:marker-style-name="T1"/></table:table-cell><table:table-cell table:style-name="Table1.A2" office:value-type="string"><text:p text:style-name="P2" loext:marker-style-name="T1"><text:span text:style-name="T1">Total</text:span></text:p></table:table-cell><table:table-cell table:style-name="Table1.B2" office:value-type="string"><text:p text:style-name="P2" loext:marker-style-name="T1"><text:span text:style-name="T1">599</text:span></text:p></table:table-cell><table:table-cell table:style-name="Table1.B2" office:value-type="string"><text:p text:style-name="P2" loext:marker-style-name="T1"><text:span text:style-name="T1">14495</text:span></text:p></table:table-cell></table:table-row></table:table></draw:text-box></draw:frame><text:span text:style-name="T5">Exp1</text:span></text:p>
      <text:p text:style-name="Standard"/>
      <text:p text:style-name="P4"><text:span text:style-name="T5">Exp2</text:span></text:p>
      <text:p text:style-name="P5" loext:marker-style-name="T6"><draw:frame draw:style-name="fr2" draw:name="Frame2" text:anchor-type="paragraph" svg:x="0.0744in" svg:y="0.3102in" svg:width="7.1811in" draw:z-index="5" loext:may-break-between-pages="true"><draw:text-box fo:min-height="0in"><table:table table:name="Table2" table:style-name="Table2"><table:table-column table:style-name="Table2.A"/><table:table-column table:style-name="Table2.B"/><table:table-column table:style-name="Table2.C"/><table:table-column table:style-name="Table2.D"/><table:table-row table:style-name="Table2.1"><table:table-cell table:style-name="Table2.A1" office:value-type="string"><text:p text:style-name="P2" loext:marker-style-name="T4"><text:span text:style-name="T4">Signature Per Sheet(y</text:span><text:span text:style-name="T7">i</text:span><text:span text:style-name="T4">)</text:span></text:p></table:table-cell><table:table-cell table:style-name="Table2.B1" office:value-type="string"><text:p text:style-name="P2" loext:marker-style-name="T4"><text:span text:style-name="T4">No. Of Sheets(f</text:span><text:span text:style-name="T7">i</text:span><text:span text:style-name="T4">)</text:span></text:p></table:table-cell><table:table-cell table:style-name="Table2.B1" office:value-type="string"><text:p text:style-name="P2" loext:marker-style-name="T4"><text:span text:style-name="T4">f</text:span><text:span text:style-name="T7">i</text:span><text:span text:style-name="T4">y</text:span><text:span text:style-name="T7">i</text:span></text:p></table:table-cell><table:table-cell table:style-name="Table2.B1" office:value-type="string"><text:p text:style-name="P2" loext:marker-style-name="T4"><text:span text:style-name="T4">f</text:span><text:span text:style-name="T7">i</text:span><text:span text:style-name="T4">y</text:span><text:span text:style-name="T7">i</text:span><text:span text:style-name="T8">2</text:span></text:p></table:table-cell></table:table-row><table:table-row table:style-name="Table2.1"><table:table-cell table:style-name="Table2.A2" office:value-type="string"><text:p text:style-name="P2" loext:marker-style-name="T4"><text:span text:style-name="T4">50</text:span></text:p></table:table-cell><table:table-cell table:style-name="Table2.B2" office:value-type="string"><text:p text:style-name="P2" loext:marker-style-name="T4"><text:span text:style-name="T4">5</text:span></text:p></table:table-cell><table:table-cell table:style-name="Table2.B2" office:value-type="string"><text:p text:style-name="P2" loext:marker-style-name="T4"><text:span text:style-name="T4">250</text:span></text:p></table:table-cell><table:table-cell table:style-name="Table2.B2" office:value-type="string"><text:p text:style-name="P2" loext:marker-style-name="T4"><text:span text:style-name="T4">12500</text:span></text:p></table:table-cell></table:table-row><table:table-row table:style-name="Table2.1"><table:table-cell table:style-name="Table2.A2" office:value-type="string"><text:p text:style-name="P2" loext:marker-style-name="T4"><text:span text:style-name="T4">48</text:span></text:p></table:table-cell><table:table-cell table:style-name="Table2.B2" office:value-type="string"><text:p text:style-name="P2" loext:marker-style-name="T4"><text:span text:style-name="T4">7</text:span></text:p></table:table-cell><table:table-cell table:style-name="Table2.B2" office:value-type="string"><text:p text:style-name="P2" loext:marker-style-name="T4"><text:span text:style-name="T4">336</text:span></text:p></table:table-cell><table:table-cell table:style-name="Table2.B2" office:value-type="string"><text:p text:style-name="P2" loext:marker-style-name="T4"><text:span text:style-name="T4">16128</text:span></text:p></table:table-cell></table:table-row><table:table-row table:style-name="Table2.1"><table:table-cell table:style-name="Table2.A2" office:value-type="string"><text:p text:style-name="P2" loext:marker-style-name="T4"><text:span text:style-name="T4">45</text:span></text:p></table:table-cell><table:table-cell table:style-name="Table2.B2" office:value-type="string"><text:p text:style-name="P2" loext:marker-style-name="T4"><text:span text:style-name="T4">3</text:span></text:p></table:table-cell><table:table-cell table:style-name="Table2.B2" office:value-type="string"><text:p text:style-name="P2" loext:marker-style-name="T4"><text:span text:style-name="T4">135</text:span></text:p></table:table-cell><table:table-cell table:style-name="Table2.B2" office:value-type="string"><text:p text:style-name="P2" loext:marker-style-name="T4"><text:span text:style-name="T4">6075</text:span></text:p></table:table-cell></table:table-row><table:table-row table:style-name="Table2.1"><table:table-cell table:style-name="Table2.A2" office:value-type="string"><text:p text:style-name="P2" loext:marker-style-name="T4"><text:span text:style-name="T4">43</text:span></text:p></table:table-cell><table:table-cell table:style-name="Table2.B2" office:value-type="string"><text:p text:style-name="P2" loext:marker-style-name="T4"><text:span text:style-name="T4">2</text:span></text:p></table:table-cell><table:table-cell table:style-name="Table2.B2" office:value-type="string"><text:p text:style-name="P2" loext:marker-style-name="T4"><text:span text:style-name="T4">86</text:span></text:p></table:table-cell><table:table-cell table:style-name="Table2.B2" office:value-type="string"><text:p text:style-name="P2" loext:marker-style-name="T4"><text:span text:style-name="T4">3698</text:span></text:p></table:table-cell></table:table-row><table:table-row table:style-name="Table2.1"><table:table-cell table:style-name="Table2.A2" office:value-type="string"><text:p text:style-name="P2" loext:marker-style-name="T4"><text:span text:style-name="T4">41</text:span></text:p></table:table-cell><table:table-cell table:style-name="Table2.B2" office:value-type="string"><text:p text:style-name="P2" loext:marker-style-name="T4"><text:span text:style-name="T4">3</text:span></text:p></table:table-cell><table:table-cell table:style-name="Table2.B2" office:value-type="string"><text:p text:style-name="P2" loext:marker-style-name="T4"><text:span text:style-name="T4">123</text:span></text:p></table:table-cell><table:table-cell table:style-name="Table2.B2" office:value-type="string"><text:p text:style-name="P2" loext:marker-style-name="T4"><text:span text:style-name="T4">5043</text:span></text:p></table:table-cell></table:table-row><table:table-row table:style-name="Table2.1"><table:table-cell table:style-name="Table2.A2" office:value-type="string"><text:p text:style-name="P2" loext:marker-style-name="T4"><text:span text:style-name="T4">39</text:span></text:p></table:table-cell><table:table-cell table:style-name="Table2.B2" office:value-type="string"><text:p text:style-name="P2" loext:marker-style-name="T4"><text:span text:style-name="T4">2</text:span></text:p></table:table-cell><table:table-cell table:style-name="Table2.B2" office:value-type="string"><text:p text:style-name="P2" loext:marker-style-name="T4"><text:span text:style-name="T4">78</text:span></text:p></table:table-cell><table:table-cell table:style-name="Table2.B2" office:value-type="string"><text:p text:style-name="P2" loext:marker-style-name="T4"><text:span text:style-name="T4">3042</text:span></text:p></table:table-cell></table:table-row><table:table-row table:style-name="Table2.1"><table:table-cell table:style-name="Table2.A2" office:value-type="string"><text:p text:style-name="P2" loext:marker-style-name="T4"><text:span text:style-name="T4">35</text:span></text:p></table:table-cell><table:table-cell table:style-name="Table2.B2" office:value-type="string"><text:p text:style-name="P2" loext:marker-style-name="T4"><text:span text:style-name="T4">2</text:span></text:p></table:table-cell><table:table-cell table:style-name="Table2.B2" office:value-type="string"><text:p text:style-name="P2" loext:marker-style-name="T4"><text:span text:style-name="T4">70</text:span></text:p></table:table-cell><table:table-cell table:style-name="Table2.B2" office:value-type="string"><text:p text:style-name="P2" loext:marker-style-name="T4"><text:span text:style-name="T4">2450</text:span></text:p></table:table-cell></table:table-row><table:table-row table:style-name="Table2.1"><table:table-cell table:style-name="Table2.A2" office:value-type="string"><text:p text:style-name="P2" loext:marker-style-name="T4"><text:span text:style-name="T4">32</text:span></text:p></table:table-cell><table:table-cell table:style-name="Table2.B2" office:value-type="string"><text:p text:style-name="P2" loext:marker-style-name="T4"><text:span text:style-name="T4">2</text:span></text:p></table:table-cell><table:table-cell table:style-name="Table2.B2" office:value-type="string"><text:p text:style-name="P2" loext:marker-style-name="T4"><text:span text:style-name="T4">64</text:span></text:p></table:table-cell><table:table-cell table:style-name="Table2.B2" office:value-type="string"><text:p text:style-name="P2" loext:marker-style-name="T4"><text:span text:style-name="T4">2048</text:span></text:p></table:table-cell></table:table-row><table:table-row table:style-name="Table2.1"><table:table-cell table:style-name="Table2.A2" office:value-type="string"><text:p text:style-name="P2" loext:marker-style-name="T4"><text:span text:style-name="T4">30</text:span></text:p></table:table-cell><table:table-cell table:style-name="Table2.B2" office:value-type="string"><text:p text:style-name="P2" loext:marker-style-name="T4"><text:span text:style-name="T4">1</text:span></text:p></table:table-cell><table:table-cell table:style-name="Table2.B2" office:value-type="string"><text:p text:style-name="P2" loext:marker-style-name="T4"><text:span text:style-name="T4">30</text:span></text:p></table:table-cell><table:table-cell table:style-name="Table2.B2" office:value-type="string"><text:p text:style-name="P2" loext:marker-style-name="T4"><text:span text:style-name="T4">900</text:span></text:p></table:table-cell></table:table-row><table:table-row table:style-name="Table2.1"><table:table-cell table:style-name="Table2.A2" office:value-type="string"><text:p text:style-name="P2" loext:marker-style-name="T4"><text:span text:style-name="T4">29</text:span></text:p></table:table-cell><table:table-cell table:style-name="Table2.B2" office:value-type="string"><text:p text:style-name="P2" loext:marker-style-name="T4"><text:span text:style-name="T4">1</text:span></text:p></table:table-cell><table:table-cell table:style-name="Table2.B2" office:value-type="string"><text:p text:style-name="P2" loext:marker-style-name="T4"><text:span text:style-name="T4">29</text:span></text:p></table:table-cell><table:table-cell table:style-name="Table2.B2" office:value-type="string"><text:p text:style-name="P2" loext:marker-style-name="T4"><text:span text:style-name="T4">841</text:span></text:p></table:table-cell></table:table-row><table:table-row table:style-name="Table2.1"><table:table-cell table:style-name="Table2.A2" office:value-type="string"><text:p text:style-name="P2" loext:marker-style-name="T4"><text:span text:style-name="T4">25</text:span></text:p></table:table-cell><table:table-cell table:style-name="Table2.B2" office:value-type="string"><text:p text:style-name="P2" loext:marker-style-name="T4"><text:span text:style-name="T4">3</text:span></text:p></table:table-cell><table:table-cell table:style-name="Table2.B2" office:value-type="string"><text:p text:style-name="P2" loext:marker-style-name="T4"><text:span text:style-name="T4">75</text:span></text:p></table:table-cell><table:table-cell table:style-name="Table2.B2" office:value-type="string"><text:p text:style-name="P2" loext:marker-style-name="T4"><text:span text:style-name="T4">1875</text:span></text:p></table:table-cell></table:table-row><table:table-row table:style-name="Table2.1"><table:table-cell table:style-name="Table2.A2" office:value-type="string"><text:p text:style-name="P2" loext:marker-style-name="T4"><text:span text:style-name="T4">22</text:span></text:p></table:table-cell><table:table-cell table:style-name="Table2.B2" office:value-type="string"><text:p text:style-name="P2" loext:marker-style-name="T4"><text:span text:style-name="T4">2</text:span></text:p></table:table-cell><table:table-cell table:style-name="Table2.B2" office:value-type="string"><text:p text:style-name="P2" loext:marker-style-name="T4"><text:span text:style-name="T4">44</text:span></text:p></table:table-cell><table:table-cell table:style-name="Table2.B2" office:value-type="string"><text:p text:style-name="P2" loext:marker-style-name="T4"><text:span text:style-name="T4">968</text:span></text:p></table:table-cell></table:table-row><table:table-row table:style-name="Table2.1"><table:table-cell table:style-name="Table2.A2" office:value-type="string"><text:p text:style-name="P2" loext:marker-style-name="T4"><text:span text:style-name="T4">16</text:span></text:p></table:table-cell><table:table-cell table:style-name="Table2.B2" office:value-type="string"><text:p text:style-name="P2" loext:marker-style-name="T4"><text:span text:style-name="T4">1</text:span></text:p></table:table-cell><table:table-cell table:style-name="Table2.B2" office:value-type="string"><text:p text:style-name="P2" loext:marker-style-name="T4"><text:span text:style-name="T4">16</text:span></text:p></table:table-cell><table:table-cell table:style-name="Table2.B2" office:value-type="string"><text:p text:style-name="P2" loext:marker-style-name="T4"><text:span text:style-name="T4">256</text:span></text:p></table:table-cell></table:table-row><table:table-row table:style-name="Table2.1"><table:table-cell table:style-name="Table2.A2" office:value-type="string"><text:p text:style-name="P2" loext:marker-style-name="T4"><text:span text:style-name="T4">4</text:span></text:p></table:table-cell><table:table-cell table:style-name="Table2.B2" office:value-type="string"><text:p text:style-name="P2" loext:marker-style-name="T4"><text:span text:style-name="T4">2</text:span></text:p></table:table-cell><table:table-cell table:style-name="Table2.B2" office:value-type="string"><text:p text:style-name="P2" loext:marker-style-name="T4"><text:span text:style-name="T4">8</text:span></text:p></table:table-cell><table:table-cell table:style-name="Table2.B2" office:value-type="string"><text:p text:style-name="P2" loext:marker-style-name="T4"><text:span text:style-name="T4">32</text:span></text:p></table:table-cell></table:table-row><table:table-row table:style-name="Table2.1"><table:table-cell table:style-name="Table2.A2" office:value-type="string"><text:p text:style-name="P2" loext:marker-style-name="T4"><text:span text:style-name="T4">3</text:span></text:p></table:table-cell><table:table-cell table:style-name="Table2.B2" office:value-type="string"><text:p text:style-name="P2" loext:marker-style-name="T4"><text:span text:style-name="T4">4</text:span></text:p></table:table-cell><table:table-cell table:style-name="Table2.B2" office:value-type="string"><text:p text:style-name="P2" loext:marker-style-name="T4"><text:span text:style-name="T4">12</text:span></text:p></table:table-cell><table:table-cell table:style-name="Table2.B2" office:value-type="string"><text:p text:style-name="P2" loext:marker-style-name="T4"><text:span text:style-name="T4">36</text:span></text:p></table:table-cell></table:table-row><table:table-row table:style-name="Table2.1"><table:table-cell table:style-name="Table2.A2" office:value-type="string"><text:p text:style-name="P2" loext:marker-style-name="T4"><text:span text:style-name="T4">Total</text:span></text:p></table:table-cell><table:table-cell table:style-name="Table2.B2" office:value-type="string"><text:p text:style-name="P2" loext:marker-style-name="T4"><text:span text:style-name="T4">40</text:span></text:p></table:table-cell><table:table-cell table:style-name="Table2.B2" office:value-type="string"><text:p text:style-name="P2" loext:marker-style-name="T4"><text:span text:style-name="T4">1356</text:span></text:p></table:table-cell><table:table-cell table:style-name="Table2.B2" office:value-type="string"><text:p text:style-name="P2" loext:marker-style-name="T4"><text:span text:style-name="T4">55892</text:span></text:p></table:table-cell></table:table-row></table:table></draw:text-box></draw:frame></text:p>
      <text:p text:style-name="P4"><draw:frame draw:style-name="fr3" draw:name="Frame3" text:anchor-type="paragraph" svg:x="-0.0783in" svg:y="0.7083in" svg:width="7.6102in" draw:z-index="8" loext:may-break-between-pages="true"><draw:text-box fo:min-height="0in"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row table:style-name="Table3.1"><table:table-cell table:style-name="Table3.A1" office:value-type="string"><text:p text:style-name="P2" loext:marker-style-name="T4"><text:span text:style-name="T4">Sr. No.</text:span></text:p></table:table-cell><table:table-cell table:style-name="Table3.B1" office:value-type="string"><text:p text:style-name="P2" loext:marker-style-name="T4"><text:span text:style-name="T4">Population in Thousands</text:span></text:p></table:table-cell><table:table-cell table:style-name="Table3.B1" office:value-type="string"><text:p text:style-name="P2" loext:marker-style-name="T4"><text:span text:style-name="T4">y</text:span><text:span text:style-name="T7">i</text:span></text:p></table:table-cell><table:table-cell table:style-name="Table3.B1" office:value-type="string"><text:p text:style-name="P2" loext:marker-style-name="T4"><text:span text:style-name="T4">No. Of Cities(f</text:span><text:span text:style-name="T7">i</text:span><text:span text:style-name="T4">)</text:span></text:p></table:table-cell><table:table-cell table:style-name="Table3.B1" office:value-type="string"><text:p text:style-name="P2" loext:marker-style-name="T4"><text:span text:style-name="T4">f</text:span><text:span text:style-name="T7">i</text:span><text:span text:style-name="T4">y</text:span><text:span text:style-name="T7">i</text:span></text:p></table:table-cell><table:table-cell table:style-name="Table3.B1" office:value-type="string"><text:p text:style-name="P2" loext:marker-style-name="T4"><text:span text:style-name="T4">f</text:span><text:span text:style-name="T7">i</text:span><text:span text:style-name="T4">y</text:span><text:span text:style-name="T7">i</text:span><text:span text:style-name="T8">2</text:span></text:p></table:table-cell></table:table-row><table:table-row table:style-name="Table3.1"><table:table-cell table:style-name="Table3.A2" office:value-type="string"><text:p text:style-name="P2" loext:marker-style-name="T4"><text:span text:style-name="T4">1</text:span></text:p></table:table-cell><table:table-cell table:style-name="Table3.B2" office:value-type="string"><text:p text:style-name="P2" loext:marker-style-name="T4"><text:span text:style-name="T4">50-100</text:span></text:p></table:table-cell><table:table-cell table:style-name="Table3.B2" office:value-type="string"><text:p text:style-name="P2" loext:marker-style-name="T4"><text:span text:style-name="T4">75</text:span></text:p></table:table-cell><table:table-cell table:style-name="Table3.B2" office:value-type="string"><text:p text:style-name="P2" loext:marker-style-name="T4"><text:span text:style-name="T4">25</text:span></text:p></table:table-cell><table:table-cell table:style-name="Table3.B2" office:value-type="string"><text:p text:style-name="P2" loext:marker-style-name="T4"><text:span text:style-name="T4">1875</text:span></text:p></table:table-cell><table:table-cell table:style-name="Table3.B2" office:value-type="string"><text:p text:style-name="P2" loext:marker-style-name="T4"><text:span text:style-name="T4">140625</text:span></text:p></table:table-cell></table:table-row><table:table-row table:style-name="Table3.1"><table:table-cell table:style-name="Table3.A2" office:value-type="string"><text:p text:style-name="P2" loext:marker-style-name="T4"><text:span text:style-name="T4">2</text:span></text:p></table:table-cell><table:table-cell table:style-name="Table3.B2" office:value-type="string"><text:p text:style-name="P2" loext:marker-style-name="T4"><text:span text:style-name="T4">100-150</text:span></text:p></table:table-cell><table:table-cell table:style-name="Table3.B2" office:value-type="string"><text:p text:style-name="P2" loext:marker-style-name="T4"><text:span text:style-name="T4">125</text:span></text:p></table:table-cell><table:table-cell table:style-name="Table3.B2" office:value-type="string"><text:p text:style-name="P2" loext:marker-style-name="T4"><text:span text:style-name="T4">19</text:span></text:p></table:table-cell><table:table-cell table:style-name="Table3.B2" office:value-type="string"><text:p text:style-name="P2" loext:marker-style-name="T4"><text:span text:style-name="T4">2375</text:span></text:p></table:table-cell><table:table-cell table:style-name="Table3.B2" office:value-type="string"><text:p text:style-name="P2" loext:marker-style-name="T4"><text:span text:style-name="T4">296875</text:span></text:p></table:table-cell></table:table-row><table:table-row table:style-name="Table3.1"><table:table-cell table:style-name="Table3.A2" office:value-type="string"><text:p text:style-name="P2" loext:marker-style-name="T4"><text:span text:style-name="T4">3</text:span></text:p></table:table-cell><table:table-cell table:style-name="Table3.B2" office:value-type="string"><text:p text:style-name="P2" loext:marker-style-name="T4"><text:span text:style-name="T4">150-200</text:span></text:p></table:table-cell><table:table-cell table:style-name="Table3.B2" office:value-type="string"><text:p text:style-name="P2" loext:marker-style-name="T4"><text:span text:style-name="T4">175</text:span></text:p></table:table-cell><table:table-cell table:style-name="Table3.B2" office:value-type="string"><text:p text:style-name="P2" loext:marker-style-name="T4"><text:span text:style-name="T4">15</text:span></text:p></table:table-cell><table:table-cell table:style-name="Table3.B2" office:value-type="string"><text:p text:style-name="P2" loext:marker-style-name="T4"><text:span text:style-name="T4">2625</text:span></text:p></table:table-cell><table:table-cell table:style-name="Table3.B2" office:value-type="string"><text:p text:style-name="P2" loext:marker-style-name="T4"><text:span text:style-name="T4">459375</text:span></text:p></table:table-cell></table:table-row><table:table-row table:style-name="Table3.1"><table:table-cell table:style-name="Table3.A2" office:value-type="string"><text:p text:style-name="P2" loext:marker-style-name="T4"><text:span text:style-name="T4">4</text:span></text:p></table:table-cell><table:table-cell table:style-name="Table3.B2" office:value-type="string"><text:p text:style-name="P2" loext:marker-style-name="T4"><text:span text:style-name="T4">200-250</text:span></text:p></table:table-cell><table:table-cell table:style-name="Table3.B2" office:value-type="string"><text:p text:style-name="P2" loext:marker-style-name="T4"><text:span text:style-name="T4">225</text:span></text:p></table:table-cell><table:table-cell table:style-name="Table3.B2" office:value-type="string"><text:p text:style-name="P2" loext:marker-style-name="T4"><text:span text:style-name="T4">13</text:span></text:p></table:table-cell><table:table-cell table:style-name="Table3.B2" office:value-type="string"><text:p text:style-name="P2" loext:marker-style-name="T4"><text:span text:style-name="T4">2925</text:span></text:p></table:table-cell><table:table-cell table:style-name="Table3.B2" office:value-type="string"><text:p text:style-name="P2" loext:marker-style-name="T4"><text:span text:style-name="T4">658125</text:span></text:p></table:table-cell></table:table-row><table:table-row table:style-name="Table3.1"><table:table-cell table:style-name="Table3.A2" office:value-type="string"><text:p text:style-name="P2" loext:marker-style-name="T4"><text:span text:style-name="T4">5</text:span></text:p></table:table-cell><table:table-cell table:style-name="Table3.B2" office:value-type="string"><text:p text:style-name="P2" loext:marker-style-name="T4"><text:span text:style-name="T4">250-300</text:span></text:p></table:table-cell><table:table-cell table:style-name="Table3.B2" office:value-type="string"><text:p text:style-name="P2" loext:marker-style-name="T4"><text:span text:style-name="T4">275</text:span></text:p></table:table-cell><table:table-cell table:style-name="Table3.B2" office:value-type="string"><text:p text:style-name="P2" loext:marker-style-name="T4"><text:span text:style-name="T4">22</text:span></text:p></table:table-cell><table:table-cell table:style-name="Table3.B2" office:value-type="string"><text:p text:style-name="P2" loext:marker-style-name="T4"><text:span text:style-name="T4">6050</text:span></text:p></table:table-cell><table:table-cell table:style-name="Table3.B2" office:value-type="string"><text:p text:style-name="P2" loext:marker-style-name="T4"><text:span text:style-name="T4">1663750</text:span></text:p></table:table-cell></table:table-row><table:table-row table:style-name="Table3.1"><table:table-cell table:style-name="Table3.A2" office:value-type="string"><text:p text:style-name="P2" loext:marker-style-name="T4"><text:span text:style-name="T4">6</text:span></text:p></table:table-cell><table:table-cell table:style-name="Table3.B2" office:value-type="string"><text:p text:style-name="P2" loext:marker-style-name="T4"><text:span text:style-name="T4">300-350</text:span></text:p></table:table-cell><table:table-cell table:style-name="Table3.B2" office:value-type="string"><text:p text:style-name="P2" loext:marker-style-name="T4"><text:span text:style-name="T4">325</text:span></text:p></table:table-cell><table:table-cell table:style-name="Table3.B2" office:value-type="string"><text:p text:style-name="P2" loext:marker-style-name="T4"><text:span text:style-name="T4">32</text:span></text:p></table:table-cell><table:table-cell table:style-name="Table3.B2" office:value-type="string"><text:p text:style-name="P2" loext:marker-style-name="T4"><text:span text:style-name="T4">10400</text:span></text:p></table:table-cell><table:table-cell table:style-name="Table3.B2" office:value-type="string"><text:p text:style-name="P2" loext:marker-style-name="T4"><text:span text:style-name="T4">3380000</text:span></text:p></table:table-cell></table:table-row><table:table-row table:style-name="Table3.1"><table:table-cell table:style-name="Table3.A2" office:value-type="string"><text:p text:style-name="P2" loext:marker-style-name="T4"><text:span text:style-name="T4">7</text:span></text:p></table:table-cell><table:table-cell table:style-name="Table3.B2" office:value-type="string"><text:p text:style-name="P2" loext:marker-style-name="T4"><text:span text:style-name="T4">350-400</text:span></text:p></table:table-cell><table:table-cell table:style-name="Table3.B2" office:value-type="string"><text:p text:style-name="P2" loext:marker-style-name="T4"><text:span text:style-name="T4">375</text:span></text:p></table:table-cell><table:table-cell table:style-name="Table3.B2" office:value-type="string"><text:p text:style-name="P2" loext:marker-style-name="T4"><text:span text:style-name="T4">15</text:span></text:p></table:table-cell><table:table-cell table:style-name="Table3.B2" office:value-type="string"><text:p text:style-name="P2" loext:marker-style-name="T4"><text:span text:style-name="T4">5625</text:span></text:p></table:table-cell><table:table-cell table:style-name="Table3.B2" office:value-type="string"><text:p text:style-name="P2" loext:marker-style-name="T4"><text:span text:style-name="T4">2109375</text:span></text:p></table:table-cell></table:table-row><table:table-row table:style-name="Table3.1"><table:table-cell table:style-name="Table3.A2" office:value-type="string"><text:p text:style-name="P2" loext:marker-style-name="T4"><text:span text:style-name="T4">8</text:span></text:p></table:table-cell><table:table-cell table:style-name="Table3.B2" office:value-type="string"><text:p text:style-name="P2" loext:marker-style-name="T4"><text:span text:style-name="T4">400-450</text:span></text:p></table:table-cell><table:table-cell table:style-name="Table3.B2" office:value-type="string"><text:p text:style-name="P2" loext:marker-style-name="T4"><text:span text:style-name="T4">425</text:span></text:p></table:table-cell><table:table-cell table:style-name="Table3.B2" office:value-type="string"><text:p text:style-name="P2" loext:marker-style-name="T4"><text:span text:style-name="T4">17</text:span></text:p></table:table-cell><table:table-cell table:style-name="Table3.B2" office:value-type="string"><text:p text:style-name="P2" loext:marker-style-name="T4"><text:span text:style-name="T4">7225</text:span></text:p></table:table-cell><table:table-cell table:style-name="Table3.B2" office:value-type="string"><text:p text:style-name="P2" loext:marker-style-name="T4"><text:span text:style-name="T4">3070625</text:span></text:p></table:table-cell></table:table-row><table:table-row table:style-name="Table3.1"><table:table-cell table:style-name="Table3.A2" office:value-type="string"><text:p text:style-name="P2" loext:marker-style-name="T4"><text:span text:style-name="T4">9</text:span></text:p></table:table-cell><table:table-cell table:style-name="Table3.B2" office:value-type="string"><text:p text:style-name="P2" loext:marker-style-name="T4"><text:span text:style-name="T4">450-500</text:span></text:p></table:table-cell><table:table-cell table:style-name="Table3.B2" office:value-type="string"><text:p text:style-name="P2" loext:marker-style-name="T4"><text:span text:style-name="T4">475</text:span></text:p></table:table-cell><table:table-cell table:style-name="Table3.B2" office:value-type="string"><text:p text:style-name="P2" loext:marker-style-name="T4"><text:span text:style-name="T4">11</text:span></text:p></table:table-cell><table:table-cell table:style-name="Table3.B2" office:value-type="string"><text:p text:style-name="P2" loext:marker-style-name="T4"><text:span text:style-name="T4">5225</text:span></text:p></table:table-cell><table:table-cell table:style-name="Table3.B2" office:value-type="string"><text:p text:style-name="P2" loext:marker-style-name="T4"><text:span text:style-name="T4">2481875</text:span></text:p></table:table-cell></table:table-row><table:table-row table:style-name="Table3.1"><table:table-cell table:style-name="Table3.A2" office:value-type="string"><text:p text:style-name="P2" loext:marker-style-name="T4"><text:span text:style-name="T4">10</text:span></text:p></table:table-cell><table:table-cell table:style-name="Table3.B2" office:value-type="string"><text:p text:style-name="P2" loext:marker-style-name="T4"><text:span text:style-name="T4">500-550</text:span></text:p></table:table-cell><table:table-cell table:style-name="Table3.B2" office:value-type="string"><text:p text:style-name="P2" loext:marker-style-name="T4"><text:span text:style-name="T4">525</text:span></text:p></table:table-cell><table:table-cell table:style-name="Table3.B2" office:value-type="string"><text:p text:style-name="P2" loext:marker-style-name="T4"><text:span text:style-name="T4">8</text:span></text:p></table:table-cell><table:table-cell table:style-name="Table3.B2" office:value-type="string"><text:p text:style-name="P2" loext:marker-style-name="T4"><text:span text:style-name="T4">4200</text:span></text:p></table:table-cell><table:table-cell table:style-name="Table3.B2" office:value-type="string"><text:p text:style-name="P2" loext:marker-style-name="T4"><text:span text:style-name="T4">2205000</text:span></text:p></table:table-cell></table:table-row><table:table-row table:style-name="Table3.1"><table:table-cell table:style-name="Table3.A2" office:value-type="string"><text:p text:style-name="P2" loext:marker-style-name="T4"><text:span text:style-name="T4">11</text:span></text:p></table:table-cell><table:table-cell table:style-name="Table3.B2" office:value-type="string"><text:p text:style-name="P2" loext:marker-style-name="T4"><text:span text:style-name="T4">550-600</text:span></text:p></table:table-cell><table:table-cell table:style-name="Table3.B2" office:value-type="string"><text:p text:style-name="P2" loext:marker-style-name="T4"><text:span text:style-name="T4">575</text:span></text:p></table:table-cell><table:table-cell table:style-name="Table3.B2" office:value-type="string"><text:p text:style-name="P2" loext:marker-style-name="T4"><text:span text:style-name="T4">6</text:span></text:p></table:table-cell><table:table-cell table:style-name="Table3.B2" office:value-type="string"><text:p text:style-name="P2" loext:marker-style-name="T4"><text:span text:style-name="T4">3450</text:span></text:p></table:table-cell><table:table-cell table:style-name="Table3.B2" office:value-type="string"><text:p text:style-name="P2" loext:marker-style-name="T4"><text:span text:style-name="T4">1983750</text:span></text:p></table:table-cell></table:table-row><table:table-row table:style-name="Table3.1"><table:table-cell table:style-name="Table3.A2" office:value-type="string"><text:p text:style-name="P2" loext:marker-style-name="T4"><text:span text:style-name="T4">12</text:span></text:p></table:table-cell><table:table-cell table:style-name="Table3.B2" office:value-type="string"><text:p text:style-name="P2" loext:marker-style-name="T4"><text:span text:style-name="T4">600-650</text:span></text:p></table:table-cell><table:table-cell table:style-name="Table3.B2" office:value-type="string"><text:p text:style-name="P2" loext:marker-style-name="T4"><text:span text:style-name="T4">625</text:span></text:p></table:table-cell><table:table-cell table:style-name="Table3.B2" office:value-type="string"><text:p text:style-name="P2" loext:marker-style-name="T4"><text:span text:style-name="T4">2</text:span></text:p></table:table-cell><table:table-cell table:style-name="Table3.B2" office:value-type="string"><text:p text:style-name="P2" loext:marker-style-name="T4"><text:span text:style-name="T4">1250</text:span></text:p></table:table-cell><table:table-cell table:style-name="Table3.B2" office:value-type="string"><text:p text:style-name="P2" loext:marker-style-name="T4"><text:span text:style-name="T4">781250</text:span></text:p></table:table-cell></table:table-row><table:table-row table:style-name="Table3.1"><table:table-cell table:style-name="Table3.A2" office:value-type="string"><text:p text:style-name="P2" loext:marker-style-name="T4"><text:span text:style-name="T4">13</text:span></text:p></table:table-cell><table:table-cell table:style-name="Table3.B2" office:value-type="string"><text:p text:style-name="P2" loext:marker-style-name="T4"><text:span text:style-name="T4">650-700</text:span></text:p></table:table-cell><table:table-cell table:style-name="Table3.B2" office:value-type="string"><text:p text:style-name="P2" loext:marker-style-name="T4"><text:span text:style-name="T4">675</text:span></text:p></table:table-cell><table:table-cell table:style-name="Table3.B2" office:value-type="string"><text:p text:style-name="P2" loext:marker-style-name="T4"><text:span text:style-name="T4">1</text:span></text:p></table:table-cell><table:table-cell table:style-name="Table3.B2" office:value-type="string"><text:p text:style-name="P2" loext:marker-style-name="T4"><text:span text:style-name="T4">675</text:span></text:p></table:table-cell><table:table-cell table:style-name="Table3.B2" office:value-type="string"><text:p text:style-name="P2" loext:marker-style-name="T4"><text:span text:style-name="T4">455625</text:span></text:p></table:table-cell></table:table-row><table:table-row table:style-name="Table3.1"><table:table-cell table:style-name="Table3.A2" office:value-type="string"><text:p text:style-name="P2" loext:marker-style-name="T4"><text:span text:style-name="T4">14</text:span></text:p></table:table-cell><table:table-cell table:style-name="Table3.B2" office:value-type="string"><text:p text:style-name="P2" loext:marker-style-name="T4"><text:span text:style-name="T4">700-750</text:span></text:p></table:table-cell><table:table-cell table:style-name="Table3.B2" office:value-type="string"><text:p text:style-name="P2" loext:marker-style-name="T4"><text:span text:style-name="T4">725</text:span></text:p></table:table-cell><table:table-cell table:style-name="Table3.B2" office:value-type="string"><text:p text:style-name="P2" loext:marker-style-name="T4"><text:span text:style-name="T4">3</text:span></text:p></table:table-cell><table:table-cell table:style-name="Table3.B2" office:value-type="string"><text:p text:style-name="P2" loext:marker-style-name="T4"><text:span text:style-name="T4">2175</text:span></text:p></table:table-cell><table:table-cell table:style-name="Table3.B2" office:value-type="string"><text:p text:style-name="P2" loext:marker-style-name="T4"><text:span text:style-name="T4">1576875</text:span></text:p></table:table-cell></table:table-row><table:table-row table:style-name="Table3.1"><table:table-cell table:style-name="Table3.A2" office:value-type="string"><text:p text:style-name="P2" loext:marker-style-name="T4"><text:span text:style-name="T4">15</text:span></text:p></table:table-cell><table:table-cell table:style-name="Table3.B2" office:value-type="string"><text:p text:style-name="P2" loext:marker-style-name="T4"><text:span text:style-name="T4">750-950</text:span></text:p></table:table-cell><table:table-cell table:style-name="Table3.B2" office:value-type="string"><text:p text:style-name="P2" loext:marker-style-name="T4"><text:span text:style-name="T4">850</text:span></text:p></table:table-cell><table:table-cell table:style-name="Table3.B2" office:value-type="string"><text:p text:style-name="P2" loext:marker-style-name="T4"><text:span text:style-name="T4">2</text:span></text:p></table:table-cell><table:table-cell table:style-name="Table3.B2" office:value-type="string"><text:p text:style-name="P2" loext:marker-style-name="T4"><text:span text:style-name="T4">1700</text:span></text:p></table:table-cell><table:table-cell table:style-name="Table3.B2" office:value-type="string"><text:p text:style-name="P2" loext:marker-style-name="T4"><text:span text:style-name="T4">1445000</text:span></text:p></table:table-cell></table:table-row><table:table-row table:style-name="Table3.1"><table:table-cell table:style-name="Table3.A2" office:value-type="string"><text:p text:style-name="P2" loext:marker-style-name="T4"><text:span text:style-name="T4">16</text:span></text:p></table:table-cell><table:table-cell table:style-name="Table3.B2" office:value-type="string"><text:p text:style-name="P2" loext:marker-style-name="T4"><text:span text:style-name="T4">950-1150</text:span></text:p></table:table-cell><table:table-cell table:style-name="Table3.B2" office:value-type="string"><text:p text:style-name="P2" loext:marker-style-name="T4"><text:span text:style-name="T4">1050</text:span></text:p></table:table-cell><table:table-cell table:style-name="Table3.B2" office:value-type="string"><text:p text:style-name="P2" loext:marker-style-name="T4"><text:span text:style-name="T4">3</text:span></text:p></table:table-cell><table:table-cell table:style-name="Table3.B2" office:value-type="string"><text:p text:style-name="P2" loext:marker-style-name="T4"><text:span text:style-name="T4">3150</text:span></text:p></table:table-cell><table:table-cell table:style-name="Table3.B2" office:value-type="string"><text:p text:style-name="P2" loext:marker-style-name="T4"><text:span text:style-name="T4">3307500</text:span></text:p></table:table-cell></table:table-row><table:table-row table:style-name="Table3.1"><table:table-cell table:style-name="Table3.A2" office:value-type="string"><text:p text:style-name="P2" loext:marker-style-name="T4"><text:span text:style-name="T4">17</text:span></text:p></table:table-cell><table:table-cell table:style-name="Table3.B2" office:value-type="string"><text:p text:style-name="P2" loext:marker-style-name="T4"><text:span text:style-name="T4">1150-1400</text:span></text:p></table:table-cell><table:table-cell table:style-name="Table3.B2" office:value-type="string"><text:p text:style-name="P2" loext:marker-style-name="T4"><text:span text:style-name="T4">1275</text:span></text:p></table:table-cell><table:table-cell table:style-name="Table3.B2" office:value-type="string"><text:p text:style-name="P2" loext:marker-style-name="T4"><text:span text:style-name="T4">2</text:span></text:p></table:table-cell><table:table-cell table:style-name="Table3.B2" office:value-type="string"><text:p text:style-name="P2" loext:marker-style-name="T4"><text:span text:style-name="T4">2550</text:span></text:p></table:table-cell><table:table-cell table:style-name="Table3.B2" office:value-type="string"><text:p text:style-name="P2" loext:marker-style-name="T4"><text:span text:style-name="T4">3251250</text:span></text:p></table:table-cell></table:table-row><table:table-row table:style-name="Table3.1"><table:table-cell table:style-name="Table3.A2" office:value-type="string"><text:p text:style-name="P2" loext:marker-style-name="T4"><text:span text:style-name="T4">18</text:span></text:p></table:table-cell><table:table-cell table:style-name="Table3.B2" office:value-type="string"><text:p text:style-name="P2" loext:marker-style-name="T4"><text:span text:style-name="T4">1400-1900</text:span></text:p></table:table-cell><table:table-cell table:style-name="Table3.B2" office:value-type="string"><text:p text:style-name="P2" loext:marker-style-name="T4"><text:span text:style-name="T4">1650</text:span></text:p></table:table-cell><table:table-cell table:style-name="Table3.B2" office:value-type="string"><text:p text:style-name="P2" loext:marker-style-name="T4"><text:span text:style-name="T4">1</text:span></text:p></table:table-cell><table:table-cell table:style-name="Table3.B2" office:value-type="string"><text:p text:style-name="P2" loext:marker-style-name="T4"><text:span text:style-name="T4">1650</text:span></text:p></table:table-cell><table:table-cell table:style-name="Table3.B2" office:value-type="string"><text:p text:style-name="P2" loext:marker-style-name="T4"><text:span text:style-name="T4">2722500</text:span></text:p></table:table-cell></table:table-row><table:table-row table:style-name="Table3.1"><table:table-cell table:style-name="Table3.A2" office:value-type="string"><text:p text:style-name="P2" loext:marker-style-name="T4"><text:span text:style-name="T4">19</text:span></text:p></table:table-cell><table:table-cell table:style-name="Table3.B2" office:value-type="string"><text:p text:style-name="P2" loext:marker-style-name="T4"><text:span text:style-name="T4">1900-2150</text:span></text:p></table:table-cell><table:table-cell table:style-name="Table3.B2" office:value-type="string"><text:p text:style-name="P2" loext:marker-style-name="T4"><text:span text:style-name="T4">2025</text:span></text:p></table:table-cell><table:table-cell table:style-name="Table3.B2" office:value-type="string"><text:p text:style-name="P2" loext:marker-style-name="T4"><text:span text:style-name="T4">2</text:span></text:p></table:table-cell><table:table-cell table:style-name="Table3.B2" office:value-type="string"><text:p text:style-name="P2" loext:marker-style-name="T4"><text:span text:style-name="T4">4050</text:span></text:p></table:table-cell><table:table-cell table:style-name="Table3.B2" office:value-type="string"><text:p text:style-name="P2" loext:marker-style-name="T4"><text:span text:style-name="T4">8201250</text:span></text:p></table:table-cell></table:table-row><table:table-row table:style-name="Table3.1"><table:table-cell table:style-name="Table3.A2" office:value-type="string"><text:p text:style-name="P2" loext:marker-style-name="T4"><text:span text:style-name="T4">20</text:span></text:p></table:table-cell><table:table-cell table:style-name="Table3.B2" office:value-type="string"><text:p text:style-name="P2" loext:marker-style-name="T4"><text:span text:style-name="T4">2150-2500</text:span></text:p></table:table-cell><table:table-cell table:style-name="Table3.B2" office:value-type="string"><text:p text:style-name="P2" loext:marker-style-name="T4"><text:span text:style-name="T4">2325</text:span></text:p></table:table-cell><table:table-cell table:style-name="Table3.B2" office:value-type="string"><text:p text:style-name="P2" loext:marker-style-name="T4"><text:span text:style-name="T4">2</text:span></text:p></table:table-cell><table:table-cell table:style-name="Table3.B2" office:value-type="string"><text:p text:style-name="P2" loext:marker-style-name="T4"><text:span text:style-name="T4">4650</text:span></text:p></table:table-cell><table:table-cell table:style-name="Table3.B2" office:value-type="string"><text:p text:style-name="P2" loext:marker-style-name="T4"><text:span text:style-name="T4">10811250</text:span></text:p></table:table-cell></table:table-row><table:table-row table:style-name="Table3.1"><table:table-cell table:style-name="Table3.A2" office:value-type="string"><text:p text:style-name="P2" loext:marker-style-name="T4"><text:span text:style-name="T4"/></text:p></table:table-cell><table:table-cell table:style-name="Table3.B2" office:value-type="string"><text:p text:style-name="P2" loext:marker-style-name="T4"><text:span text:style-name="T4"/></text:p></table:table-cell><table:table-cell table:style-name="Table3.B2" office:value-type="string"><text:p text:style-name="P2" loext:marker-style-name="T4"><text:span text:style-name="T4">Total</text:span></text:p></table:table-cell><table:table-cell table:style-name="Table3.B2" office:value-type="string"><text:p text:style-name="P2" loext:marker-style-name="T4"><text:span text:style-name="T4">201</text:span></text:p></table:table-cell><table:table-cell table:style-name="Table3.B2" office:value-type="string"><text:p text:style-name="P2" loext:marker-style-name="T4"><text:span text:style-name="T4">73825</text:span></text:p></table:table-cell><table:table-cell table:style-name="Table3.B2" office:value-type="string"><text:p text:style-name="P2" loext:marker-style-name="T4"><text:span text:style-name="T4">51001875</text:span></text:p></table:table-cell></table:table-row></table:table></draw:text-box></draw:frame><text:span text:style-name="T5">Exp</text:span><text:span text:style-name="T9">3</text:span></text:p>
      <text:p text:style-name="P6"><text:span text:style-name="T5">Exp5</text:span></text:p>
      <text:p text:style-name="P5" loext:marker-style-name="T6"><draw:custom-shape text:anchor-type="char" draw:z-index="0" draw:name="Frame4" draw:style-name="gr1" draw:text-style-name="P9" svg:width="3.2343in" svg:height="5.1071in" svg:x="-0.3126in" svg:y="-0.1874in"><text:p text:style-name="Frame_20_Contents"/><loext:table table:name="Table4" table:style-name="Table4"><loext:table-column table:style-name="Table4.A" table:number-columns-repeated="3"/><loext:table-row table:style-name="Table4.1"><loext:table-cell table:style-name="Table4.A1" office:value-type="string"><text:p text:style-name="P7" loext:marker-style-name="T10"><text:span text:style-name="T10"/></text:p></loext:table-cell><loext:table-cell table:style-name="Table4.B1" office:value-type="string"><text:p text:style-name="P7" loext:marker-style-name="T11"><text:span text:style-name="T11">1</text:span><text:span text:style-name="T12">st</text:span><text:span text:style-name="T11"> Stratum</text:span></text:p></loext:table-cell><loext:table-cell table:style-name="Table4.B1" office:value-type="string"><text:p text:style-name="P7" loext:marker-style-name="T10"><text:span text:style-name="T10"/></text:p></loext:table-cell></loext:table-row><loext:table-row table:style-name="Table4.1"><loext:table-cell table:style-name="Table4.A2" office:value-type="string"><text:p text:style-name="P7" loext:marker-style-name="T10"><text:span text:style-name="T10">S.No.</text:span><text:span text:style-name="T10"/></text:p></loext:table-cell><loext:table-cell table:style-name="Table4.B2" office:value-type="string"><text:p text:style-name="P7" loext:marker-style-name="T10"><text:span text:style-name="T10">y</text:span><text:span text:style-name="T13">i</text:span></text:p></loext:table-cell><loext:table-cell table:style-name="Table4.B2" office:value-type="string"><text:p text:style-name="P7" loext:marker-style-name="T14"><text:span text:style-name="T14">y</text:span><text:span text:style-name="T15">i</text:span><text:span text:style-name="T16">2</text:span></text:p></loext:table-cell></loext:table-row><loext:table-row table:style-name="Table4.3"><loext:table-cell table:style-name="Table4.A2" office:value-type="string"><text:p text:style-name="P7" loext:marker-style-name="T14"><text:span text:style-name="T14">1</text:span><text:span text:style-name="T14"/></text:p></loext:table-cell><loext:table-cell table:style-name="Table4.B2" office:value-type="string"><text:p text:style-name="P7" loext:marker-style-name="T14"><text:span text:style-name="T14">1100</text:span><text:span text:style-name="T14"/></text:p></loext:table-cell><loext:table-cell table:style-name="Table4.B2" office:value-type="string"><text:p text:style-name="P7" loext:marker-style-name="T14"><text:span text:style-name="T14">1210000</text:span><text:span text:style-name="T14"/></text:p></loext:table-cell></loext:table-row><loext:table-row table:style-name="Table4.3"><loext:table-cell table:style-name="Table4.A2" office:value-type="string"><text:p text:style-name="P7" loext:marker-style-name="T14"><text:span text:style-name="T14">2</text:span><text:span text:style-name="T14"/></text:p></loext:table-cell><loext:table-cell table:style-name="Table4.B2" office:value-type="string"><text:p text:style-name="P7" loext:marker-style-name="T14"><text:span text:style-name="T14">1079</text:span><text:span text:style-name="T14"/></text:p></loext:table-cell><loext:table-cell table:style-name="Table4.B2" office:value-type="string"><text:p text:style-name="P7" loext:marker-style-name="T14"><text:span text:style-name="T14">1164241</text:span><text:span text:style-name="T14"/></text:p></loext:table-cell></loext:table-row><loext:table-row table:style-name="Table4.3"><loext:table-cell table:style-name="Table4.A2" office:value-type="string"><text:p text:style-name="P7" loext:marker-style-name="T14"><text:span text:style-name="T14">3</text:span><text:span text:style-name="T14"/></text:p></loext:table-cell><loext:table-cell table:style-name="Table4.B2" office:value-type="string"><text:p text:style-name="P7" loext:marker-style-name="T14"><text:span text:style-name="T14">963</text:span><text:span text:style-name="T14"/></text:p></loext:table-cell><loext:table-cell table:style-name="Table4.B2" office:value-type="string"><text:p text:style-name="P7" loext:marker-style-name="T14"><text:span text:style-name="T14">927369</text:span><text:span text:style-name="T14"/></text:p></loext:table-cell></loext:table-row><loext:table-row table:style-name="Table4.3"><loext:table-cell table:style-name="Table4.A2" office:value-type="string"><text:p text:style-name="P7" loext:marker-style-name="T14"><text:span text:style-name="T14">4</text:span><text:span text:style-name="T14"/></text:p></loext:table-cell><loext:table-cell table:style-name="Table4.B2" office:value-type="string"><text:p text:style-name="P7" loext:marker-style-name="T14"><text:span text:style-name="T14">956</text:span><text:span text:style-name="T14"/></text:p></loext:table-cell><loext:table-cell table:style-name="Table4.B2" office:value-type="string"><text:p text:style-name="P7" loext:marker-style-name="T14"><text:span text:style-name="T14">913936</text:span><text:span text:style-name="T14"/></text:p></loext:table-cell></loext:table-row><loext:table-row table:style-name="Table4.3"><loext:table-cell table:style-name="Table4.A2" office:value-type="string"><text:p text:style-name="P7" loext:marker-style-name="T14"><text:span text:style-name="T14">5</text:span><text:span text:style-name="T14"/></text:p></loext:table-cell><loext:table-cell table:style-name="Table4.B2" office:value-type="string"><text:p text:style-name="P7" loext:marker-style-name="T14"><text:span text:style-name="T14">915</text:span><text:span text:style-name="T14"/></text:p></loext:table-cell><loext:table-cell table:style-name="Table4.B2" office:value-type="string"><text:p text:style-name="P7" loext:marker-style-name="T14"><text:span text:style-name="T14">837225</text:span><text:span text:style-name="T14"/></text:p></loext:table-cell></loext:table-row><loext:table-row table:style-name="Table4.3"><loext:table-cell table:style-name="Table4.A2" office:value-type="string"><text:p text:style-name="P7" loext:marker-style-name="T14"><text:span text:style-name="T14">6</text:span><text:span text:style-name="T14"/></text:p></loext:table-cell><loext:table-cell table:style-name="Table4.B2" office:value-type="string"><text:p text:style-name="P7" loext:marker-style-name="T14"><text:span text:style-name="T14">879</text:span><text:span text:style-name="T14"/></text:p></loext:table-cell><loext:table-cell table:style-name="Table4.B2" office:value-type="string"><text:p text:style-name="P7" loext:marker-style-name="T14"><text:span text:style-name="T14">772641</text:span><text:span text:style-name="T14"/></text:p></loext:table-cell></loext:table-row><loext:table-row table:style-name="Table4.3"><loext:table-cell table:style-name="Table4.A2" office:value-type="string"><text:p text:style-name="P7" loext:marker-style-name="T14"><text:span text:style-name="T14">7</text:span><text:span text:style-name="T14"/></text:p></loext:table-cell><loext:table-cell table:style-name="Table4.B2" office:value-type="string"><text:p text:style-name="P7" loext:marker-style-name="T14"><text:span text:style-name="T14">879</text:span><text:span text:style-name="T14"/></text:p></loext:table-cell><loext:table-cell table:style-name="Table4.B2" office:value-type="string"><text:p text:style-name="P7" loext:marker-style-name="T14"><text:span text:style-name="T14">772641</text:span><text:span text:style-name="T14"/></text:p></loext:table-cell></loext:table-row><loext:table-row table:style-name="Table4.3"><loext:table-cell table:style-name="Table4.A2" office:value-type="string"><text:p text:style-name="P7" loext:marker-style-name="T14"><text:span text:style-name="T14">8</text:span><text:span text:style-name="T14"/></text:p></loext:table-cell><loext:table-cell table:style-name="Table4.B2" office:value-type="string"><text:p text:style-name="P7" loext:marker-style-name="T14"><text:span text:style-name="T14">870</text:span><text:span text:style-name="T14"/></text:p></loext:table-cell><loext:table-cell table:style-name="Table4.B2" office:value-type="string"><text:p text:style-name="P7" loext:marker-style-name="T14"><text:span text:style-name="T14">756900</text:span><text:span text:style-name="T14"/></text:p></loext:table-cell></loext:table-row><loext:table-row table:style-name="Table4.3"><loext:table-cell table:style-name="Table4.A2" office:value-type="string"><text:p text:style-name="P7" loext:marker-style-name="T14"><text:span text:style-name="T14">9</text:span><text:span text:style-name="T14"/></text:p></loext:table-cell><loext:table-cell table:style-name="Table4.B2" office:value-type="string"><text:p text:style-name="P7" loext:marker-style-name="T14"><text:span text:style-name="T14">822</text:span><text:span text:style-name="T14"/></text:p></loext:table-cell><loext:table-cell table:style-name="Table4.B2" office:value-type="string"><text:p text:style-name="P7" loext:marker-style-name="T14"><text:span text:style-name="T14">675684</text:span><text:span text:style-name="T14"/></text:p></loext:table-cell></loext:table-row><loext:table-row table:style-name="Table4.3"><loext:table-cell table:style-name="Table4.A2" office:value-type="string"><text:p text:style-name="P7" loext:marker-style-name="T14"><text:span text:style-name="T14">10</text:span><text:span text:style-name="T14"/></text:p></loext:table-cell><loext:table-cell table:style-name="Table4.B2" office:value-type="string"><text:p text:style-name="P7" loext:marker-style-name="T14"><text:span text:style-name="T14">818</text:span><text:span text:style-name="T14"/></text:p></loext:table-cell><loext:table-cell table:style-name="Table4.B2" office:value-type="string"><text:p text:style-name="P7" loext:marker-style-name="T14"><text:span text:style-name="T14">669124</text:span><text:span text:style-name="T14"/></text:p></loext:table-cell></loext:table-row><loext:table-row table:style-name="Table4.3"><loext:table-cell table:style-name="Table4.A2" office:value-type="string"><text:p text:style-name="P7" loext:marker-style-name="T14"><text:span text:style-name="T14">11</text:span><text:span text:style-name="T14"/></text:p></loext:table-cell><loext:table-cell table:style-name="Table4.B2" office:value-type="string"><text:p text:style-name="P7" loext:marker-style-name="T14"><text:span text:style-name="T14">789</text:span><text:span text:style-name="T14"/></text:p></loext:table-cell><loext:table-cell table:style-name="Table4.B2" office:value-type="string"><text:p text:style-name="P7" loext:marker-style-name="T14"><text:span text:style-name="T14">622521</text:span><text:span text:style-name="T14"/></text:p></loext:table-cell></loext:table-row><loext:table-row table:style-name="Table4.3"><loext:table-cell table:style-name="Table4.A2" office:value-type="string"><text:p text:style-name="P7" loext:marker-style-name="T14"><text:span text:style-name="T14">12</text:span><text:span text:style-name="T14"/></text:p></loext:table-cell><loext:table-cell table:style-name="Table4.B2" office:value-type="string"><text:p text:style-name="P7" loext:marker-style-name="T14"><text:span text:style-name="T14">785</text:span><text:span text:style-name="T14"/></text:p></loext:table-cell><loext:table-cell table:style-name="Table4.B2" office:value-type="string"><text:p text:style-name="P7" loext:marker-style-name="T14"><text:span text:style-name="T14">616225</text:span><text:span text:style-name="T14"/></text:p></loext:table-cell></loext:table-row><loext:table-row table:style-name="Table4.3"><loext:table-cell table:style-name="Table4.A2" office:value-type="string"><text:p text:style-name="P7" loext:marker-style-name="T14"><text:span text:style-name="T14">13</text:span><text:span text:style-name="T14"/></text:p></loext:table-cell><loext:table-cell table:style-name="Table4.B2" office:value-type="string"><text:p text:style-name="P7" loext:marker-style-name="T14"><text:span text:style-name="T14">738</text:span><text:span text:style-name="T14"/></text:p></loext:table-cell><loext:table-cell table:style-name="Table4.B2" office:value-type="string"><text:p text:style-name="P7" loext:marker-style-name="T14"><text:span text:style-name="T14">544644</text:span><text:span text:style-name="T14"/></text:p></loext:table-cell></loext:table-row><loext:table-row table:style-name="Table4.3"><loext:table-cell table:style-name="Table4.A2" office:value-type="string"><text:p text:style-name="P7" loext:marker-style-name="T14"><text:span text:style-name="T14">14</text:span><text:span text:style-name="T14"/></text:p></loext:table-cell><loext:table-cell table:style-name="Table4.B2" office:value-type="string"><text:p text:style-name="P7" loext:marker-style-name="T14"><text:span text:style-name="T14">717</text:span><text:span text:style-name="T14"/></text:p></loext:table-cell><loext:table-cell table:style-name="Table4.B2" office:value-type="string"><text:p text:style-name="P7" loext:marker-style-name="T14"><text:span text:style-name="T14">514089</text:span><text:span text:style-name="T14"/></text:p></loext:table-cell></loext:table-row><loext:table-row table:style-name="Table4.3"><loext:table-cell table:style-name="Table4.A2" office:value-type="string"><text:p text:style-name="P7" loext:marker-style-name="T14"><text:span text:style-name="T14">15</text:span><text:span text:style-name="T14"/></text:p></loext:table-cell><loext:table-cell table:style-name="Table4.B2" office:value-type="string"><text:p text:style-name="P7" loext:marker-style-name="T14"><text:span text:style-name="T14">714</text:span><text:span text:style-name="T14"/></text:p></loext:table-cell><loext:table-cell table:style-name="Table4.B2" office:value-type="string"><text:p text:style-name="P7" loext:marker-style-name="T14"><text:span text:style-name="T14">509796</text:span><text:span text:style-name="T14"/></text:p></loext:table-cell></loext:table-row><loext:table-row table:style-name="Table4.3"><loext:table-cell table:style-name="Table4.A2" office:value-type="string"><text:p text:style-name="P7" loext:marker-style-name="T14"><text:span text:style-name="T14">16</text:span><text:span text:style-name="T14"/></text:p></loext:table-cell><loext:table-cell table:style-name="Table4.B2" office:value-type="string"><text:p text:style-name="P7" loext:marker-style-name="T14"><text:span text:style-name="T14">693</text:span><text:span text:style-name="T14"/></text:p></loext:table-cell><loext:table-cell table:style-name="Table4.B2" office:value-type="string"><text:p text:style-name="P7" loext:marker-style-name="T14"><text:span text:style-name="T14">480249</text:span><text:span text:style-name="T14"/></text:p></loext:table-cell></loext:table-row><loext:table-row table:style-name="Table4.3"><loext:table-cell table:style-name="Table4.A2" office:value-type="string"><text:p text:style-name="P7" loext:marker-style-name="T10"><text:span text:style-name="T10">Total</text:span><text:span text:style-name="T10"/></text:p></loext:table-cell><loext:table-cell table:style-name="Table4.B2" office:value-type="string"><text:p text:style-name="P7" loext:marker-style-name="T14"><text:span text:style-name="T14">13717</text:span><text:span text:style-name="T14"/></text:p></loext:table-cell><loext:table-cell table:style-name="Table4.B2" office:value-type="string"><text:p text:style-name="P7" loext:marker-style-name="T14"><text:span text:style-name="T14">11987285</text:span><text:span text:style-name="T14"/></text:p></loext:table-cell></loext:table-row></loext:table><text:p text:style-name="P8" loext:marker-style-name="T1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Frame5" draw:style-name="gr2" draw:text-style-name="P9" svg:width="4.5004in" svg:height="10.2713in" svg:x="3.2709in" svg:y="0.1252in"><loext:table table:name="Table5" table:style-name="Table5"><loext:table-column table:style-name="Table5.A"/><loext:table-column table:style-name="Table5.B"/><loext:table-column table:style-name="Table5.C"/><loext:table-row table:style-name="Table5.1"><loext:table-cell table:style-name="Table5.A1" office:value-type="string"><text:p text:style-name="P7" loext:marker-style-name="T18"><text:span text:style-name="T18"/></text:p></loext:table-cell><loext:table-cell table:style-name="Table5.B1" office:value-type="string"><text:p text:style-name="P7" loext:marker-style-name="T19"><text:span text:style-name="T19">2</text:span><text:span text:style-name="T20">nd</text:span><text:span text:style-name="T19"> Stratum</text:span></text:p></loext:table-cell><loext:table-cell table:style-name="Table5.B1" office:value-type="string"><text:p text:style-name="P7" loext:marker-style-name="T18"><text:span text:style-name="T18"/></text:p></loext:table-cell></loext:table-row><loext:table-row table:style-name="Table5.1"><loext:table-cell table:style-name="Table5.A2" office:value-type="string"><text:p text:style-name="P7" loext:marker-style-name="T18"><text:span text:style-name="T18">S.No.</text:span><text:span text:style-name="T18"/></text:p></loext:table-cell><loext:table-cell table:style-name="Table5.B2" office:value-type="string"><text:p text:style-name="P7" loext:marker-style-name="T18"><text:span text:style-name="T18">y</text:span><text:span text:style-name="T21">i</text:span></text:p></loext:table-cell><loext:table-cell table:style-name="Table5.B2" office:value-type="string"><text:p text:style-name="P7" loext:marker-style-name="T22"><text:span text:style-name="T22">y</text:span><text:span text:style-name="T23">i</text:span><text:span text:style-name="T24">2</text:span></text:p></loext:table-cell></loext:table-row><loext:table-row table:style-name="Table5.3"><loext:table-cell table:style-name="Table5.A2" office:value-type="string"><text:p text:style-name="P7" loext:marker-style-name="T22"><text:span text:style-name="T22">1</text:span><text:span text:style-name="T22"/></text:p></loext:table-cell><loext:table-cell table:style-name="Table5.B2" office:value-type="string"><text:p text:style-name="P7" loext:marker-style-name="T22"><text:span text:style-name="T22">659</text:span><text:span text:style-name="T22"/></text:p></loext:table-cell><loext:table-cell table:style-name="Table5.B2" office:value-type="string"><text:p text:style-name="P7" loext:marker-style-name="T22"><text:span text:style-name="T22">434281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2</text:span><text:span text:style-name="T22"/></text:p></loext:table-cell><loext:table-cell table:style-name="Table5.B2" office:value-type="string"><text:p text:style-name="P7" loext:marker-style-name="T22"><text:span text:style-name="T22">652</text:span><text:span text:style-name="T22"/></text:p></loext:table-cell><loext:table-cell table:style-name="Table5.B2" office:value-type="string"><text:p text:style-name="P7" loext:marker-style-name="T22"><text:span text:style-name="T22">425104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3</text:span><text:span text:style-name="T22"/></text:p></loext:table-cell><loext:table-cell table:style-name="Table5.B2" office:value-type="string"><text:p text:style-name="P7" loext:marker-style-name="T22"><text:span text:style-name="T22">651</text:span><text:span text:style-name="T22"/></text:p></loext:table-cell><loext:table-cell table:style-name="Table5.B2" office:value-type="string"><text:p text:style-name="P7" loext:marker-style-name="T22"><text:span text:style-name="T22">423801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4</text:span><text:span text:style-name="T22"/></text:p></loext:table-cell><loext:table-cell table:style-name="Table5.B2" office:value-type="string"><text:p text:style-name="P7" loext:marker-style-name="T22"><text:span text:style-name="T22">640</text:span><text:span text:style-name="T22"/></text:p></loext:table-cell><loext:table-cell table:style-name="Table5.B2" office:value-type="string"><text:p text:style-name="P7" loext:marker-style-name="T22"><text:span text:style-name="T22">409600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5</text:span><text:span text:style-name="T22"/></text:p></loext:table-cell><loext:table-cell table:style-name="Table5.B2" office:value-type="string"><text:p text:style-name="P7" loext:marker-style-name="T22"><text:span text:style-name="T22">637</text:span><text:span text:style-name="T22"/></text:p></loext:table-cell><loext:table-cell table:style-name="Table5.B2" office:value-type="string"><text:p text:style-name="P7" loext:marker-style-name="T22"><text:span text:style-name="T22">405769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6</text:span><text:span text:style-name="T22"/></text:p></loext:table-cell><loext:table-cell table:style-name="Table5.B2" office:value-type="string"><text:p text:style-name="P7" loext:marker-style-name="T22"><text:span text:style-name="T22">636</text:span><text:span text:style-name="T22"/></text:p></loext:table-cell><loext:table-cell table:style-name="Table5.B2" office:value-type="string"><text:p text:style-name="P7" loext:marker-style-name="T22"><text:span text:style-name="T22">404496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7</text:span><text:span text:style-name="T22"/></text:p></loext:table-cell><loext:table-cell table:style-name="Table5.B2" office:value-type="string"><text:p text:style-name="P7" loext:marker-style-name="T22"><text:span text:style-name="T22">629</text:span><text:span text:style-name="T22"/></text:p></loext:table-cell><loext:table-cell table:style-name="Table5.B2" office:value-type="string"><text:p text:style-name="P7" loext:marker-style-name="T22"><text:span text:style-name="T22">395641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8</text:span><text:span text:style-name="T22"/></text:p></loext:table-cell><loext:table-cell table:style-name="Table5.B2" office:value-type="string"><text:p text:style-name="P7" loext:marker-style-name="T22"><text:span text:style-name="T22">614</text:span><text:span text:style-name="T22"/></text:p></loext:table-cell><loext:table-cell table:style-name="Table5.B2" office:value-type="string"><text:p text:style-name="P7" loext:marker-style-name="T22"><text:span text:style-name="T22">376996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9</text:span><text:span text:style-name="T22"/></text:p></loext:table-cell><loext:table-cell table:style-name="Table5.B2" office:value-type="string"><text:p text:style-name="P7" loext:marker-style-name="T22"><text:span text:style-name="T22">609</text:span><text:span text:style-name="T22"/></text:p></loext:table-cell><loext:table-cell table:style-name="Table5.B2" office:value-type="string"><text:p text:style-name="P7" loext:marker-style-name="T22"><text:span text:style-name="T22">370881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10</text:span><text:span text:style-name="T22"/></text:p></loext:table-cell><loext:table-cell table:style-name="Table5.B2" office:value-type="string"><text:p text:style-name="P7" loext:marker-style-name="T22"><text:span text:style-name="T22">601</text:span><text:span text:style-name="T22"/></text:p></loext:table-cell><loext:table-cell table:style-name="Table5.B2" office:value-type="string"><text:p text:style-name="P7" loext:marker-style-name="T22"><text:span text:style-name="T22">361201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11</text:span><text:span text:style-name="T22"/></text:p></loext:table-cell><loext:table-cell table:style-name="Table5.B2" office:value-type="string"><text:p text:style-name="P7" loext:marker-style-name="T22"><text:span text:style-name="T22">582</text:span><text:span text:style-name="T22"/></text:p></loext:table-cell><loext:table-cell table:style-name="Table5.B2" office:value-type="string"><text:p text:style-name="P7" loext:marker-style-name="T22"><text:span text:style-name="T22">338724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12</text:span><text:span text:style-name="T22"/></text:p></loext:table-cell><loext:table-cell table:style-name="Table5.B2" office:value-type="string"><text:p text:style-name="P7" loext:marker-style-name="T22"><text:span text:style-name="T22">581</text:span><text:span text:style-name="T22"/></text:p></loext:table-cell><loext:table-cell table:style-name="Table5.B2" office:value-type="string"><text:p text:style-name="P7" loext:marker-style-name="T22"><text:span text:style-name="T22">337561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13</text:span><text:span text:style-name="T22"/></text:p></loext:table-cell><loext:table-cell table:style-name="Table5.B2" office:value-type="string"><text:p text:style-name="P7" loext:marker-style-name="T22"><text:span text:style-name="T22">580</text:span><text:span text:style-name="T22"/></text:p></loext:table-cell><loext:table-cell table:style-name="Table5.B2" office:value-type="string"><text:p text:style-name="P7" loext:marker-style-name="T22"><text:span text:style-name="T22">336400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14</text:span><text:span text:style-name="T22"/></text:p></loext:table-cell><loext:table-cell table:style-name="Table5.B2" office:value-type="string"><text:p text:style-name="P7" loext:marker-style-name="T22"><text:span text:style-name="T22">572</text:span><text:span text:style-name="T22"/></text:p></loext:table-cell><loext:table-cell table:style-name="Table5.B2" office:value-type="string"><text:p text:style-name="P7" loext:marker-style-name="T22"><text:span text:style-name="T22">327184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15</text:span><text:span text:style-name="T22"/></text:p></loext:table-cell><loext:table-cell table:style-name="Table5.B2" office:value-type="string"><text:p text:style-name="P7" loext:marker-style-name="T22"><text:span text:style-name="T22">569</text:span><text:span text:style-name="T22"/></text:p></loext:table-cell><loext:table-cell table:style-name="Table5.B2" office:value-type="string"><text:p text:style-name="P7" loext:marker-style-name="T22"><text:span text:style-name="T22">323761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16</text:span><text:span text:style-name="T22"/></text:p></loext:table-cell><loext:table-cell table:style-name="Table5.B2" office:value-type="string"><text:p text:style-name="P7" loext:marker-style-name="T22"><text:span text:style-name="T22">566</text:span><text:span text:style-name="T22"/></text:p></loext:table-cell><loext:table-cell table:style-name="Table5.B2" office:value-type="string"><text:p text:style-name="P7" loext:marker-style-name="T22"><text:span text:style-name="T22">320356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17</text:span><text:span text:style-name="T22"/></text:p></loext:table-cell><loext:table-cell table:style-name="Table5.B2" office:value-type="string"><text:p text:style-name="P7" loext:marker-style-name="T22"><text:span text:style-name="T22">563</text:span><text:span text:style-name="T22"/></text:p></loext:table-cell><loext:table-cell table:style-name="Table5.B2" office:value-type="string"><text:p text:style-name="P7" loext:marker-style-name="T22"><text:span text:style-name="T22">316969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18</text:span><text:span text:style-name="T22"/></text:p></loext:table-cell><loext:table-cell table:style-name="Table5.B2" office:value-type="string"><text:p text:style-name="P7" loext:marker-style-name="T22"><text:span text:style-name="T22">559</text:span><text:span text:style-name="T22"/></text:p></loext:table-cell><loext:table-cell table:style-name="Table5.B2" office:value-type="string"><text:p text:style-name="P7" loext:marker-style-name="T22"><text:span text:style-name="T22">312481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19</text:span><text:span text:style-name="T22"/></text:p></loext:table-cell><loext:table-cell table:style-name="Table5.B2" office:value-type="string"><text:p text:style-name="P7" loext:marker-style-name="T22"><text:span text:style-name="T22">552</text:span><text:span text:style-name="T22"/></text:p></loext:table-cell><loext:table-cell table:style-name="Table5.B2" office:value-type="string"><text:p text:style-name="P7" loext:marker-style-name="T22"><text:span text:style-name="T22">304704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20</text:span><text:span text:style-name="T22"/></text:p></loext:table-cell><loext:table-cell table:style-name="Table5.B2" office:value-type="string"><text:p text:style-name="P7" loext:marker-style-name="T22"><text:span text:style-name="T22">541</text:span><text:span text:style-name="T22"/></text:p></loext:table-cell><loext:table-cell table:style-name="Table5.B2" office:value-type="string"><text:p text:style-name="P7" loext:marker-style-name="T22"><text:span text:style-name="T22">292681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21</text:span><text:span text:style-name="T22"/></text:p></loext:table-cell><loext:table-cell table:style-name="Table5.B2" office:value-type="string"><text:p text:style-name="P7" loext:marker-style-name="T22"><text:span text:style-name="T22">526</text:span><text:span text:style-name="T22"/></text:p></loext:table-cell><loext:table-cell table:style-name="Table5.B2" office:value-type="string"><text:p text:style-name="P7" loext:marker-style-name="T22"><text:span text:style-name="T22">276676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22</text:span><text:span text:style-name="T22"/></text:p></loext:table-cell><loext:table-cell table:style-name="Table5.B2" office:value-type="string"><text:p text:style-name="P7" loext:marker-style-name="T22"><text:span text:style-name="T22">520</text:span><text:span text:style-name="T22"/></text:p></loext:table-cell><loext:table-cell table:style-name="Table5.B2" office:value-type="string"><text:p text:style-name="P7" loext:marker-style-name="T22"><text:span text:style-name="T22">270400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23</text:span><text:span text:style-name="T22"/></text:p></loext:table-cell><loext:table-cell table:style-name="Table5.B2" office:value-type="string"><text:p text:style-name="P7" loext:marker-style-name="T22"><text:span text:style-name="T22">510</text:span><text:span text:style-name="T22"/></text:p></loext:table-cell><loext:table-cell table:style-name="Table5.B2" office:value-type="string"><text:p text:style-name="P7" loext:marker-style-name="T22"><text:span text:style-name="T22">260100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24</text:span><text:span text:style-name="T22"/></text:p></loext:table-cell><loext:table-cell table:style-name="Table5.B2" office:value-type="string"><text:p text:style-name="P7" loext:marker-style-name="T22"><text:span text:style-name="T22">489</text:span><text:span text:style-name="T22"/></text:p></loext:table-cell><loext:table-cell table:style-name="Table5.B2" office:value-type="string"><text:p text:style-name="P7" loext:marker-style-name="T22"><text:span text:style-name="T22">239121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25</text:span><text:span text:style-name="T22"/></text:p></loext:table-cell><loext:table-cell table:style-name="Table5.B2" office:value-type="string"><text:p text:style-name="P7" loext:marker-style-name="T22"><text:span text:style-name="T22">483</text:span><text:span text:style-name="T22"/></text:p></loext:table-cell><loext:table-cell table:style-name="Table5.B2" office:value-type="string"><text:p text:style-name="P7" loext:marker-style-name="T22"><text:span text:style-name="T22">233289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26</text:span><text:span text:style-name="T22"/></text:p></loext:table-cell><loext:table-cell table:style-name="Table5.B2" office:value-type="string"><text:p text:style-name="P7" loext:marker-style-name="T22"><text:span text:style-name="T22">461</text:span><text:span text:style-name="T22"/></text:p></loext:table-cell><loext:table-cell table:style-name="Table5.B2" office:value-type="string"><text:p text:style-name="P7" loext:marker-style-name="T22"><text:span text:style-name="T22">212521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27</text:span><text:span text:style-name="T22"/></text:p></loext:table-cell><loext:table-cell table:style-name="Table5.B2" office:value-type="string"><text:p text:style-name="P7" loext:marker-style-name="T22"><text:span text:style-name="T22">457</text:span><text:span text:style-name="T22"/></text:p></loext:table-cell><loext:table-cell table:style-name="Table5.B2" office:value-type="string"><text:p text:style-name="P7" loext:marker-style-name="T22"><text:span text:style-name="T22">208849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28</text:span><text:span text:style-name="T22"/></text:p></loext:table-cell><loext:table-cell table:style-name="Table5.B2" office:value-type="string"><text:p text:style-name="P7" loext:marker-style-name="T22"><text:span text:style-name="T22">444</text:span><text:span text:style-name="T22"/></text:p></loext:table-cell><loext:table-cell table:style-name="Table5.B2" office:value-type="string"><text:p text:style-name="P7" loext:marker-style-name="T22"><text:span text:style-name="T22">197136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29</text:span><text:span text:style-name="T22"/></text:p></loext:table-cell><loext:table-cell table:style-name="Table5.B2" office:value-type="string"><text:p text:style-name="P7" loext:marker-style-name="T22"><text:span text:style-name="T22">378</text:span><text:span text:style-name="T22"/></text:p></loext:table-cell><loext:table-cell table:style-name="Table5.B2" office:value-type="string"><text:p text:style-name="P7" loext:marker-style-name="T22"><text:span text:style-name="T22">142884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30</text:span><text:span text:style-name="T22"/></text:p></loext:table-cell><loext:table-cell table:style-name="Table5.B2" office:value-type="string"><text:p text:style-name="P7" loext:marker-style-name="T22"><text:span text:style-name="T22">350</text:span><text:span text:style-name="T22"/></text:p></loext:table-cell><loext:table-cell table:style-name="Table5.B2" office:value-type="string"><text:p text:style-name="P7" loext:marker-style-name="T22"><text:span text:style-name="T22">122500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31</text:span><text:span text:style-name="T22"/></text:p></loext:table-cell><loext:table-cell table:style-name="Table5.B2" office:value-type="string"><text:p text:style-name="P7" loext:marker-style-name="T22"><text:span text:style-name="T22">347</text:span><text:span text:style-name="T22"/></text:p></loext:table-cell><loext:table-cell table:style-name="Table5.B2" office:value-type="string"><text:p text:style-name="P7" loext:marker-style-name="T22"><text:span text:style-name="T22">120409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32</text:span><text:span text:style-name="T22"/></text:p></loext:table-cell><loext:table-cell table:style-name="Table5.B2" office:value-type="string"><text:p text:style-name="P7" loext:marker-style-name="T22"><text:span text:style-name="T22">336</text:span><text:span text:style-name="T22"/></text:p></loext:table-cell><loext:table-cell table:style-name="Table5.B2" office:value-type="string"><text:p text:style-name="P7" loext:marker-style-name="T22"><text:span text:style-name="T22">112896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33</text:span><text:span text:style-name="T22"/></text:p></loext:table-cell><loext:table-cell table:style-name="Table5.B2" office:value-type="string"><text:p text:style-name="P7" loext:marker-style-name="T22"><text:span text:style-name="T22">332</text:span><text:span text:style-name="T22"/></text:p></loext:table-cell><loext:table-cell table:style-name="Table5.B2" office:value-type="string"><text:p text:style-name="P7" loext:marker-style-name="T22"><text:span text:style-name="T22">110224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34</text:span><text:span text:style-name="T22"/></text:p></loext:table-cell><loext:table-cell table:style-name="Table5.B2" office:value-type="string"><text:p text:style-name="P7" loext:marker-style-name="T22"><text:span text:style-name="T22">301</text:span><text:span text:style-name="T22"/></text:p></loext:table-cell><loext:table-cell table:style-name="Table5.B2" office:value-type="string"><text:p text:style-name="P7" loext:marker-style-name="T22"><text:span text:style-name="T22">90601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35</text:span><text:span text:style-name="T22"/></text:p></loext:table-cell><loext:table-cell table:style-name="Table5.B2" office:value-type="string"><text:p text:style-name="P7" loext:marker-style-name="T22"><text:span text:style-name="T22">290</text:span><text:span text:style-name="T22"/></text:p></loext:table-cell><loext:table-cell table:style-name="Table5.B2" office:value-type="string"><text:p text:style-name="P7" loext:marker-style-name="T22"><text:span text:style-name="T22">84100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36</text:span><text:span text:style-name="T22"/></text:p></loext:table-cell><loext:table-cell table:style-name="Table5.B2" office:value-type="string"><text:p text:style-name="P7" loext:marker-style-name="T22"><text:span text:style-name="T22">289</text:span><text:span text:style-name="T22"/></text:p></loext:table-cell><loext:table-cell table:style-name="Table5.B2" office:value-type="string"><text:p text:style-name="P7" loext:marker-style-name="T22"><text:span text:style-name="T22">83521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37</text:span><text:span text:style-name="T22"/></text:p></loext:table-cell><loext:table-cell table:style-name="Table5.B2" office:value-type="string"><text:p text:style-name="P7" loext:marker-style-name="T22"><text:span text:style-name="T22">284</text:span><text:span text:style-name="T22"/></text:p></loext:table-cell><loext:table-cell table:style-name="Table5.B2" office:value-type="string"><text:p text:style-name="P7" loext:marker-style-name="T22"><text:span text:style-name="T22">80656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38</text:span><text:span text:style-name="T22"/></text:p></loext:table-cell><loext:table-cell table:style-name="Table5.B2" office:value-type="string"><text:p text:style-name="P7" loext:marker-style-name="T22"><text:span text:style-name="T22">273</text:span><text:span text:style-name="T22"/></text:p></loext:table-cell><loext:table-cell table:style-name="Table5.B2" office:value-type="string"><text:p text:style-name="P7" loext:marker-style-name="T22"><text:span text:style-name="T22">74529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39</text:span><text:span text:style-name="T22"/></text:p></loext:table-cell><loext:table-cell table:style-name="Table5.B2" office:value-type="string"><text:p text:style-name="P7" loext:marker-style-name="T22"><text:span text:style-name="T22">273</text:span><text:span text:style-name="T22"/></text:p></loext:table-cell><loext:table-cell table:style-name="Table5.B2" office:value-type="string"><text:p text:style-name="P7" loext:marker-style-name="T22"><text:span text:style-name="T22">74529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40</text:span><text:span text:style-name="T22"/></text:p></loext:table-cell><loext:table-cell table:style-name="Table5.B2" office:value-type="string"><text:p text:style-name="P7" loext:marker-style-name="T22"><text:span text:style-name="T22">264</text:span><text:span text:style-name="T22"/></text:p></loext:table-cell><loext:table-cell table:style-name="Table5.B2" office:value-type="string"><text:p text:style-name="P7" loext:marker-style-name="T22"><text:span text:style-name="T22">69696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41</text:span><text:span text:style-name="T22"/></text:p></loext:table-cell><loext:table-cell table:style-name="Table5.B2" office:value-type="string"><text:p text:style-name="P7" loext:marker-style-name="T22"><text:span text:style-name="T22">232</text:span><text:span text:style-name="T22"/></text:p></loext:table-cell><loext:table-cell table:style-name="Table5.B2" office:value-type="string"><text:p text:style-name="P7" loext:marker-style-name="T22"><text:span text:style-name="T22">53824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42</text:span><text:span text:style-name="T22"/></text:p></loext:table-cell><loext:table-cell table:style-name="Table5.B2" office:value-type="string"><text:p text:style-name="P7" loext:marker-style-name="T22"><text:span text:style-name="T22">220</text:span><text:span text:style-name="T22"/></text:p></loext:table-cell><loext:table-cell table:style-name="Table5.B2" office:value-type="string"><text:p text:style-name="P7" loext:marker-style-name="T22"><text:span text:style-name="T22">48400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43</text:span><text:span text:style-name="T22"/></text:p></loext:table-cell><loext:table-cell table:style-name="Table5.B2" office:value-type="string"><text:p text:style-name="P7" loext:marker-style-name="T22"><text:span text:style-name="T22">203</text:span><text:span text:style-name="T22"/></text:p></loext:table-cell><loext:table-cell table:style-name="Table5.B2" office:value-type="string"><text:p text:style-name="P7" loext:marker-style-name="T22"><text:span text:style-name="T22">41209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44</text:span><text:span text:style-name="T22"/></text:p></loext:table-cell><loext:table-cell table:style-name="Table5.B2" office:value-type="string"><text:p text:style-name="P7" loext:marker-style-name="T22"><text:span text:style-name="T22">182</text:span><text:span text:style-name="T22"/></text:p></loext:table-cell><loext:table-cell table:style-name="Table5.B2" office:value-type="string"><text:p text:style-name="P7" loext:marker-style-name="T22"><text:span text:style-name="T22">33124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45</text:span><text:span text:style-name="T22"/></text:p></loext:table-cell><loext:table-cell table:style-name="Table5.B2" office:value-type="string"><text:p text:style-name="P7" loext:marker-style-name="T22"><text:span text:style-name="T22">165</text:span><text:span text:style-name="T22"/></text:p></loext:table-cell><loext:table-cell table:style-name="Table5.B2" office:value-type="string"><text:p text:style-name="P7" loext:marker-style-name="T22"><text:span text:style-name="T22">27225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46</text:span><text:span text:style-name="T22"/></text:p></loext:table-cell><loext:table-cell table:style-name="Table5.B2" office:value-type="string"><text:p text:style-name="P7" loext:marker-style-name="T22"><text:span text:style-name="T22">163</text:span><text:span text:style-name="T22"/></text:p></loext:table-cell><loext:table-cell table:style-name="Table5.B2" office:value-type="string"><text:p text:style-name="P7" loext:marker-style-name="T22"><text:span text:style-name="T22">26569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47</text:span><text:span text:style-name="T22"/></text:p></loext:table-cell><loext:table-cell table:style-name="Table5.B2" office:value-type="string"><text:p text:style-name="P7" loext:marker-style-name="T22"><text:span text:style-name="T22">154</text:span><text:span text:style-name="T22"/></text:p></loext:table-cell><loext:table-cell table:style-name="Table5.B2" office:value-type="string"><text:p text:style-name="P7" loext:marker-style-name="T22"><text:span text:style-name="T22">23716</text:span><text:span text:style-name="T22"/></text:p></loext:table-cell></loext:table-row><loext:table-row table:style-name="Table5.3"><loext:table-cell table:style-name="Table5.A2" office:value-type="string"><text:p text:style-name="P7" loext:marker-style-name="T22"><text:span text:style-name="T22">48</text:span><text:span text:style-name="T22"/></text:p></loext:table-cell><loext:table-cell table:style-name="Table5.B2" office:value-type="string"><text:p text:style-name="P7" loext:marker-style-name="T22"><text:span text:style-name="T22">124</text:span><text:span text:style-name="T22"/></text:p></loext:table-cell><loext:table-cell table:style-name="Table5.B2" office:value-type="string"><text:p text:style-name="P7" loext:marker-style-name="T22"><text:span text:style-name="T22">15376</text:span><text:span text:style-name="T22"/></text:p></loext:table-cell></loext:table-row><loext:table-row table:style-name="Table5.51"><loext:table-cell table:style-name="Table5.A2" office:value-type="string"><text:p text:style-name="P10" loext:marker-style-name="T18"><text:span text:style-name="T18">Total</text:span><text:span text:style-name="T18"/></text:p></loext:table-cell><loext:table-cell table:style-name="Table5.B2" office:value-type="string"><text:p text:style-name="P10" loext:marker-style-name="T22"><text:span text:style-name="T22">21043</text:span><text:span text:style-name="T22"/></text:p></loext:table-cell><loext:table-cell table:style-name="Table5.B2" office:value-type="string"><text:p text:style-name="P10" loext:marker-style-name="T22"><text:span text:style-name="T22">10552671</text:span><text:span text:style-name="T22"/></text:p></loext:table-cell></loext:table-row></loext:table><text:p text:style-name="P1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4"><draw:frame draw:style-name="fr4" draw:name="Frame7" text:anchor-type="paragraph" svg:x="-0.0783in" svg:y="0.9591in" svg:width="7.2236in" draw:z-index="9" loext:may-break-between-pages="true"><draw:text-box fo:min-height="0in"><table:table table:name="Table7" table:style-name="Table7"><table:table-column table:style-name="Table7.A"/><table:table-column table:style-name="Table7.B"/><table:table-column table:style-name="Table7.C"/><table:table-column table:style-name="Table7.D"/><table:table-column table:style-name="Table7.E"/><table:table-column table:style-name="Table7.D"/><table:table-column table:style-name="Table7.G"/><table:table-column table:style-name="Table7.H"/><table:table-column table:style-name="Table7.I"/><table:table-column table:style-name="Table7.J"/><table:table-column table:style-name="Table7.D"/><table:table-column table:style-name="Table7.L"/><table:table-row table:style-name="Table7.1"><table:table-cell table:style-name="Table7.A1" office:value-type="string"><text:p text:style-name="P2" loext:marker-style-name="T19"><text:span text:style-name="T19">Strata</text:span></text:p></table:table-cell><table:table-cell table:style-name="Table7.B1" office:value-type="string"><text:p text:style-name="P2" loext:marker-style-name="T19"><text:span text:style-name="T19">1</text:span></text:p></table:table-cell><table:table-cell table:style-name="Table7.B1" office:value-type="string"><text:p text:style-name="P2" loext:marker-style-name="T19"><text:span text:style-name="T19">2</text:span></text:p></table:table-cell><table:table-cell table:style-name="Table7.B1" office:value-type="string"><text:p text:style-name="P2" loext:marker-style-name="T19"><text:span text:style-name="T19">3</text:span></text:p></table:table-cell><table:table-cell table:style-name="Table7.B1" office:value-type="string"><text:p text:style-name="P2" loext:marker-style-name="T19"><text:span text:style-name="T19">4</text:span></text:p></table:table-cell><table:table-cell table:style-name="Table7.B1" office:value-type="string"><text:p text:style-name="P2" loext:marker-style-name="T19"><text:span text:style-name="T19">5</text:span></text:p></table:table-cell><table:table-cell table:style-name="Table7.B1" office:value-type="string"><text:p text:style-name="P2" loext:marker-style-name="T19"><text:span text:style-name="T19">6</text:span></text:p></table:table-cell><table:table-cell table:style-name="Table7.B1" office:value-type="string"><text:p text:style-name="P2" loext:marker-style-name="T19"><text:span text:style-name="T19">7</text:span></text:p></table:table-cell><table:table-cell table:style-name="Table7.B1" office:value-type="string"><text:p text:style-name="P2" loext:marker-style-name="T19"><text:span text:style-name="T19">8</text:span></text:p></table:table-cell><table:table-cell table:style-name="Table7.B1" office:value-type="string"><text:p text:style-name="P2" loext:marker-style-name="T19"><text:span text:style-name="T19">9</text:span></text:p></table:table-cell><table:table-cell table:style-name="Table7.B1" office:value-type="string"><text:p text:style-name="P2" loext:marker-style-name="T19"><text:span text:style-name="T19">10</text:span></text:p></table:table-cell><table:table-cell table:style-name="Table7.B1" office:value-type="string"><text:p text:style-name="P2" loext:marker-style-name="T19"><text:span text:style-name="T19">Strata Total T</text:span><text:span text:style-name="T25">oj</text:span></text:p></table:table-cell></table:table-row><table:table-row table:style-name="Table7.1"><table:table-cell table:style-name="Table7.A2" office:value-type="string"><text:p text:style-name="P2" loext:marker-style-name="T19"><text:span text:style-name="T19">A</text:span></text:p></table:table-cell><table:table-cell table:style-name="Table7.B2" office:value-type="string"><text:p text:style-name="P2" loext:marker-style-name="T18"><text:span text:style-name="T18">0</text:span></text:p></table:table-cell><table:table-cell table:style-name="Table7.B2" office:value-type="string"><text:p text:style-name="P2" loext:marker-style-name="T18"><text:span text:style-name="T18">1</text:span></text:p></table:table-cell><table:table-cell table:style-name="Table7.B2" office:value-type="string"><text:p text:style-name="P2" loext:marker-style-name="T18"><text:span text:style-name="T18">1</text:span></text:p></table:table-cell><table:table-cell table:style-name="Table7.B2" office:value-type="string"><text:p text:style-name="P2" loext:marker-style-name="T18"><text:span text:style-name="T18">2</text:span></text:p></table:table-cell><table:table-cell table:style-name="Table7.B2" office:value-type="string"><text:p text:style-name="P2" loext:marker-style-name="T18"><text:span text:style-name="T18">5</text:span></text:p></table:table-cell><table:table-cell table:style-name="Table7.B2" office:value-type="string"><text:p text:style-name="P2" loext:marker-style-name="T18"><text:span text:style-name="T18">4</text:span></text:p></table:table-cell><table:table-cell table:style-name="Table7.B2" office:value-type="string"><text:p text:style-name="P2" loext:marker-style-name="T18"><text:span text:style-name="T18">7</text:span></text:p></table:table-cell><table:table-cell table:style-name="Table7.B2" office:value-type="string"><text:p text:style-name="P2" loext:marker-style-name="T18"><text:span text:style-name="T18">7</text:span></text:p></table:table-cell><table:table-cell table:style-name="Table7.B2" office:value-type="string"><text:p text:style-name="P2" loext:marker-style-name="T18"><text:span text:style-name="T18">8</text:span></text:p></table:table-cell><table:table-cell table:style-name="Table7.B2" office:value-type="string"><text:p text:style-name="P2" loext:marker-style-name="T18"><text:span text:style-name="T18">6</text:span></text:p></table:table-cell><table:table-cell table:style-name="Table7.B2" office:value-type="string"><text:p text:style-name="P2" loext:marker-style-name="T19"><text:span text:style-name="T19">41</text:span></text:p></table:table-cell></table:table-row><table:table-row table:style-name="Table7.1"><table:table-cell table:style-name="Table7.A2" office:value-type="string"><text:p text:style-name="P2" loext:marker-style-name="T19"><text:span text:style-name="T19">B</text:span></text:p></table:table-cell><table:table-cell table:style-name="Table7.B2" office:value-type="string"><text:p text:style-name="P2" loext:marker-style-name="T18"><text:span text:style-name="T18">6</text:span></text:p></table:table-cell><table:table-cell table:style-name="Table7.B2" office:value-type="string"><text:p text:style-name="P2" loext:marker-style-name="T18"><text:span text:style-name="T18">8</text:span></text:p></table:table-cell><table:table-cell table:style-name="Table7.B2" office:value-type="string"><text:p text:style-name="P2" loext:marker-style-name="T18"><text:span text:style-name="T18">9</text:span></text:p></table:table-cell><table:table-cell table:style-name="Table7.B2" office:value-type="string"><text:p text:style-name="P2" loext:marker-style-name="T18"><text:span text:style-name="T18">10</text:span></text:p></table:table-cell><table:table-cell table:style-name="Table7.B2" office:value-type="string"><text:p text:style-name="P2" loext:marker-style-name="T18"><text:span text:style-name="T18">13</text:span></text:p></table:table-cell><table:table-cell table:style-name="Table7.B2" office:value-type="string"><text:p text:style-name="P2" loext:marker-style-name="T18"><text:span text:style-name="T18">12</text:span></text:p></table:table-cell><table:table-cell table:style-name="Table7.B2" office:value-type="string"><text:p text:style-name="P2" loext:marker-style-name="T18"><text:span text:style-name="T18">15</text:span></text:p></table:table-cell><table:table-cell table:style-name="Table7.B2" office:value-type="string"><text:p text:style-name="P2" loext:marker-style-name="T18"><text:span text:style-name="T18">16</text:span></text:p></table:table-cell><table:table-cell table:style-name="Table7.B2" office:value-type="string"><text:p text:style-name="P2" loext:marker-style-name="T18"><text:span text:style-name="T18">16</text:span></text:p></table:table-cell><table:table-cell table:style-name="Table7.B2" office:value-type="string"><text:p text:style-name="P2" loext:marker-style-name="T18"><text:span text:style-name="T18">17</text:span></text:p></table:table-cell><table:table-cell table:style-name="Table7.B2" office:value-type="string"><text:p text:style-name="P2" loext:marker-style-name="T19"><text:span text:style-name="T19">122</text:span></text:p></table:table-cell></table:table-row><table:table-row table:style-name="Table7.4"><table:table-cell table:style-name="Table7.A2" office:value-type="string"><text:p text:style-name="P2" loext:marker-style-name="T19"><text:span text:style-name="T19">C</text:span></text:p></table:table-cell><table:table-cell table:style-name="Table7.B2" office:value-type="string"><text:p text:style-name="P2" loext:marker-style-name="T18"><text:span text:style-name="T18">18</text:span></text:p></table:table-cell><table:table-cell table:style-name="Table7.B2" office:value-type="string"><text:p text:style-name="P2" loext:marker-style-name="T18"><text:span text:style-name="T18">19</text:span></text:p></table:table-cell><table:table-cell table:style-name="Table7.B2" office:value-type="string"><text:p text:style-name="P2" loext:marker-style-name="T18"><text:span text:style-name="T18">20</text:span></text:p></table:table-cell><table:table-cell table:style-name="Table7.B2" office:value-type="string"><text:p text:style-name="P2" loext:marker-style-name="T18"><text:span text:style-name="T18">20</text:span></text:p></table:table-cell><table:table-cell table:style-name="Table7.B2" office:value-type="string"><text:p text:style-name="P2" loext:marker-style-name="T18"><text:span text:style-name="T18">24</text:span></text:p></table:table-cell><table:table-cell table:style-name="Table7.B2" office:value-type="string"><text:p text:style-name="P2" loext:marker-style-name="T18"><text:span text:style-name="T18">23</text:span></text:p></table:table-cell><table:table-cell table:style-name="Table7.B2" office:value-type="string"><text:p text:style-name="P2" loext:marker-style-name="T18"><text:span text:style-name="T18">25</text:span></text:p></table:table-cell><table:table-cell table:style-name="Table7.B2" office:value-type="string"><text:p text:style-name="P2" loext:marker-style-name="T18"><text:span text:style-name="T18">28</text:span></text:p></table:table-cell><table:table-cell table:style-name="Table7.B2" office:value-type="string"><text:p text:style-name="P2" loext:marker-style-name="T18"><text:span text:style-name="T18">29</text:span></text:p></table:table-cell><table:table-cell table:style-name="Table7.B2" office:value-type="string"><text:p text:style-name="P2" loext:marker-style-name="T18"><text:span text:style-name="T18">27</text:span></text:p></table:table-cell><table:table-cell table:style-name="Table7.B2" office:value-type="string"><text:p text:style-name="P2" loext:marker-style-name="T19"><text:span text:style-name="T19">233</text:span></text:p></table:table-cell></table:table-row><table:table-row table:style-name="Table7.1"><table:table-cell table:style-name="Table7.A2" office:value-type="string"><text:p text:style-name="P2" loext:marker-style-name="T19"><text:span text:style-name="T19">D</text:span></text:p></table:table-cell><table:table-cell table:style-name="Table7.B2" office:value-type="string"><text:p text:style-name="P2" loext:marker-style-name="T18"><text:span text:style-name="T18">26</text:span></text:p></table:table-cell><table:table-cell table:style-name="Table7.B2" office:value-type="string"><text:p text:style-name="P2" loext:marker-style-name="T18"><text:span text:style-name="T18">30</text:span></text:p></table:table-cell><table:table-cell table:style-name="Table7.B2" office:value-type="string"><text:p text:style-name="P2" loext:marker-style-name="T18"><text:span text:style-name="T18">31</text:span></text:p></table:table-cell><table:table-cell table:style-name="Table7.B2" office:value-type="string"><text:p text:style-name="P2" loext:marker-style-name="T18"><text:span text:style-name="T18">31</text:span></text:p></table:table-cell><table:table-cell table:style-name="Table7.B2" office:value-type="string"><text:p text:style-name="P2" loext:marker-style-name="T18"><text:span text:style-name="T18">33</text:span></text:p></table:table-cell><table:table-cell table:style-name="Table7.B2" office:value-type="string"><text:p text:style-name="P2" loext:marker-style-name="T18"><text:span text:style-name="T18">32</text:span></text:p></table:table-cell><table:table-cell table:style-name="Table7.B2" office:value-type="string"><text:p text:style-name="P2" loext:marker-style-name="T18"><text:span text:style-name="T18">35</text:span></text:p></table:table-cell><table:table-cell table:style-name="Table7.B2" office:value-type="string"><text:p text:style-name="P2" loext:marker-style-name="T18"><text:span text:style-name="T18">37</text:span></text:p></table:table-cell><table:table-cell table:style-name="Table7.B2" office:value-type="string"><text:p text:style-name="P2" loext:marker-style-name="T18"><text:span text:style-name="T18">38</text:span></text:p></table:table-cell><table:table-cell table:style-name="Table7.B2" office:value-type="string"><text:p text:style-name="P2" loext:marker-style-name="T18"><text:span text:style-name="T18">38</text:span></text:p></table:table-cell><table:table-cell table:style-name="Table7.B2" office:value-type="string"><text:p text:style-name="P2" loext:marker-style-name="T19"><text:span text:style-name="T19">331</text:span></text:p></table:table-cell></table:table-row><table:table-row table:style-name="Table7.1"><table:table-cell table:style-name="Table7.A2" office:value-type="string"><text:p text:style-name="P2" loext:marker-style-name="T19"><text:span text:style-name="T19">Sample Total (nȳ</text:span><text:span text:style-name="T25">io</text:span><text:span text:style-name="T19">)</text:span></text:p></table:table-cell><table:table-cell table:style-name="Table7.B2" office:value-type="string"><text:p text:style-name="P2" loext:marker-style-name="T18"><text:span text:style-name="T18">50</text:span></text:p></table:table-cell><table:table-cell table:style-name="Table7.B2" office:value-type="string"><text:p text:style-name="P2" loext:marker-style-name="T18"><text:span text:style-name="T18">58</text:span></text:p></table:table-cell><table:table-cell table:style-name="Table7.B2" office:value-type="string"><text:p text:style-name="P2" loext:marker-style-name="T18"><text:span text:style-name="T18">61</text:span></text:p></table:table-cell><table:table-cell table:style-name="Table7.B2" office:value-type="string"><text:p text:style-name="P2" loext:marker-style-name="T18"><text:span text:style-name="T18">63</text:span></text:p></table:table-cell><table:table-cell table:style-name="Table7.B2" office:value-type="string"><text:p text:style-name="P2" loext:marker-style-name="T18"><text:span text:style-name="T18">75</text:span></text:p></table:table-cell><table:table-cell table:style-name="Table7.B2" office:value-type="string"><text:p text:style-name="P2" loext:marker-style-name="T18"><text:span text:style-name="T18">71</text:span></text:p></table:table-cell><table:table-cell table:style-name="Table7.B2" office:value-type="string"><text:p text:style-name="P2" loext:marker-style-name="T18"><text:span text:style-name="T18">82</text:span></text:p></table:table-cell><table:table-cell table:style-name="Table7.B2" office:value-type="string"><text:p text:style-name="P2" loext:marker-style-name="T18"><text:span text:style-name="T18">88</text:span></text:p></table:table-cell><table:table-cell table:style-name="Table7.B2" office:value-type="string"><text:p text:style-name="P2" loext:marker-style-name="T18"><text:span text:style-name="T18">91</text:span></text:p></table:table-cell><table:table-cell table:style-name="Table7.B2" office:value-type="string"><text:p text:style-name="P2" loext:marker-style-name="T18"><text:span text:style-name="T18">88</text:span></text:p></table:table-cell><table:table-cell table:style-name="Table7.B2" office:value-type="string"><text:p text:style-name="P2" loext:marker-style-name="T26"><text:span text:style-name="T26">ΣT</text:span><text:span text:style-name="T27">ij </text:span><text:span text:style-name="T26">= 727</text:span></text:p></table:table-cell></table:table-row></table:table></draw:text-box></draw:frame><text:span text:style-name="T5">Exp6</text:span></text:p>
      <text:p text:style-name="P12" loext:marker-style-name="T5"><draw:custom-shape text:anchor-type="char" draw:z-index="4" draw:name="Frame6" draw:style-name="gr3" draw:text-style-name="P9" svg:width="7.8752in" svg:height="3.1768in" svg:x="-0.361in" svg:y="3.0945in"><text:p text:style-name="Frame_20_Contents"/><loext:table table:name="Table6" table:style-name="Table6"><loext:table-column table:style-name="Table6.A"/><loext:table-column table:style-name="Table6.B"/><loext:table-column table:style-name="Table6.C"/><loext:table-column table:style-name="Table6.D"/><loext:table-row table:style-name="Table6.1"><loext:table-cell table:style-name="Table6.A1" office:value-type="string"><text:p text:style-name="P13" loext:marker-style-name="T10"><text:span text:style-name="T10">Source Of Variation</text:span><text:span text:style-name="T10"/></text:p></loext:table-cell><loext:table-cell table:style-name="Table6.B1" office:value-type="string"><text:p text:style-name="P7" loext:marker-style-name="T10"><text:span text:style-name="T10">d.f.</text:span><text:span text:style-name="T10"/></text:p></loext:table-cell><loext:table-cell table:style-name="Table6.B1" office:value-type="string"><text:p text:style-name="P7" loext:marker-style-name="T10"><text:span text:style-name="T10">S.S.</text:span><text:span text:style-name="T10"/></text:p></loext:table-cell><loext:table-cell table:style-name="Table6.B1" office:value-type="string"><text:p text:style-name="P7" loext:marker-style-name="T10"><text:span text:style-name="T10">M.S.S.</text:span><text:span text:style-name="T10"/></text:p></loext:table-cell></loext:table-row><loext:table-row table:style-name="Table6.2"><loext:table-cell table:style-name="Table6.A2" office:value-type="string"><text:p text:style-name="P13" loext:marker-style-name="T10"><text:span text:style-name="T10">Between Strata</text:span><text:span text:style-name="T10"/></text:p></loext:table-cell><loext:table-cell table:style-name="Table6.B2" office:value-type="string"><text:p text:style-name="P7" loext:marker-style-name="T10"><text:span text:style-name="T10">4 -1 = 3</text:span><text:span text:style-name="T10"/></text:p></loext:table-cell><loext:table-cell table:style-name="Table6.B2" office:value-type="string"><text:p text:style-name="P7" loext:marker-style-name="T10"><text:span text:style-name="T10">4828.275</text:span><text:span text:style-name="T10"/></text:p></loext:table-cell><loext:table-cell table:style-name="Table6.A2" table:number-rows-spanned="2" office:value-type="string"><text:p text:style-name="P7" loext:marker-style-name="T28"><text:span text:style-name="T10"> </text:span><draw:frame draw:style-name="fr5" draw:name="Object1" text:anchor-type="as-char" svg:width="1.0201in" svg:height="0.3953in" draw:z-index="13"><draw:object xlink:href="./Object 1" xlink:type="simple" xlink:show="embed" xlink:actuate="onLoad"/><draw:image xlink:href="./ObjectReplacements/Object 1" xlink:type="simple" xlink:show="embed" xlink:actuate="onLoad"/></draw:frame></text:p></loext:table-cell></loext:table-row><loext:table-row table:style-name="Table6.3"><loext:table-cell table:style-name="Table6.A2" office:value-type="string"><text:p text:style-name="P13" loext:marker-style-name="T10"><text:span text:style-name="T10">Within Strata</text:span><text:span text:style-name="T10"/></text:p></loext:table-cell><loext:table-cell table:style-name="Table6.B2" office:value-type="string"><text:p text:style-name="P7" loext:marker-style-name="T10"><text:span text:style-name="T10">40 – 1 = 36</text:span><text:span text:style-name="T10"/></text:p></loext:table-cell><loext:table-cell table:style-name="Table6.B2" office:value-type="string"><text:p text:style-name="P7" loext:marker-style-name="T10"><text:span text:style-name="T10">485.5</text:span><text:span text:style-name="T10"/></text:p></loext:table-cell><loext:covered-table-cell table:style-name="Table6.D3"/></loext:table-row><loext:table-row table:style-name="Table6.4"><loext:table-cell table:style-name="Table6.A2" office:value-type="string"><text:p text:style-name="P13" loext:marker-style-name="T10"><text:span text:style-name="T10">Total</text:span><text:span text:style-name="T10"/></text:p></loext:table-cell><loext:table-cell table:style-name="Table6.B2" office:value-type="string"><text:p text:style-name="P7" loext:marker-style-name="T10"><text:span text:style-name="T10">39</text:span><text:span text:style-name="T10"/></text:p></loext:table-cell><loext:table-cell table:style-name="Table6.B2" office:value-type="string"><text:p text:style-name="P7" loext:marker-style-name="T10"><text:span text:style-name="T10">5313.775</text:span><text:span text:style-name="T10"/></text:p></loext:table-cell><loext:table-cell table:style-name="Table6.B2" office:value-type="string"><text:p text:style-name="P7" loext:marker-style-name="T29"><draw:frame draw:style-name="fr5" draw:name="Object2" text:anchor-type="as-char" svg:width="1.3437in" svg:height="0.3953in" draw:z-index="14"><draw:object xlink:href="./Object 2" xlink:type="simple" xlink:show="embed" xlink:actuate="onLoad"/><draw:image xlink:href="./ObjectReplacements/Object 2" xlink:type="simple" xlink:show="embed" xlink:actuate="onLoad"/></draw:frame></text:p></loext:table-cell></loext:table-row></loext:table><text:p text:style-name="P14"/><text:p text:style-name="P8"/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text:span text:style-name="T5">Exp7</text:span></text:p>
      <text:p text:style-name="P15"><text:span text:style-name="T30">Sample Unit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16" loext:marker-style-name="T22"/>
          </table:table-cell>
          <table:table-cell table:style-name="Table8.B1" office:value-type="string">
            <text:p text:style-name="P2" loext:marker-style-name="T18"><text:span text:style-name="T18">320</text:span><text:span text:style-name="T18"/></text:p>
          </table:table-cell>
          <table:table-cell table:style-name="Table8.C1" office:value-type="string">
            <text:p text:style-name="P2" loext:marker-style-name="T18"><text:span text:style-name="T18">455</text:span><text:span text:style-name="T18"/></text:p>
          </table:table-cell>
          <table:table-cell table:style-name="Table8.C1" office:value-type="string">
            <text:p text:style-name="P2" loext:marker-style-name="T18"><text:span text:style-name="T18">334</text:span><text:span text:style-name="T18"/></text:p>
          </table:table-cell>
          <table:table-cell table:style-name="Table8.C1" office:value-type="string">
            <text:p text:style-name="P2" loext:marker-style-name="T18"><text:span text:style-name="T18">325</text:span><text:span text:style-name="T18"/></text:p>
          </table:table-cell>
          <table:table-cell table:style-name="Table8.C1" office:value-type="string">
            <text:p text:style-name="P2" loext:marker-style-name="T18"><text:span text:style-name="T18">328</text:span><text:span text:style-name="T18"/></text:p>
          </table:table-cell>
          <table:table-cell table:style-name="Table8.A1" office:value-type="string">
            <text:p text:style-name="P16" loext:marker-style-name="T22"/>
          </table:table-cell>
        </table:table-row>
        <table:table-row table:style-name="Table8.1">
          <table:table-cell table:style-name="Table8.A1" office:value-type="string">
            <text:p text:style-name="P16" loext:marker-style-name="T22"/>
          </table:table-cell>
          <table:table-cell table:style-name="Table8.B2" office:value-type="string">
            <text:p text:style-name="P2" loext:marker-style-name="T18"><text:span text:style-name="T18">340</text:span><text:span text:style-name="T18"/></text:p>
          </table:table-cell>
          <table:table-cell table:style-name="Table8.C2" office:value-type="string">
            <text:p text:style-name="P2" loext:marker-style-name="T18"><text:span text:style-name="T18">417</text:span><text:span text:style-name="T18"/></text:p>
          </table:table-cell>
          <table:table-cell table:style-name="Table8.C2" office:value-type="string">
            <text:p text:style-name="P2" loext:marker-style-name="T18"><text:span text:style-name="T18">331</text:span><text:span text:style-name="T18"/></text:p>
          </table:table-cell>
          <table:table-cell table:style-name="Table8.C2" office:value-type="string">
            <text:p text:style-name="P2" loext:marker-style-name="T18"><text:span text:style-name="T18">358</text:span><text:span text:style-name="T18"/></text:p>
          </table:table-cell>
          <table:table-cell table:style-name="Table8.C2" office:value-type="string">
            <text:p text:style-name="P2" loext:marker-style-name="T18"><text:span text:style-name="T18">383</text:span><text:span text:style-name="T18"/></text:p>
          </table:table-cell>
          <table:table-cell table:style-name="Table8.A1" office:value-type="string">
            <text:p text:style-name="P16" loext:marker-style-name="T22"/>
          </table:table-cell>
        </table:table-row>
        <table:table-row table:style-name="Table8.1">
          <table:table-cell table:style-name="Table8.A1" office:value-type="string">
            <text:p text:style-name="P16" loext:marker-style-name="T22"/>
          </table:table-cell>
          <table:table-cell table:style-name="Table8.B2" office:value-type="string">
            <text:p text:style-name="P2" loext:marker-style-name="T18"><text:span text:style-name="T18">398</text:span><text:span text:style-name="T18"/></text:p>
          </table:table-cell>
          <table:table-cell table:style-name="Table8.C2" office:value-type="string">
            <text:p text:style-name="P2" loext:marker-style-name="T18"><text:span text:style-name="T18">420</text:span><text:span text:style-name="T18"/></text:p>
          </table:table-cell>
          <table:table-cell table:style-name="Table8.C2" office:value-type="string">
            <text:p text:style-name="P2" loext:marker-style-name="T18"><text:span text:style-name="T18">340</text:span><text:span text:style-name="T18"/></text:p>
          </table:table-cell>
          <table:table-cell table:style-name="Table8.C2" office:value-type="string">
            <text:p text:style-name="P2" loext:marker-style-name="T18"><text:span text:style-name="T18">430</text:span><text:span text:style-name="T18"/></text:p>
          </table:table-cell>
          <table:table-cell table:style-name="Table8.C2" office:value-type="string">
            <text:p text:style-name="P2" loext:marker-style-name="T18"><text:span text:style-name="T18">383</text:span><text:span text:style-name="T18"/></text:p>
          </table:table-cell>
          <table:table-cell table:style-name="Table8.A1" office:value-type="string">
            <text:p text:style-name="P16" loext:marker-style-name="T22"/>
          </table:table-cell>
        </table:table-row>
        <table:table-row table:style-name="Table8.1">
          <table:table-cell table:style-name="Table8.A1" office:value-type="string">
            <text:p text:style-name="P16" loext:marker-style-name="T22"/>
          </table:table-cell>
          <table:table-cell table:style-name="Table8.B2" office:value-type="string">
            <text:p text:style-name="P2" loext:marker-style-name="T18"><text:span text:style-name="T18">360</text:span><text:span text:style-name="T18"/></text:p>
          </table:table-cell>
          <table:table-cell table:style-name="Table8.C2" office:value-type="string">
            <text:p text:style-name="P2" loext:marker-style-name="T18"><text:span text:style-name="T18">358</text:span><text:span text:style-name="T18"/></text:p>
          </table:table-cell>
          <table:table-cell table:style-name="Table8.C2" office:value-type="string">
            <text:p text:style-name="P2" loext:marker-style-name="T18"><text:span text:style-name="T18">370</text:span><text:span text:style-name="T18"/></text:p>
          </table:table-cell>
          <table:table-cell table:style-name="Table8.C2" office:value-type="string">
            <text:p text:style-name="P2" loext:marker-style-name="T18"><text:span text:style-name="T18">358</text:span><text:span text:style-name="T18"/></text:p>
          </table:table-cell>
          <table:table-cell table:style-name="Table8.C2" office:value-type="string">
            <text:p text:style-name="P2" loext:marker-style-name="T18"><text:span text:style-name="T18">375</text:span><text:span text:style-name="T18"/></text:p>
          </table:table-cell>
          <table:table-cell table:style-name="Table8.A1" office:value-type="string">
            <text:p text:style-name="P16" loext:marker-style-name="T22"/>
          </table:table-cell>
        </table:table-row>
        <table:table-row table:style-name="Table8.1">
          <table:table-cell table:style-name="Table8.A1" office:value-type="string">
            <text:p text:style-name="P16" loext:marker-style-name="T22"/>
          </table:table-cell>
          <table:table-cell table:style-name="Table8.B2" office:value-type="string">
            <text:p text:style-name="P2" loext:marker-style-name="T18"><text:span text:style-name="T18">350</text:span><text:span text:style-name="T18"/></text:p>
          </table:table-cell>
          <table:table-cell table:style-name="Table8.C2" office:value-type="string">
            <text:p text:style-name="P2" loext:marker-style-name="T18"><text:span text:style-name="T18">400</text:span><text:span text:style-name="T18"/></text:p>
          </table:table-cell>
          <table:table-cell table:style-name="Table8.C2" office:value-type="string">
            <text:p text:style-name="P2" loext:marker-style-name="T18"><text:span text:style-name="T18">375</text:span><text:span text:style-name="T18"/></text:p>
          </table:table-cell>
          <table:table-cell table:style-name="Table8.C2" office:value-type="string">
            <text:p text:style-name="P2" loext:marker-style-name="T18"><text:span text:style-name="T18">378</text:span><text:span text:style-name="T18"/></text:p>
          </table:table-cell>
          <table:table-cell table:style-name="Table8.C2" office:value-type="string">
            <text:p text:style-name="P2" loext:marker-style-name="T18"><text:span text:style-name="T18">308</text:span><text:span text:style-name="T18"/></text:p>
          </table:table-cell>
          <table:table-cell table:style-name="Table8.A1" office:value-type="string">
            <text:p text:style-name="P16" loext:marker-style-name="T22"/>
          </table:table-cell>
        </table:table-row>
        <table:table-row table:style-name="Table8.1">
          <table:table-cell table:style-name="Table8.A1" office:value-type="string">
            <text:p text:style-name="P16" loext:marker-style-name="T22"/>
          </table:table-cell>
          <table:table-cell table:style-name="Table8.B2" office:value-type="string">
            <text:p text:style-name="P2" loext:marker-style-name="T18"><text:span text:style-name="T18">372</text:span><text:span text:style-name="T18"/></text:p>
          </table:table-cell>
          <table:table-cell table:style-name="Table8.C2" office:value-type="string">
            <text:p text:style-name="P2" loext:marker-style-name="T18"><text:span text:style-name="T18">355</text:span><text:span text:style-name="T18"/></text:p>
          </table:table-cell>
          <table:table-cell table:style-name="Table8.C2" office:value-type="string">
            <text:p text:style-name="P2" loext:marker-style-name="T18"><text:span text:style-name="T18">320</text:span><text:span text:style-name="T18"/></text:p>
          </table:table-cell>
          <table:table-cell table:style-name="Table8.C2" office:value-type="string">
            <text:p text:style-name="P2" loext:marker-style-name="T18"><text:span text:style-name="T18">395</text:span><text:span text:style-name="T18"/></text:p>
          </table:table-cell>
          <table:table-cell table:style-name="Table8.C2" office:value-type="string">
            <text:p text:style-name="P2" loext:marker-style-name="T18"><text:span text:style-name="T18">400</text:span><text:span text:style-name="T18"/></text:p>
          </table:table-cell>
          <table:table-cell table:style-name="Table8.A1" office:value-type="string">
            <text:p text:style-name="P16" loext:marker-style-name="T22"/>
          </table:table-cell>
        </table:table-row>
        <table:table-row table:style-name="Table8.7">
          <table:table-cell table:style-name="Table8.A1" office:value-type="string">
            <text:p text:style-name="P16" loext:marker-style-name="T22"/>
          </table:table-cell>
          <table:table-cell table:style-name="Table8.A1" office:value-type="string">
            <text:p text:style-name="P16" loext:marker-style-name="T22"/>
          </table:table-cell>
          <table:table-cell table:style-name="Table8.A1" office:value-type="string">
            <text:p text:style-name="P16" loext:marker-style-name="T22"/>
          </table:table-cell>
          <table:table-cell table:style-name="Table8.A1" office:value-type="string">
            <text:p text:style-name="P16" loext:marker-style-name="T22"/>
          </table:table-cell>
          <table:table-cell table:style-name="Table8.A1" office:value-type="string">
            <text:p text:style-name="P16" loext:marker-style-name="T22"/>
          </table:table-cell>
          <table:table-cell table:style-name="Table8.A1" office:value-type="string">
            <text:p text:style-name="P16" loext:marker-style-name="T22"/>
          </table:table-cell>
          <table:table-cell table:style-name="Table8.A1" office:value-type="string">
            <text:p text:style-name="P16" loext:marker-style-name="T22"/>
          </table:table-cell>
        </table:table-row>
        <table:table-row table:style-name="Table8.7">
          <table:table-cell table:style-name="Table8.A1" office:value-type="string">
            <text:p text:style-name="P16" loext:marker-style-name="T22"/>
          </table:table-cell>
          <table:table-cell table:style-name="Table8.A1" office:value-type="string">
            <text:p text:style-name="P16" loext:marker-style-name="T22"/>
          </table:table-cell>
          <table:table-cell table:style-name="Table8.A1" office:value-type="string">
            <text:p text:style-name="P16" loext:marker-style-name="T22"/>
          </table:table-cell>
          <table:table-cell table:style-name="Table8.A1" office:value-type="string">
            <text:p text:style-name="P16" loext:marker-style-name="T22"/>
          </table:table-cell>
          <table:table-cell table:style-name="Table8.A1" office:value-type="string">
            <text:p text:style-name="P16" loext:marker-style-name="T22"/>
          </table:table-cell>
          <table:table-cell table:style-name="Table8.A1" office:value-type="string">
            <text:p text:style-name="P16" loext:marker-style-name="T22"/>
          </table:table-cell>
          <table:table-cell table:style-name="Table8.A1" office:value-type="string">
            <text:p text:style-name="P16" loext:marker-style-name="T22"/>
          </table:table-cell>
        </table:table-row>
        <table:table-row table:style-name="Table8.9">
          <table:table-cell table:style-name="Table8.B1" office:value-type="string">
            <text:p text:style-name="P2" loext:marker-style-name="T18"><text:span text:style-name="T18"/></text:p>
          </table:table-cell>
          <table:table-cell table:style-name="Table8.C1" office:value-type="string">
            <text:p text:style-name="P17"><text:span text:style-name="T18">1</text:span><text:span text:style-name="T31">st </text:span><text:span text:style-name="T18">Class</text:span></text:p>
          </table:table-cell>
          <table:table-cell table:style-name="Table8.C1" office:value-type="string">
            <text:p text:style-name="P2" loext:marker-style-name="T18"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B1" office:value-type="string">
            <text:p text:style-name="P2" loext:marker-style-name="T18"><text:span text:style-name="T18"/></text:p>
          </table:table-cell>
          <table:table-cell table:style-name="Table8.C1" office:value-type="string">
            <text:p text:style-name="P17"><text:span text:style-name="T18">2</text:span><text:span text:style-name="T31">nd </text:span><text:span text:style-name="T18">Class</text:span></text:p>
          </table:table-cell>
          <table:table-cell table:style-name="Table8.C1" office:value-type="string">
            <text:p text:style-name="P2" loext:marker-style-name="T18"><text:span text:style-name="T18"/></text:p>
          </table:table-cell>
        </table:table-row>
        <table:table-row table:style-name="Table8.9">
          <table:table-cell table:style-name="Table8.B2" office:value-type="string">
            <text:p text:style-name="P2" loext:marker-style-name="T18"><text:span text:style-name="T18"/></text:p>
          </table:table-cell>
          <table:table-cell table:style-name="Table8.C2" office:value-type="string">
            <text:p text:style-name="P17"><text:span text:style-name="T18">y</text:span><text:span text:style-name="T21">i</text:span></text:p>
          </table:table-cell>
          <table:table-cell table:style-name="Table8.C2" office:value-type="string">
            <text:p text:style-name="P17"><text:span text:style-name="T18">y</text:span><text:span text:style-name="T21">i</text:span><text:span text:style-name="T31">2</text:span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B2" office:value-type="string">
            <text:p text:style-name="P2" loext:marker-style-name="T18"><text:span text:style-name="T18"/></text:p>
          </table:table-cell>
          <table:table-cell table:style-name="Table8.C2" office:value-type="string">
            <text:p text:style-name="P17"><text:span text:style-name="T18">y</text:span><text:span text:style-name="T21">i</text:span></text:p>
          </table:table-cell>
          <table:table-cell table:style-name="Table8.C2" office:value-type="string">
            <text:p text:style-name="P17"><text:span text:style-name="T18">y</text:span><text:span text:style-name="T21">i</text:span><text:span text:style-name="T31">2</text:span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20</text:span><text:span text:style-name="T18"/></text:p>
          </table:table-cell>
          <table:table-cell table:style-name="Table8.C2" office:value-type="string">
            <text:p text:style-name="P2" loext:marker-style-name="T18"><text:span text:style-name="T18">-40</text:span><text:span text:style-name="T18"/></text:p>
          </table:table-cell>
          <table:table-cell table:style-name="Table8.C2" office:value-type="string">
            <text:p text:style-name="P2" loext:marker-style-name="T18"><text:span text:style-name="T18">1600</text:span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B2" office:value-type="string">
            <text:p text:style-name="P2" loext:marker-style-name="T18"><text:span text:style-name="T18">455</text:span><text:span text:style-name="T18"/></text:p>
          </table:table-cell>
          <table:table-cell table:style-name="Table8.C2" office:value-type="string">
            <text:p text:style-name="P2" loext:marker-style-name="T18"><text:span text:style-name="T18">95</text:span><text:span text:style-name="T18"/></text:p>
          </table:table-cell>
          <table:table-cell table:style-name="Table8.C2" office:value-type="string">
            <text:p text:style-name="P2" loext:marker-style-name="T18"><text:span text:style-name="T18">9025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40</text:span><text:span text:style-name="T18"/></text:p>
          </table:table-cell>
          <table:table-cell table:style-name="Table8.C2" office:value-type="string">
            <text:p text:style-name="P2" loext:marker-style-name="T18"><text:span text:style-name="T18">-20</text:span><text:span text:style-name="T18"/></text:p>
          </table:table-cell>
          <table:table-cell table:style-name="Table8.C2" office:value-type="string">
            <text:p text:style-name="P2" loext:marker-style-name="T18"><text:span text:style-name="T18">400</text:span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B2" office:value-type="string">
            <text:p text:style-name="P2" loext:marker-style-name="T18"><text:span text:style-name="T18">417</text:span><text:span text:style-name="T18"/></text:p>
          </table:table-cell>
          <table:table-cell table:style-name="Table8.C2" office:value-type="string">
            <text:p text:style-name="P2" loext:marker-style-name="T18"><text:span text:style-name="T18">57</text:span><text:span text:style-name="T18"/></text:p>
          </table:table-cell>
          <table:table-cell table:style-name="Table8.C2" office:value-type="string">
            <text:p text:style-name="P2" loext:marker-style-name="T18"><text:span text:style-name="T18">3249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98</text:span><text:span text:style-name="T18"/></text:p>
          </table:table-cell>
          <table:table-cell table:style-name="Table8.C2" office:value-type="string">
            <text:p text:style-name="P2" loext:marker-style-name="T18"><text:span text:style-name="T18">38</text:span><text:span text:style-name="T18"/></text:p>
          </table:table-cell>
          <table:table-cell table:style-name="Table8.C2" office:value-type="string">
            <text:p text:style-name="P2" loext:marker-style-name="T18"><text:span text:style-name="T18">1444</text:span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B2" office:value-type="string">
            <text:p text:style-name="P2" loext:marker-style-name="T18"><text:span text:style-name="T18">420</text:span><text:span text:style-name="T18"/></text:p>
          </table:table-cell>
          <table:table-cell table:style-name="Table8.C2" office:value-type="string">
            <text:p text:style-name="P2" loext:marker-style-name="T18"><text:span text:style-name="T18">60</text:span><text:span text:style-name="T18"/></text:p>
          </table:table-cell>
          <table:table-cell table:style-name="Table8.C2" office:value-type="string">
            <text:p text:style-name="P2" loext:marker-style-name="T18"><text:span text:style-name="T18">3600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60</text:span><text:span text:style-name="T18"/></text:p>
          </table:table-cell>
          <table:table-cell table:style-name="Table8.C2" office:value-type="string">
            <text:p text:style-name="P2" loext:marker-style-name="T18"><text:span text:style-name="T18">0</text:span><text:span text:style-name="T18"/></text:p>
          </table:table-cell>
          <table:table-cell table:style-name="Table8.C2" office:value-type="string">
            <text:p text:style-name="P2" loext:marker-style-name="T18"><text:span text:style-name="T18">0</text:span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B2" office:value-type="string">
            <text:p text:style-name="P2" loext:marker-style-name="T18"><text:span text:style-name="T18">358</text:span><text:span text:style-name="T18"/></text:p>
          </table:table-cell>
          <table:table-cell table:style-name="Table8.C2" office:value-type="string">
            <text:p text:style-name="P2" loext:marker-style-name="T18"><text:span text:style-name="T18">-2</text:span><text:span text:style-name="T18"/></text:p>
          </table:table-cell>
          <table:table-cell table:style-name="Table8.C2" office:value-type="string">
            <text:p text:style-name="P2" loext:marker-style-name="T18"><text:span text:style-name="T18">4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50</text:span><text:span text:style-name="T18"/></text:p>
          </table:table-cell>
          <table:table-cell table:style-name="Table8.C2" office:value-type="string">
            <text:p text:style-name="P2" loext:marker-style-name="T18"><text:span text:style-name="T18">-10</text:span><text:span text:style-name="T18"/></text:p>
          </table:table-cell>
          <table:table-cell table:style-name="Table8.C2" office:value-type="string">
            <text:p text:style-name="P2" loext:marker-style-name="T18"><text:span text:style-name="T18">100</text:span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B2" office:value-type="string">
            <text:p text:style-name="P2" loext:marker-style-name="T18"><text:span text:style-name="T18">400</text:span><text:span text:style-name="T18"/></text:p>
          </table:table-cell>
          <table:table-cell table:style-name="Table8.C2" office:value-type="string">
            <text:p text:style-name="P2" loext:marker-style-name="T18"><text:span text:style-name="T18">40</text:span><text:span text:style-name="T18"/></text:p>
          </table:table-cell>
          <table:table-cell table:style-name="Table8.C2" office:value-type="string">
            <text:p text:style-name="P2" loext:marker-style-name="T18"><text:span text:style-name="T18">1600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72</text:span><text:span text:style-name="T18"/></text:p>
          </table:table-cell>
          <table:table-cell table:style-name="Table8.C2" office:value-type="string">
            <text:p text:style-name="P2" loext:marker-style-name="T18"><text:span text:style-name="T18">12</text:span><text:span text:style-name="T18"/></text:p>
          </table:table-cell>
          <table:table-cell table:style-name="Table8.C2" office:value-type="string">
            <text:p text:style-name="P2" loext:marker-style-name="T18"><text:span text:style-name="T18">144</text:span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B2" office:value-type="string">
            <text:p text:style-name="P2" loext:marker-style-name="T18"><text:span text:style-name="T18">355</text:span><text:span text:style-name="T18"/></text:p>
          </table:table-cell>
          <table:table-cell table:style-name="Table8.C2" office:value-type="string">
            <text:p text:style-name="P2" loext:marker-style-name="T18"><text:span text:style-name="T18">-5</text:span><text:span text:style-name="T18"/></text:p>
          </table:table-cell>
          <table:table-cell table:style-name="Table8.C2" office:value-type="string">
            <text:p text:style-name="P2" loext:marker-style-name="T18"><text:span text:style-name="T18">25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17"><text:span text:style-name="T18"> Total</text:span></text:p>
          </table:table-cell>
          <table:table-cell table:style-name="Table8.C2" office:value-type="string">
            <text:p text:style-name="P17"><text:span text:style-name="T18">-20</text:span></text:p>
          </table:table-cell>
          <table:table-cell table:style-name="Table8.C2" office:value-type="string">
            <text:p text:style-name="P17"><text:span text:style-name="T18">3688</text:span></text:p>
          </table:table-cell>
          <table:table-cell table:style-name="Table8.D9" office:value-type="string">
            <text:p text:style-name="P19" loext:marker-style-name="T18"/>
          </table:table-cell>
          <table:table-cell table:style-name="Table8.B2" office:value-type="string">
            <text:p text:style-name="P17"><text:span text:style-name="T18"> Total</text:span></text:p>
          </table:table-cell>
          <table:table-cell table:style-name="Table8.C2" office:value-type="string">
            <text:p text:style-name="P17"><text:span text:style-name="T18">245</text:span></text:p>
          </table:table-cell>
          <table:table-cell table:style-name="Table8.C2" office:value-type="string">
            <text:p text:style-name="P17"><text:span text:style-name="T18">17503</text:span></text:p>
          </table:table-cell>
        </table:table-row>
        <table:table-row table:style-name="Table8.7"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</table:table-row>
        <table:table-row table:style-name="Table8.9">
          <table:table-cell table:style-name="Table8.B1" office:value-type="string">
            <text:p text:style-name="P2" loext:marker-style-name="T18"><text:span text:style-name="T18"/></text:p>
          </table:table-cell>
          <table:table-cell table:style-name="Table8.C1" office:value-type="string">
            <text:p text:style-name="P17"><text:span text:style-name="T18">3</text:span><text:span text:style-name="T31">rd </text:span><text:span text:style-name="T18">Class</text:span></text:p>
          </table:table-cell>
          <table:table-cell table:style-name="Table8.C1" office:value-type="string">
            <text:p text:style-name="P2" loext:marker-style-name="T18"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B1" office:value-type="string">
            <text:p text:style-name="P2" loext:marker-style-name="T18"><text:span text:style-name="T18"/></text:p>
          </table:table-cell>
          <table:table-cell table:style-name="Table8.C1" office:value-type="string">
            <text:p text:style-name="P17"><text:span text:style-name="T18">4</text:span><text:span text:style-name="T31">th </text:span><text:span text:style-name="T18">Class</text:span></text:p>
          </table:table-cell>
          <table:table-cell table:style-name="Table8.C1" office:value-type="string">
            <text:p text:style-name="P2" loext:marker-style-name="T18"><text:span text:style-name="T18"/></text:p>
          </table:table-cell>
        </table:table-row>
        <table:table-row table:style-name="Table8.9">
          <table:table-cell table:style-name="Table8.B2" office:value-type="string">
            <text:p text:style-name="P2" loext:marker-style-name="T18"><text:span text:style-name="T18"/></text:p>
          </table:table-cell>
          <table:table-cell table:style-name="Table8.C2" office:value-type="string">
            <text:p text:style-name="P17"><text:span text:style-name="T18">y</text:span><text:span text:style-name="T21">i</text:span></text:p>
          </table:table-cell>
          <table:table-cell table:style-name="Table8.C2" office:value-type="string">
            <text:p text:style-name="P17"><text:span text:style-name="T18">y</text:span><text:span text:style-name="T21">i</text:span><text:span text:style-name="T31">2</text:span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B2" office:value-type="string">
            <text:p text:style-name="P2" loext:marker-style-name="T18"><text:span text:style-name="T18"/></text:p>
          </table:table-cell>
          <table:table-cell table:style-name="Table8.C2" office:value-type="string">
            <text:p text:style-name="P17"><text:span text:style-name="T18">y</text:span><text:span text:style-name="T21">i</text:span></text:p>
          </table:table-cell>
          <table:table-cell table:style-name="Table8.C2" office:value-type="string">
            <text:p text:style-name="P17"><text:span text:style-name="T18">y</text:span><text:span text:style-name="T21">i</text:span><text:span text:style-name="T31">2</text:span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34</text:span><text:span text:style-name="T18"/></text:p>
          </table:table-cell>
          <table:table-cell table:style-name="Table8.C2" office:value-type="string">
            <text:p text:style-name="P2" loext:marker-style-name="T18"><text:span text:style-name="T18">-26</text:span><text:span text:style-name="T18"/></text:p>
          </table:table-cell>
          <table:table-cell table:style-name="Table8.C2" office:value-type="string">
            <text:p text:style-name="P2" loext:marker-style-name="T18"><text:span text:style-name="T18">676</text:span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B2" office:value-type="string">
            <text:p text:style-name="P2" loext:marker-style-name="T18"><text:span text:style-name="T18">325</text:span><text:span text:style-name="T18"/></text:p>
          </table:table-cell>
          <table:table-cell table:style-name="Table8.C2" office:value-type="string">
            <text:p text:style-name="P2" loext:marker-style-name="T18"><text:span text:style-name="T18">-35</text:span><text:span text:style-name="T18"/></text:p>
          </table:table-cell>
          <table:table-cell table:style-name="Table8.C2" office:value-type="string">
            <text:p text:style-name="P2" loext:marker-style-name="T18"><text:span text:style-name="T18">1225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31</text:span><text:span text:style-name="T18"/></text:p>
          </table:table-cell>
          <table:table-cell table:style-name="Table8.C2" office:value-type="string">
            <text:p text:style-name="P2" loext:marker-style-name="T18"><text:span text:style-name="T18">-29</text:span><text:span text:style-name="T18"/></text:p>
          </table:table-cell>
          <table:table-cell table:style-name="Table8.C2" office:value-type="string">
            <text:p text:style-name="P2" loext:marker-style-name="T18"><text:span text:style-name="T18">841</text:span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B2" office:value-type="string">
            <text:p text:style-name="P2" loext:marker-style-name="T18"><text:span text:style-name="T18">358</text:span><text:span text:style-name="T18"/></text:p>
          </table:table-cell>
          <table:table-cell table:style-name="Table8.C2" office:value-type="string">
            <text:p text:style-name="P2" loext:marker-style-name="T18"><text:span text:style-name="T18">-2</text:span><text:span text:style-name="T18"/></text:p>
          </table:table-cell>
          <table:table-cell table:style-name="Table8.C2" office:value-type="string">
            <text:p text:style-name="P2" loext:marker-style-name="T18"><text:span text:style-name="T18">4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40</text:span><text:span text:style-name="T18"/></text:p>
          </table:table-cell>
          <table:table-cell table:style-name="Table8.C2" office:value-type="string">
            <text:p text:style-name="P2" loext:marker-style-name="T18"><text:span text:style-name="T18">-20</text:span><text:span text:style-name="T18"/></text:p>
          </table:table-cell>
          <table:table-cell table:style-name="Table8.C2" office:value-type="string">
            <text:p text:style-name="P2" loext:marker-style-name="T18"><text:span text:style-name="T18">400</text:span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B2" office:value-type="string">
            <text:p text:style-name="P2" loext:marker-style-name="T18"><text:span text:style-name="T18">430</text:span><text:span text:style-name="T18"/></text:p>
          </table:table-cell>
          <table:table-cell table:style-name="Table8.C2" office:value-type="string">
            <text:p text:style-name="P2" loext:marker-style-name="T18"><text:span text:style-name="T18">70</text:span><text:span text:style-name="T18"/></text:p>
          </table:table-cell>
          <table:table-cell table:style-name="Table8.C2" office:value-type="string">
            <text:p text:style-name="P2" loext:marker-style-name="T18"><text:span text:style-name="T18">4900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70</text:span><text:span text:style-name="T18"/></text:p>
          </table:table-cell>
          <table:table-cell table:style-name="Table8.C2" office:value-type="string">
            <text:p text:style-name="P2" loext:marker-style-name="T18"><text:span text:style-name="T18">10</text:span><text:span text:style-name="T18"/></text:p>
          </table:table-cell>
          <table:table-cell table:style-name="Table8.C2" office:value-type="string">
            <text:p text:style-name="P2" loext:marker-style-name="T18"><text:span text:style-name="T18">100</text:span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B2" office:value-type="string">
            <text:p text:style-name="P2" loext:marker-style-name="T18"><text:span text:style-name="T18">358</text:span><text:span text:style-name="T18"/></text:p>
          </table:table-cell>
          <table:table-cell table:style-name="Table8.C2" office:value-type="string">
            <text:p text:style-name="P2" loext:marker-style-name="T18"><text:span text:style-name="T18">-2</text:span><text:span text:style-name="T18"/></text:p>
          </table:table-cell>
          <table:table-cell table:style-name="Table8.C2" office:value-type="string">
            <text:p text:style-name="P2" loext:marker-style-name="T18"><text:span text:style-name="T18">4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75</text:span><text:span text:style-name="T18"/></text:p>
          </table:table-cell>
          <table:table-cell table:style-name="Table8.C2" office:value-type="string">
            <text:p text:style-name="P2" loext:marker-style-name="T18"><text:span text:style-name="T18">15</text:span><text:span text:style-name="T18"/></text:p>
          </table:table-cell>
          <table:table-cell table:style-name="Table8.C2" office:value-type="string">
            <text:p text:style-name="P2" loext:marker-style-name="T18"><text:span text:style-name="T18">225</text:span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B2" office:value-type="string">
            <text:p text:style-name="P2" loext:marker-style-name="T18"><text:span text:style-name="T18">378</text:span><text:span text:style-name="T18"/></text:p>
          </table:table-cell>
          <table:table-cell table:style-name="Table8.C2" office:value-type="string">
            <text:p text:style-name="P2" loext:marker-style-name="T18"><text:span text:style-name="T18">18</text:span><text:span text:style-name="T18"/></text:p>
          </table:table-cell>
          <table:table-cell table:style-name="Table8.C2" office:value-type="string">
            <text:p text:style-name="P2" loext:marker-style-name="T18"><text:span text:style-name="T18">324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20</text:span><text:span text:style-name="T18"/></text:p>
          </table:table-cell>
          <table:table-cell table:style-name="Table8.C2" office:value-type="string">
            <text:p text:style-name="P2" loext:marker-style-name="T18"><text:span text:style-name="T18">-40</text:span><text:span text:style-name="T18"/></text:p>
          </table:table-cell>
          <table:table-cell table:style-name="Table8.C2" office:value-type="string">
            <text:p text:style-name="P2" loext:marker-style-name="T18"><text:span text:style-name="T18">1600</text:span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B2" office:value-type="string">
            <text:p text:style-name="P2" loext:marker-style-name="T18"><text:span text:style-name="T18">395</text:span><text:span text:style-name="T18"/></text:p>
          </table:table-cell>
          <table:table-cell table:style-name="Table8.C2" office:value-type="string">
            <text:p text:style-name="P2" loext:marker-style-name="T18"><text:span text:style-name="T18">35</text:span><text:span text:style-name="T18"/></text:p>
          </table:table-cell>
          <table:table-cell table:style-name="Table8.C2" office:value-type="string">
            <text:p text:style-name="P2" loext:marker-style-name="T18"><text:span text:style-name="T18">1225</text:span><text:span text:style-name="T18"/></text:p>
          </table:table-cell>
        </table:table-row>
        <table:table-row table:style-name="Table8.11">
          <table:table-cell table:style-name="Table8.B2" office:value-type="string">
            <text:p text:style-name="P17"><text:span text:style-name="T18"> Total</text:span></text:p>
          </table:table-cell>
          <table:table-cell table:style-name="Table8.C2" office:value-type="string">
            <text:p text:style-name="P17"><text:span text:style-name="T18">-90</text:span></text:p>
          </table:table-cell>
          <table:table-cell table:style-name="Table8.C2" office:value-type="string">
            <text:p text:style-name="P17"><text:span text:style-name="T18">3842</text:span></text:p>
          </table:table-cell>
          <table:table-cell table:style-name="Table8.D9" office:value-type="string">
            <text:p text:style-name="P19" loext:marker-style-name="T18"/>
          </table:table-cell>
          <table:table-cell table:style-name="Table8.B2" office:value-type="string">
            <text:p text:style-name="P17"><text:span text:style-name="T18">Total</text:span></text:p>
          </table:table-cell>
          <table:table-cell table:style-name="Table8.C2" office:value-type="string">
            <text:p text:style-name="P17"><text:span text:style-name="T18">84</text:span></text:p>
          </table:table-cell>
          <table:table-cell table:style-name="Table8.C2" office:value-type="string">
            <text:p text:style-name="P17"><text:span text:style-name="T18">7682</text:span></text:p>
          </table:table-cell>
        </table:table-row>
        <table:table-row table:style-name="Table8.7"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</table:table-row>
        <table:table-row table:style-name="Table8.7"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</table:table-row>
        <table:table-row table:style-name="Table8.9">
          <table:table-cell table:style-name="Table8.B1" office:value-type="string">
            <text:p text:style-name="P2" loext:marker-style-name="T18"><text:span text:style-name="T18"/></text:p>
          </table:table-cell>
          <table:table-cell table:style-name="Table8.C1" office:value-type="string">
            <text:p text:style-name="P17"><text:span text:style-name="T18">5</text:span><text:span text:style-name="T31">th </text:span><text:span text:style-name="T18">Class</text:span></text:p>
          </table:table-cell>
          <table:table-cell table:style-name="Table8.C1" office:value-type="string">
            <text:p text:style-name="P2" loext:marker-style-name="T18"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</table:table-row>
        <table:table-row table:style-name="Table8.9">
          <table:table-cell table:style-name="Table8.B2" office:value-type="string">
            <text:p text:style-name="P2" loext:marker-style-name="T18"><text:span text:style-name="T18"/></text:p>
          </table:table-cell>
          <table:table-cell table:style-name="Table8.C2" office:value-type="string">
            <text:p text:style-name="P17"><text:span text:style-name="T18">y</text:span><text:span text:style-name="T21">i</text:span></text:p>
          </table:table-cell>
          <table:table-cell table:style-name="Table8.C2" office:value-type="string">
            <text:p text:style-name="P17"><text:span text:style-name="T18">y</text:span><text:span text:style-name="T21">i</text:span><text:span text:style-name="T31">2</text:span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28</text:span><text:span text:style-name="T18"/></text:p>
          </table:table-cell>
          <table:table-cell table:style-name="Table8.C2" office:value-type="string">
            <text:p text:style-name="P2" loext:marker-style-name="T18"><text:span text:style-name="T18">-32</text:span><text:span text:style-name="T18"/></text:p>
          </table:table-cell>
          <table:table-cell table:style-name="Table8.C2" office:value-type="string">
            <text:p text:style-name="P2" loext:marker-style-name="T18"><text:span text:style-name="T18">1024</text:span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83</text:span><text:span text:style-name="T18"/></text:p>
          </table:table-cell>
          <table:table-cell table:style-name="Table8.C2" office:value-type="string">
            <text:p text:style-name="P2" loext:marker-style-name="T18"><text:span text:style-name="T18">23</text:span><text:span text:style-name="T18"/></text:p>
          </table:table-cell>
          <table:table-cell table:style-name="Table8.C2" office:value-type="string">
            <text:p text:style-name="P2" loext:marker-style-name="T18"><text:span text:style-name="T18">529</text:span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83</text:span><text:span text:style-name="T18"/></text:p>
          </table:table-cell>
          <table:table-cell table:style-name="Table8.C2" office:value-type="string">
            <text:p text:style-name="P2" loext:marker-style-name="T18"><text:span text:style-name="T18">23</text:span><text:span text:style-name="T18"/></text:p>
          </table:table-cell>
          <table:table-cell table:style-name="Table8.C2" office:value-type="string">
            <text:p text:style-name="P2" loext:marker-style-name="T18"><text:span text:style-name="T18">529</text:span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75</text:span><text:span text:style-name="T18"/></text:p>
          </table:table-cell>
          <table:table-cell table:style-name="Table8.C2" office:value-type="string">
            <text:p text:style-name="P2" loext:marker-style-name="T18"><text:span text:style-name="T18">15</text:span><text:span text:style-name="T18"/></text:p>
          </table:table-cell>
          <table:table-cell table:style-name="Table8.C2" office:value-type="string">
            <text:p text:style-name="P2" loext:marker-style-name="T18"><text:span text:style-name="T18">225</text:span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308</text:span><text:span text:style-name="T18"/></text:p>
          </table:table-cell>
          <table:table-cell table:style-name="Table8.C2" office:value-type="string">
            <text:p text:style-name="P2" loext:marker-style-name="T18"><text:span text:style-name="T18">-52</text:span><text:span text:style-name="T18"/></text:p>
          </table:table-cell>
          <table:table-cell table:style-name="Table8.C2" office:value-type="string">
            <text:p text:style-name="P2" loext:marker-style-name="T18"><text:span text:style-name="T18">2704</text:span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</table:table-row>
        <table:table-row table:style-name="Table8.11">
          <table:table-cell table:style-name="Table8.B2" office:value-type="string">
            <text:p text:style-name="P2" loext:marker-style-name="T18"><text:span text:style-name="T18">400</text:span><text:span text:style-name="T18"/></text:p>
          </table:table-cell>
          <table:table-cell table:style-name="Table8.C2" office:value-type="string">
            <text:p text:style-name="P2" loext:marker-style-name="T18"><text:span text:style-name="T18">40</text:span><text:span text:style-name="T18"/></text:p>
          </table:table-cell>
          <table:table-cell table:style-name="Table8.C2" office:value-type="string">
            <text:p text:style-name="P2" loext:marker-style-name="T18"><text:span text:style-name="T18">1600</text:span><text:span text:style-name="T18"/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</table:table-row>
        <table:table-row table:style-name="Table8.11">
          <table:table-cell table:style-name="Table8.B2" office:value-type="string">
            <text:p text:style-name="P17"><text:span text:style-name="T18"> Total</text:span></text:p>
          </table:table-cell>
          <table:table-cell table:style-name="Table8.C2" office:value-type="string">
            <text:p text:style-name="P17"><text:span text:style-name="T18">17</text:span></text:p>
          </table:table-cell>
          <table:table-cell table:style-name="Table8.C2" office:value-type="string">
            <text:p text:style-name="P17"><text:span text:style-name="T18">6611</text:span></text:p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  <table:table-cell table:style-name="Table8.D9" office:value-type="string">
            <text:p text:style-name="P18" loext:marker-style-name="T22"/>
          </table:table-cell>
        </table:table-row>
      </table:table>
      <text:p text:style-name="P12" loext:marker-style-name="T5"/>
      <text:p text:style-name="P12" loext:marker-style-name="T5"/>
      <text:p text:style-name="P6"><text:span text:style-name="T5">Exp8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row table:style-name="Table9.1">
          <table:table-cell table:style-name="Table9.A1" office:value-type="string">
            <text:p text:style-name="P20" loext:marker-style-name="T18"><text:span text:style-name="T18"/></text:p>
          </table:table-cell>
          <table:table-cell table:style-name="Table9.B1" office:value-type="string">
            <text:p text:style-name="P20" loext:marker-style-name="T18"><text:span text:style-name="T18"/></text:p>
          </table:table-cell>
          <table:table-cell table:style-name="Table9.B1" office:value-type="string">
            <text:p text:style-name="P20" loext:marker-style-name="T18"><text:span text:style-name="T18"/></text:p>
          </table:table-cell>
          <table:table-cell table:style-name="Table9.D1" office:value-type="string">
            <text:p text:style-name="P2" loext:marker-style-name="T19"><text:span text:style-name="T19">BLOCKS</text:span><text:span text:style-name="T19"/></text:p>
          </table:table-cell>
          <table:table-cell table:style-name="Table9.B1" office:value-type="string">
            <text:p text:style-name="P20" loext:marker-style-name="T18"><text:span text:style-name="T18"/></text:p>
          </table:table-cell>
          <table:table-cell table:style-name="Table9.B1" office:value-type="string">
            <text:p text:style-name="P20" loext:marker-style-name="T18"><text:span text:style-name="T18"/></text:p>
          </table:table-cell>
          <table:table-cell table:style-name="Table9.B1" office:value-type="string">
            <text:p text:style-name="P20" loext:marker-style-name="T18"><text:span text:style-name="T18"/></text:p>
          </table:table-cell>
          <table:table-cell table:style-name="Table9.H1" office:value-type="string">
            <text:p text:style-name="P20" loext:marker-style-name="T18"><text:span text:style-name="T18"/></text:p>
          </table:table-cell>
        </table:table-row>
        <table:table-row table:style-name="Table9.2">
          <table:table-cell table:style-name="Table9.A2" office:value-type="string">
            <text:p text:style-name="P2" loext:marker-style-name="T18"><text:span text:style-name="T18"/></text:p>
          </table:table-cell>
          <table:table-cell table:style-name="Table9.B2" office:value-type="string">
            <text:p text:style-name="P2" loext:marker-style-name="T18"><text:span text:style-name="T18"/></text:p>
          </table:table-cell>
          <table:table-cell table:style-name="Table9.B2" office:value-type="string">
            <text:p text:style-name="P2" loext:marker-style-name="T19"><text:span text:style-name="T19">I</text:span><text:span text:style-name="T19"/></text:p>
          </table:table-cell>
          <table:table-cell table:style-name="Table9.B2" office:value-type="string">
            <text:p text:style-name="P2" loext:marker-style-name="T19"><text:span text:style-name="T19">II</text:span><text:span text:style-name="T19"/></text:p>
          </table:table-cell>
          <table:table-cell table:style-name="Table9.B2" office:value-type="string">
            <text:p text:style-name="P2" loext:marker-style-name="T19"><text:span text:style-name="T19">III</text:span><text:span text:style-name="T19"/></text:p>
          </table:table-cell>
          <table:table-cell table:style-name="Table9.B2" office:value-type="string">
            <text:p text:style-name="P2" loext:marker-style-name="T19"><text:span text:style-name="T19">IV</text:span><text:span text:style-name="T19"/></text:p>
          </table:table-cell>
          <table:table-cell table:style-name="Table9.B2" office:value-type="string">
            <text:p text:style-name="P2" loext:marker-style-name="T19"><text:span text:style-name="T19">Total (T</text:span><text:span text:style-name="T25">io</text:span><text:span text:style-name="T19">)</text:span></text:p>
          </table:table-cell>
          <table:table-cell table:style-name="Table9.B2" office:value-type="string">
            <text:p text:style-name="P2" loext:marker-style-name="T19"><text:span text:style-name="T19">Square Of Total</text:span><text:span text:style-name="T19"/></text:p>
          </table:table-cell>
        </table:table-row>
        <table:table-row table:style-name="Table9.3">
          <table:table-cell table:style-name="Table9.A3" office:value-type="string">
            <text:p text:style-name="P2" loext:marker-style-name="T19"><text:span text:style-name="T19">A</text:span><text:span text:style-name="T19"/></text:p>
          </table:table-cell>
          <table:table-cell table:style-name="Table9.B3" office:value-type="string">
            <text:p text:style-name="P2" loext:marker-style-name="T32"><text:span text:style-name="T32">y</text:span><text:span text:style-name="T32"/></text:p>
          </table:table-cell>
          <table:table-cell table:style-name="Table9.C3" office:value-type="string">
            <text:p text:style-name="P2" loext:marker-style-name="T19"><text:span text:style-name="T19">8</text:span><text:span text:style-name="T19"/></text:p>
          </table:table-cell>
          <table:table-cell table:style-name="Table9.D3" office:value-type="string">
            <text:p text:style-name="P2" loext:marker-style-name="T19"><text:span text:style-name="T19">8</text:span><text:span text:style-name="T19"/></text:p>
          </table:table-cell>
          <table:table-cell table:style-name="Table9.E3" office:value-type="string">
            <text:p text:style-name="P2" loext:marker-style-name="T19"><text:span text:style-name="T19">6</text:span><text:span text:style-name="T19"/></text:p>
          </table:table-cell>
          <table:table-cell table:style-name="Table9.F3" office:value-type="string">
            <text:p text:style-name="P2" loext:marker-style-name="T19"><text:span text:style-name="T19">8</text:span><text:span text:style-name="T19"/></text:p>
          </table:table-cell>
          <table:table-cell table:style-name="Table9.G3" office:value-type="string">
            <text:p text:style-name="P2" loext:marker-style-name="T19"><text:span text:style-name="T19">30</text:span><text:span text:style-name="T19"/></text:p>
          </table:table-cell>
          <table:table-cell table:style-name="Table9.H3" table:number-rows-spanned="2" office:value-type="string">
            <text:p text:style-name="P2" loext:marker-style-name="T19"><text:span text:style-name="T19">900</text:span><text:span text:style-name="T19"/></text:p>
          </table:table-cell>
        </table:table-row>
        <table:table-row table:style-name="Table9.4">
          <table:table-cell table:style-name="Table9.A4" table:number-rows-spanned="2" office:value-type="string">
            <text:p text:style-name="P2" loext:marker-style-name="T19"><text:span text:style-name="T19"/></text:p>
          </table:table-cell>
          <table:table-cell table:style-name="Table9.H3" office:value-type="string">
            <text:p text:style-name="P2" loext:marker-style-name="T32"><text:span text:style-name="T32">y</text:span><text:span text:style-name="T33">2</text:span></text:p>
          </table:table-cell>
          <table:table-cell table:style-name="Table9.C4" office:value-type="string">
            <text:p text:style-name="P2" loext:marker-style-name="T19"><text:span text:style-name="T19">64</text:span><text:span text:style-name="T19"/></text:p>
          </table:table-cell>
          <table:table-cell table:style-name="Table9.D4" office:value-type="string">
            <text:p text:style-name="P2" loext:marker-style-name="T19"><text:span text:style-name="T19">64</text:span><text:span text:style-name="T19"/></text:p>
          </table:table-cell>
          <table:table-cell table:style-name="Table9.E4" office:value-type="string">
            <text:p text:style-name="P2" loext:marker-style-name="T19"><text:span text:style-name="T19">36</text:span><text:span text:style-name="T19"/></text:p>
          </table:table-cell>
          <table:table-cell table:style-name="Table9.F4" office:value-type="string">
            <text:p text:style-name="P2" loext:marker-style-name="T19"><text:span text:style-name="T19">64</text:span><text:span text:style-name="T19"/></text:p>
          </table:table-cell>
          <table:table-cell table:style-name="Table9.G4" office:value-type="string">
            <text:p text:style-name="P2" loext:marker-style-name="T19"><text:span text:style-name="T19">228</text:span><text:span text:style-name="T19"/></text:p>
          </table:table-cell>
          <table:covered-table-cell table:style-name="Table9.H4"/>
        </table:table-row>
        <table:table-row table:style-name="Table9.5">
          <table:covered-table-cell table:style-name="Table9.A5"/>
          <table:table-cell table:style-name="Table9.B5" office:value-type="string">
            <text:p text:style-name="P21" loext:marker-style-name="T32"/>
          </table:table-cell>
          <table:table-cell table:style-name="Table9.C5" office:value-type="string">
            <text:p text:style-name="P2" loext:marker-style-name="T19"><text:span text:style-name="T19"/></text:p>
          </table:table-cell>
          <table:table-cell table:style-name="Table9.D5" office:value-type="string">
            <text:p text:style-name="P2" loext:marker-style-name="T19"><text:span text:style-name="T19"/></text:p>
          </table:table-cell>
          <table:table-cell table:style-name="Table9.E5" office:value-type="string">
            <text:p text:style-name="P2" loext:marker-style-name="T19"><text:span text:style-name="T19"/></text:p>
          </table:table-cell>
          <table:table-cell table:style-name="Table9.F5" office:value-type="string">
            <text:p text:style-name="P2" loext:marker-style-name="T19"><text:span text:style-name="T19"/></text:p>
          </table:table-cell>
          <table:table-cell table:style-name="Table9.G5" office:value-type="string">
            <text:p text:style-name="P22" loext:marker-style-name="T19"/>
          </table:table-cell>
          <table:table-cell table:style-name="Table9.H5" office:value-type="string">
            <text:p text:style-name="P2" loext:marker-style-name="T19"><text:span text:style-name="T19"/></text:p>
          </table:table-cell>
        </table:table-row>
        <table:table-row table:style-name="Table9.3">
          <table:table-cell table:style-name="Table9.A6" office:value-type="string">
            <text:p text:style-name="P2" loext:marker-style-name="T19"><text:span text:style-name="T19">B</text:span><text:span text:style-name="T19"/></text:p>
          </table:table-cell>
          <table:table-cell table:style-name="Table9.B6" office:value-type="string">
            <text:p text:style-name="P2" loext:marker-style-name="T32"><text:span text:style-name="T32">y</text:span><text:span text:style-name="T32"/></text:p>
          </table:table-cell>
          <table:table-cell table:style-name="Table9.C6" office:value-type="string">
            <text:p text:style-name="P2" loext:marker-style-name="T19"><text:span text:style-name="T19">10</text:span><text:span text:style-name="T19"/></text:p>
          </table:table-cell>
          <table:table-cell table:style-name="Table9.D6" office:value-type="string">
            <text:p text:style-name="P2" loext:marker-style-name="T19"><text:span text:style-name="T19">8</text:span><text:span text:style-name="T19"/></text:p>
          </table:table-cell>
          <table:table-cell table:style-name="Table9.E6" office:value-type="string">
            <text:p text:style-name="P2" loext:marker-style-name="T19"><text:span text:style-name="T19">9</text:span><text:span text:style-name="T19"/></text:p>
          </table:table-cell>
          <table:table-cell table:style-name="Table9.F6" office:value-type="string">
            <text:p text:style-name="P2" loext:marker-style-name="T19"><text:span text:style-name="T19">10</text:span><text:span text:style-name="T19"/></text:p>
          </table:table-cell>
          <table:table-cell table:style-name="Table9.G6" office:value-type="string">
            <text:p text:style-name="P2" loext:marker-style-name="T19"><text:span text:style-name="T19">37</text:span><text:span text:style-name="T19"/></text:p>
          </table:table-cell>
          <table:table-cell table:style-name="Table9.H6" table:number-rows-spanned="2" office:value-type="string">
            <text:p text:style-name="P2" loext:marker-style-name="T19"><text:span text:style-name="T19">1369</text:span><text:span text:style-name="T19"/></text:p>
          </table:table-cell>
        </table:table-row>
        <table:table-row table:style-name="Table9.7">
          <table:table-cell table:style-name="Table9.A7" table:number-rows-spanned="2" office:value-type="string">
            <text:p text:style-name="P2" loext:marker-style-name="T19"><text:span text:style-name="T19"/></text:p>
          </table:table-cell>
          <table:table-cell table:style-name="Table9.H3" office:value-type="string">
            <text:p text:style-name="P2" loext:marker-style-name="T32"><text:span text:style-name="T32">y</text:span><text:span text:style-name="T33">2</text:span></text:p>
          </table:table-cell>
          <table:table-cell table:style-name="Table9.C7" office:value-type="string">
            <text:p text:style-name="P2" loext:marker-style-name="T19"><text:span text:style-name="T19">100</text:span><text:span text:style-name="T19"/></text:p>
          </table:table-cell>
          <table:table-cell table:style-name="Table9.D7" office:value-type="string">
            <text:p text:style-name="P2" loext:marker-style-name="T19"><text:span text:style-name="T19">64</text:span><text:span text:style-name="T19"/></text:p>
          </table:table-cell>
          <table:table-cell table:style-name="Table9.E7" office:value-type="string">
            <text:p text:style-name="P2" loext:marker-style-name="T19"><text:span text:style-name="T19">81</text:span><text:span text:style-name="T19"/></text:p>
          </table:table-cell>
          <table:table-cell table:style-name="Table9.F7" office:value-type="string">
            <text:p text:style-name="P2" loext:marker-style-name="T19"><text:span text:style-name="T19">100</text:span><text:span text:style-name="T19"/></text:p>
          </table:table-cell>
          <table:table-cell table:style-name="Table9.G7" office:value-type="string">
            <text:p text:style-name="P2" loext:marker-style-name="T19"><text:span text:style-name="T19">345</text:span><text:span text:style-name="T19"/></text:p>
          </table:table-cell>
          <table:covered-table-cell table:style-name="Table9.H7"/>
        </table:table-row>
        <table:table-row table:style-name="Table9.5">
          <table:covered-table-cell table:style-name="Table9.A8"/>
          <table:table-cell table:style-name="Table9.B5" office:value-type="string">
            <text:p text:style-name="P21" loext:marker-style-name="T32"/>
          </table:table-cell>
          <table:table-cell table:style-name="Table9.C8" office:value-type="string">
            <text:p text:style-name="P22" loext:marker-style-name="T19"/>
          </table:table-cell>
          <table:table-cell table:style-name="Table9.D8" office:value-type="string">
            <text:p text:style-name="P22" loext:marker-style-name="T19"/>
          </table:table-cell>
          <table:table-cell table:style-name="Table9.E8" office:value-type="string">
            <text:p text:style-name="P22" loext:marker-style-name="T19"/>
          </table:table-cell>
          <table:table-cell table:style-name="Table9.F8" office:value-type="string">
            <text:p text:style-name="P22" loext:marker-style-name="T19"/>
          </table:table-cell>
          <table:table-cell table:style-name="Table9.G8" office:value-type="string">
            <text:p text:style-name="P22" loext:marker-style-name="T19"/>
          </table:table-cell>
          <table:table-cell table:style-name="Table9.H8" office:value-type="string">
            <text:p text:style-name="P2" loext:marker-style-name="T19"><text:span text:style-name="T19"/></text:p>
          </table:table-cell>
        </table:table-row>
        <table:table-row table:style-name="Table9.4">
          <table:table-cell table:style-name="Table9.A9" office:value-type="string">
            <text:p text:style-name="P2" loext:marker-style-name="T19"><text:span text:style-name="T19">C</text:span><text:span text:style-name="T19"/></text:p>
          </table:table-cell>
          <table:table-cell table:style-name="Table9.B6" office:value-type="string">
            <text:p text:style-name="P2" loext:marker-style-name="T32"><text:span text:style-name="T32">y</text:span><text:span text:style-name="T32"/></text:p>
          </table:table-cell>
          <table:table-cell table:style-name="Table9.C9" office:value-type="string">
            <text:p text:style-name="P2" loext:marker-style-name="T19"><text:span text:style-name="T19">12</text:span><text:span text:style-name="T19"/></text:p>
          </table:table-cell>
          <table:table-cell table:style-name="Table9.D9" office:value-type="string">
            <text:p text:style-name="P2" loext:marker-style-name="T19"><text:span text:style-name="T19">10</text:span><text:span text:style-name="T19"/></text:p>
          </table:table-cell>
          <table:table-cell table:style-name="Table9.E9" office:value-type="string">
            <text:p text:style-name="P2" loext:marker-style-name="T19"><text:span text:style-name="T19">10</text:span><text:span text:style-name="T19"/></text:p>
          </table:table-cell>
          <table:table-cell table:style-name="Table9.F9" office:value-type="string">
            <text:p text:style-name="P2" loext:marker-style-name="T19"><text:span text:style-name="T19">9</text:span><text:span text:style-name="T19"/></text:p>
          </table:table-cell>
          <table:table-cell table:style-name="Table9.G9" office:value-type="string">
            <text:p text:style-name="P2" loext:marker-style-name="T19"><text:span text:style-name="T19">41</text:span><text:span text:style-name="T19"/></text:p>
          </table:table-cell>
          <table:table-cell table:style-name="Table9.H6" table:number-rows-spanned="2" office:value-type="string">
            <text:p text:style-name="P2" loext:marker-style-name="T19"><text:span text:style-name="T19">1681</text:span><text:span text:style-name="T19"/></text:p>
          </table:table-cell>
        </table:table-row>
        <table:table-row table:style-name="Table9.4">
          <table:table-cell table:style-name="Table9.A10" office:value-type="string">
            <text:p text:style-name="P2" loext:marker-style-name="T18"><text:span text:style-name="T18"/></text:p>
          </table:table-cell>
          <table:table-cell table:style-name="Table9.H3" office:value-type="string">
            <text:p text:style-name="P2" loext:marker-style-name="T32"><text:span text:style-name="T32">y</text:span><text:span text:style-name="T33">2</text:span></text:p>
          </table:table-cell>
          <table:table-cell table:style-name="Table9.C10" office:value-type="string">
            <text:p text:style-name="P2" loext:marker-style-name="T19"><text:span text:style-name="T19">144</text:span><text:span text:style-name="T19"/></text:p>
          </table:table-cell>
          <table:table-cell table:style-name="Table9.D10" office:value-type="string">
            <text:p text:style-name="P2" loext:marker-style-name="T19"><text:span text:style-name="T19">100</text:span><text:span text:style-name="T19"/></text:p>
          </table:table-cell>
          <table:table-cell table:style-name="Table9.E10" office:value-type="string">
            <text:p text:style-name="P2" loext:marker-style-name="T19"><text:span text:style-name="T19">100</text:span><text:span text:style-name="T19"/></text:p>
          </table:table-cell>
          <table:table-cell table:style-name="Table9.F10" office:value-type="string">
            <text:p text:style-name="P2" loext:marker-style-name="T19"><text:span text:style-name="T19">81</text:span><text:span text:style-name="T19"/></text:p>
          </table:table-cell>
          <table:table-cell table:style-name="Table9.G10" office:value-type="string">
            <text:p text:style-name="P2" loext:marker-style-name="T19"><text:span text:style-name="T19">425</text:span><text:span text:style-name="T19"/></text:p>
          </table:table-cell>
          <table:covered-table-cell table:style-name="Table9.H10"/>
        </table:table-row>
        <table:table-row table:style-name="Table9.11">
          <table:table-cell table:style-name="Table9.A11" table:number-rows-spanned="3" office:value-type="string">
            <text:p text:style-name="P2" loext:marker-style-name="T18"><text:span text:style-name="T18"/></text:p>
          </table:table-cell>
          <table:table-cell table:style-name="Table9.B11" office:value-type="string">
            <text:p text:style-name="P2" loext:marker-style-name="T18"><text:span text:style-name="T18"/></text:p>
          </table:table-cell>
          <table:table-cell table:style-name="Table9.C11" office:value-type="string">
            <text:p text:style-name="P2" loext:marker-style-name="T18"><text:span text:style-name="T18"/></text:p>
          </table:table-cell>
          <table:table-cell table:style-name="Table9.D11" office:value-type="string">
            <text:p text:style-name="P2" loext:marker-style-name="T18"><text:span text:style-name="T18"/></text:p>
          </table:table-cell>
          <table:table-cell table:style-name="Table9.E11" office:value-type="string">
            <text:p text:style-name="P2" loext:marker-style-name="T18"><text:span text:style-name="T18"/></text:p>
          </table:table-cell>
          <table:table-cell table:style-name="Table9.F11" office:value-type="string">
            <text:p text:style-name="P2" loext:marker-style-name="T18"><text:span text:style-name="T18"/></text:p>
          </table:table-cell>
          <table:table-cell table:style-name="Table9.G11" table:number-rows-spanned="3" table:number-columns-spanned="2" office:value-type="string">
            <text:p text:style-name="P2" loext:marker-style-name="T18"><text:span text:style-name="T18"/></text:p>
          </table:table-cell>
          <table:covered-table-cell/>
        </table:table-row>
        <table:table-row table:style-name="Table9.12">
          <table:covered-table-cell table:style-name="Table9.A12"/>
          <table:table-cell table:style-name="Table9.H3" office:value-type="string">
            <text:p text:style-name="P2" loext:marker-style-name="T19"><text:span text:style-name="T19">Total (T</text:span><text:span text:style-name="T25">oj</text:span><text:span text:style-name="T19">)</text:span></text:p>
          </table:table-cell>
          <table:table-cell table:style-name="Table9.B2" office:value-type="string">
            <text:p text:style-name="P2" loext:marker-style-name="T19"><text:span text:style-name="T19">30</text:span><text:span text:style-name="T19"/></text:p>
          </table:table-cell>
          <table:table-cell table:style-name="Table9.B2" office:value-type="string">
            <text:p text:style-name="P2" loext:marker-style-name="T19"><text:span text:style-name="T19">26</text:span><text:span text:style-name="T19"/></text:p>
          </table:table-cell>
          <table:table-cell table:style-name="Table9.B2" office:value-type="string">
            <text:p text:style-name="P2" loext:marker-style-name="T19"><text:span text:style-name="T19">25</text:span><text:span text:style-name="T19"/></text:p>
          </table:table-cell>
          <table:table-cell table:style-name="Table9.B2" office:value-type="string">
            <text:p text:style-name="P2" loext:marker-style-name="T19"><text:span text:style-name="T19">27</text:span><text:span text:style-name="T19"/></text:p>
          </table:table-cell>
          <table:covered-table-cell table:style-name="Table9.G12"/>
          <table:covered-table-cell/>
        </table:table-row>
        <table:table-row table:style-name="Table9.13">
          <table:covered-table-cell table:style-name="Table9.A13"/>
          <table:table-cell table:style-name="Table9.H3" office:value-type="string">
            <text:p text:style-name="P2" loext:marker-style-name="T19"><text:span text:style-name="T19">Square Of Total</text:span><text:span text:style-name="T19"/></text:p>
          </table:table-cell>
          <table:table-cell table:style-name="Table9.B2" office:value-type="string">
            <text:p text:style-name="P2" loext:marker-style-name="T19"><text:span text:style-name="T19">900</text:span><text:span text:style-name="T19"/></text:p>
          </table:table-cell>
          <table:table-cell table:style-name="Table9.B2" office:value-type="string">
            <text:p text:style-name="P2" loext:marker-style-name="T19"><text:span text:style-name="T19">676</text:span><text:span text:style-name="T19"/></text:p>
          </table:table-cell>
          <table:table-cell table:style-name="Table9.B2" office:value-type="string">
            <text:p text:style-name="P2" loext:marker-style-name="T19"><text:span text:style-name="T19">625</text:span><text:span text:style-name="T19"/></text:p>
          </table:table-cell>
          <table:table-cell table:style-name="Table9.B2" office:value-type="string">
            <text:p text:style-name="P2" loext:marker-style-name="T19"><text:span text:style-name="T19">729</text:span><text:span text:style-name="T19"/></text:p>
          </table:table-cell>
          <table:covered-table-cell table:style-name="Table9.G13"/>
          <table:covered-table-cell/>
        </table:table-row>
      </table:table>
      <text:p text:style-name="P12" loext:marker-style-name="T5"/>
      <text:p text:style-name="P12" loext:marker-style-name="T5"/>
      <text:p text:style-name="P23">Exp10</text:p>
      <text:p text:style-name="P24" loext:marker-style-name="T5"><draw:frame draw:style-name="fr6" draw:name="Object6" text:anchor-type="char" svg:x="0.0173in" svg:y="-0.0327in" svg:width="7.3764in" svg:height="2.0228in" draw:z-index="15"><draw:object xlink:href="./Object 6" xlink:type="simple" xlink:show="embed" xlink:actuate="onLoad"/><draw:image xlink:href="./ObjectReplacements/Object 6" xlink:type="simple" xlink:show="embed" xlink:actuate="onLoad"/></draw:frame></text:p>
      <text:p text:style-name="P24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><text:soft-page-break/></text:p>
      <text:p text:style-name="P25" loext:marker-style-name="T5"><draw:frame draw:style-name="fr7" draw:name="Object7" text:anchor-type="char" svg:width="5.2917in" svg:height="1.6484in" draw:z-index="16"><draw:object xlink:href="./Object 7" xlink:type="simple" xlink:show="embed" xlink:actuate="onLoad"/><draw:image xlink:href="./ObjectReplacements/Object 7" xlink:type="simple" xlink:show="embed" xlink:actuate="onLoad"/></draw:frame></text:p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><draw:frame draw:style-name="fr6" draw:name="Object9" text:anchor-type="char" svg:x="0.1909in" svg:y="-0.1374in" svg:width="7.139in" svg:height="2.0681in" draw:z-index="17"><draw:object xlink:href="./Object 9" xlink:type="simple" xlink:show="embed" xlink:actuate="onLoad"/><draw:image xlink:href="./ObjectReplacements/Object 9" xlink:type="simple" xlink:show="embed" xlink:actuate="onLoad"/></draw:frame></text:p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6"><text:soft-page-break/>exp11</text:p>
      <text:p text:style-name="P25" loext:marker-style-name="T5"><draw:frame draw:style-name="fr8" draw:name="Object3" text:anchor-type="char" svg:x="0.2335in" svg:y="-0.0634in" svg:width="6.7299in" svg:height="9.3445in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4" loext:marker-style-name="T5">exp11</text:p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/>
      <text:p text:style-name="P12" loext:marker-style-name="T5"/>
      <text:p text:style-name="P25" loext:marker-style-name="T5"/>
      <text:p text:style-name="P25" loext:marker-style-name="T5"/>
      <text:p text:style-name="P25" loext:marker-style-name="T5"/>
      <text:p text:style-name="P25" loext:marker-style-name="T5"><draw:frame draw:style-name="fr8" draw:name="Object4" text:anchor-type="char" svg:x="0.2181in" svg:y="0.0638in" svg:width="6.6402in" svg:height="2.4291in" draw:z-index="11"><draw:object xlink:href="./Object 4" xlink:type="simple" xlink:show="embed" xlink:actuate="onLoad"/><draw:image xlink:href="./ObjectReplacements/Object 4" xlink:type="simple" xlink:show="embed" xlink:actuate="onLoad"/></draw:frame><draw:frame draw:style-name="fr8" draw:name="Object5" text:anchor-type="char" svg:x="0.248in" svg:y="3.0929in" svg:width="7.1453in" svg:height="2.8764in" draw:z-index="12"><draw:object xlink:href="./Object 5" xlink:type="simple" xlink:show="embed" xlink:actuate="onLoad"/><draw:image xlink:href="./ObjectReplacements/Object 5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2T14:42:00</meta:creation-date>
    <meta:initial-creator>ram</meta:initial-creator>
    <dc:language>en-US</dc:language>
    <meta:print-date>2025-04-24T12:20:32.034224500</meta:print-date>
    <dc:date>2025-04-24T12:28:16.897225700</dc:date>
    <meta:editing-cycles>5</meta:editing-cycles>
    <meta:editing-duration>PT1H46M44S</meta:editing-duration>
    <meta:generator>LibreOffice/25.2.2.2$Windows_X86_64 LibreOffice_project/7370d4be9e3cf6031a51beef54ff3bda878e3fac</meta:generator>
    <meta:printed-by>PDF files</meta:printed-by>
    <meta:document-statistic meta:table-count="9" meta:image-count="0" meta:object-count="8" meta:page-count="11" meta:paragraph-count="830" meta:word-count="871" meta:character-count="2794" meta:non-whitespace-character-count="2745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frac>
        <mn>485.5</mn>
        <mn>36</mn>
      </mfrac>
      <mo stretchy="false">=</mo>
      <mn>13.786</mn>
    </mrow>
    <annotation encoding="StarMath 5.0">{485.5} over {36} = 13.786</annotation>
  </semantics>
</math>
</file>

<file path=Object 2/content.xml><?xml version="1.0" encoding="utf-8"?>
<math xmlns="http://www.w3.org/1998/Math/MathML" display="block">
  <semantics>
    <mrow>
      <mfrac>
        <mn>5313.775</mn>
        <mn>39</mn>
      </mfrac>
      <mo stretchy="false">=</mo>
      <mn>136.251</mn>
    </mrow>
    <annotation encoding="StarMath 5.0">{5313.775} over {39} = 136.251</annotation>
  </semantics>
</math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57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1.310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ta1" style:family="table" style:master-page-name="PageStyle_5f_exp1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Cambria" style:text-position="super 58%"/>
    </style:style>
    <style:style style:name="T3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Arial" style:text-position="super 58%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2"/>
          <table:table-cell table:style-name="ce2" office:value-type="string" calcext:value-type="string">
            <text:p>Blocks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i</text:p>
          </table:table-cell>
          <table:table-cell table:style-name="ce4" office:value-type="string" calcext:value-type="string">
            <text:p>iii</text:p>
          </table:table-cell>
          <table:table-cell table:style-name="ce4" office:value-type="string" calcext:value-type="string">
            <text:p>iv</text:p>
          </table:table-cell>
          <table:table-cell table:style-name="ce5" table:number-columns-repeated="2"/>
        </table:table-row>
        <table:table-row table:style-name="ro3">
          <table:table-cell table:number-columns-repeated="2"/>
          <table:table-cell table:style-name="ce3" office:value-type="string" calcext:value-type="string">
            <text:p>Treatments</text:p>
          </table:table-cell>
          <table:table-cell table:style-name="ce8" table:number-columns-repeated="4"/>
          <table:table-cell table:style-name="ce5" table:number-columns-repeated="2"/>
        </table:table-row>
        <table:table-row table:style-name="ro2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" office:value-type="float" office:value="47.2" calcext:value-type="float">
            <text:p>47.2</text:p>
          </table:table-cell>
          <table:table-cell table:style-name="ce8" office:value-type="float" office:value="51.2" calcext:value-type="float">
            <text:p>51.2</text:p>
          </table:table-cell>
          <table:table-cell table:style-name="ce8" office:value-type="float" office:value="51.1" calcext:value-type="float">
            <text:p>51.1</text:p>
          </table:table-cell>
          <table:table-cell table:style-name="ce8" office:value-type="float" office:value="43.2" calcext:value-type="float">
            <text:p>43.2</text:p>
          </table:table-cell>
          <table:table-cell table:style-name="ce5"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a</text:p>
          </table:table-cell>
          <table:table-cell table:style-name="ce8" office:value-type="float" office:value="44.7" calcext:value-type="float">
            <text:p>44.7</text:p>
          </table:table-cell>
          <table:table-cell table:style-name="ce8" office:value-type="float" office:value="60.3" calcext:value-type="float">
            <text:p>60.3</text:p>
          </table:table-cell>
          <table:table-cell table:style-name="ce8" office:value-type="float" office:value="70.2" calcext:value-type="float">
            <text:p>70.2</text:p>
          </table:table-cell>
          <table:table-cell table:style-name="ce8" office:value-type="float" office:value="61.2" calcext:value-type="float">
            <text:p>61.2</text:p>
          </table:table-cell>
          <table:table-cell table:style-name="ce5"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b</text:p>
          </table:table-cell>
          <table:table-cell table:style-name="ce8" office:value-type="float" office:value="45.3" calcext:value-type="float">
            <text:p>45.3</text:p>
          </table:table-cell>
          <table:table-cell table:style-name="ce8" office:value-type="float" office:value="55.8" calcext:value-type="float">
            <text:p>55.8</text:p>
          </table:table-cell>
          <table:table-cell table:style-name="ce8" office:value-type="float" office:value="57.3" calcext:value-type="float">
            <text:p>57.3</text:p>
          </table:table-cell>
          <table:table-cell table:style-name="ce8" office:value-type="float" office:value="52.1" calcext:value-type="float">
            <text:p>52.1</text:p>
          </table:table-cell>
          <table:table-cell table:style-name="ce5"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ab</text:p>
          </table:table-cell>
          <table:table-cell table:style-name="ce8" office:value-type="float" office:value="62.7" calcext:value-type="float">
            <text:p>62.7</text:p>
          </table:table-cell>
          <table:table-cell table:style-name="ce8" office:value-type="float" office:value="50.2" calcext:value-type="float">
            <text:p>50.2</text:p>
          </table:table-cell>
          <table:table-cell table:style-name="ce8" office:value-type="float" office:value="55.3" calcext:value-type="float">
            <text:p>55.3</text:p>
          </table:table-cell>
          <table:table-cell table:style-name="ce8" office:value-type="float" office:value="69.3" calcext:value-type="float">
            <text:p>69.3</text:p>
          </table:table-cell>
          <table:table-cell table:style-name="ce5"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c</text:p>
          </table:table-cell>
          <table:table-cell table:style-name="ce8" office:value-type="float" office:value="63.4" calcext:value-type="float">
            <text:p>63.4</text:p>
          </table:table-cell>
          <table:table-cell table:style-name="ce8" office:value-type="float" office:value="56.6" calcext:value-type="float">
            <text:p>56.6</text:p>
          </table:table-cell>
          <table:table-cell table:style-name="ce8" office:value-type="float" office:value="63.2" calcext:value-type="float">
            <text:p>63.2</text:p>
          </table:table-cell>
          <table:table-cell table:style-name="ce8" office:value-type="float" office:value="42.3" calcext:value-type="float">
            <text:p>42.3</text:p>
          </table:table-cell>
          <table:table-cell table:style-name="ce5"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ac</text:p>
          </table:table-cell>
          <table:table-cell table:style-name="ce8" office:value-type="float" office:value="45.3" calcext:value-type="float">
            <text:p>45.3</text:p>
          </table:table-cell>
          <table:table-cell table:style-name="ce8" office:value-type="float" office:value="52.3" calcext:value-type="float">
            <text:p>52.3</text:p>
          </table:table-cell>
          <table:table-cell table:style-name="ce8" office:value-type="float" office:value="59.8" calcext:value-type="float">
            <text:p>59.8</text:p>
          </table:table-cell>
          <table:table-cell table:style-name="ce8" office:value-type="float" office:value="38.2" calcext:value-type="float">
            <text:p>38.2</text:p>
          </table:table-cell>
          <table:table-cell table:style-name="ce5"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bc</text:p>
          </table:table-cell>
          <table:table-cell table:style-name="ce8" office:value-type="float" office:value="57.6" calcext:value-type="float">
            <text:p>57.6</text:p>
          </table:table-cell>
          <table:table-cell table:style-name="ce8" office:value-type="float" office:value="47.7" calcext:value-type="float">
            <text:p>47.7</text:p>
          </table:table-cell>
          <table:table-cell table:style-name="ce8" office:value-type="float" office:value="55.2" calcext:value-type="float">
            <text:p>55.2</text:p>
          </table:table-cell>
          <table:table-cell table:style-name="ce8" office:value-type="float" office:value="48.3" calcext:value-type="float">
            <text:p>48.3</text:p>
          </table:table-cell>
          <table:table-cell table:style-name="ce5" table:number-columns-repeated="2"/>
        </table:table-row>
        <table:table-row table:style-name="ro2">
          <table:table-cell table:number-columns-repeated="2"/>
          <table:table-cell table:style-name="ce4" office:value-type="string" calcext:value-type="string">
            <text:p>abc</text:p>
          </table:table-cell>
          <table:table-cell table:style-name="ce8" office:value-type="float" office:value="49.3" calcext:value-type="float">
            <text:p>49.3</text:p>
          </table:table-cell>
          <table:table-cell table:style-name="ce8" office:value-type="float" office:value="59.8" calcext:value-type="float">
            <text:p>59.8</text:p>
          </table:table-cell>
          <table:table-cell table:style-name="ce8" office:value-type="float" office:value="56.8" calcext:value-type="float">
            <text:p>56.8</text:p>
          </table:table-cell>
          <table:table-cell table:style-name="ce8" office:value-type="float" office:value="52.5" calcext:value-type="float">
            <text:p>52.5</text:p>
          </table:table-cell>
          <table:table-cell table:style-name="ce5" table:number-columns-repeated="2"/>
        </table:table-row>
        <table:table-row table:style-name="ro2" table:number-rows-repeated="2">
          <table:table-cell table:number-columns-repeated="2"/>
          <table:table-cell table:style-name="ce5" table:number-columns-repeated="7"/>
        </table:table-row>
        <table:table-row table:style-name="ro4">
          <table:table-cell table:number-columns-repeated="2"/>
          <table:table-cell table:style-name="ce6"/>
          <table:table-cell table:style-name="ce11"/>
          <table:table-cell table:style-name="ce14" office:value-type="string" calcext:value-type="string">
            <text:p><text:s text:c="45"/>Taking Deviation y = 49.3</text:p>
          </table:table-cell>
          <table:table-cell table:style-name="ce11" table:number-columns-repeated="3"/>
          <table:table-cell table:style-name="ce20"/>
        </table:table-row>
        <table:table-row table:style-name="ro2">
          <table:table-cell table:number-columns-repeated="2"/>
          <table:table-cell table:style-name="ce4" office:value-type="string" calcext:value-type="string">
            <text:p>Treatments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i</text:p>
          </table:table-cell>
          <table:table-cell table:style-name="ce4" office:value-type="string" calcext:value-type="string">
            <text:p>iii</text:p>
          </table:table-cell>
          <table:table-cell table:style-name="ce4" office:value-type="string" calcext:value-type="string">
            <text:p>iv</text:p>
          </table:table-cell>
          <table:table-cell table:style-name="ce4" office:value-type="string" calcext:value-type="string">
            <text:p>Treatments(T)</text:p>
          </table:table-cell>
          <table:table-cell table:style-name="ce4" office:value-type="string" calcext:value-type="string">
            <text:p><text:span text:style-name="T1">T</text:span><text:span text:style-name="T2">2</text:span></text:p>
          </table:table-cell>
        </table:table-row>
        <table:table-row table:style-name="ro5">
          <table:table-cell table:number-columns-repeated="2"/>
          <table:table-cell table:style-name="ce4"/>
          <table:table-cell table:style-name="ce8" table:number-columns-repeated="6"/>
        </table:table-row>
        <table:table-row table:style-name="ro2"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" table:formula="of:=49.3-[.D6]" office:value-type="float" office:value="2.09999999999999" calcext:value-type="float">
            <text:p>2.09999999999999</text:p>
          </table:table-cell>
          <table:table-cell table:style-name="ce8" table:formula="of:=49.3-[.E6]" office:value-type="float" office:value="-1.90000000000001" calcext:value-type="float">
            <text:p>-1.90000000000001</text:p>
          </table:table-cell>
          <table:table-cell table:style-name="ce8" table:formula="of:=49.3-[.F6]" office:value-type="float" office:value="-1.8" calcext:value-type="float">
            <text:p>-1.8</text:p>
          </table:table-cell>
          <table:table-cell table:style-name="ce8" table:formula="of:=49.3-[.G6]" office:value-type="float" office:value="6.09999999999999" calcext:value-type="float">
            <text:p>6.09999999999999</text:p>
          </table:table-cell>
          <table:table-cell table:style-name="ce8" table:formula="of:=ROUND(SUM([.D19:.G19]);4)" office:value-type="float" office:value="4.5" calcext:value-type="float">
            <text:p>4.5</text:p>
          </table:table-cell>
          <table:table-cell table:style-name="ce8" table:formula="of:=[.H19]^2" office:value-type="float" office:value="20.25" calcext:value-type="float">
            <text:p>20.25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a</text:p>
          </table:table-cell>
          <table:table-cell table:style-name="ce8" table:formula="of:=49.3-[.D7]" office:value-type="float" office:value="4.59999999999999" calcext:value-type="float">
            <text:p>4.59999999999999</text:p>
          </table:table-cell>
          <table:table-cell table:style-name="ce8" table:formula="of:=49.3-[.E7]" office:value-type="float" office:value="-11" calcext:value-type="float">
            <text:p>-11</text:p>
          </table:table-cell>
          <table:table-cell table:style-name="ce8" table:formula="of:=49.3-[.F7]" office:value-type="float" office:value="-20.9" calcext:value-type="float">
            <text:p>-20.9</text:p>
          </table:table-cell>
          <table:table-cell table:style-name="ce8" table:formula="of:=49.3-[.G7]" office:value-type="float" office:value="-11.9" calcext:value-type="float">
            <text:p>-11.9</text:p>
          </table:table-cell>
          <table:table-cell table:style-name="ce8" table:formula="of:=ROUND(SUM([.D20:.G20]);4)" office:value-type="float" office:value="-39.2" calcext:value-type="float">
            <text:p>-39.2</text:p>
          </table:table-cell>
          <table:table-cell table:style-name="ce8" table:formula="of:=[.H20]^2" office:value-type="float" office:value="1536.64" calcext:value-type="float">
            <text:p>1536.64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b</text:p>
          </table:table-cell>
          <table:table-cell table:style-name="ce8" table:formula="of:=49.3-[.D8]" office:value-type="float" office:value="4" calcext:value-type="float">
            <text:p>4</text:p>
          </table:table-cell>
          <table:table-cell table:style-name="ce8" table:formula="of:=49.3-[.E8]" office:value-type="float" office:value="-6.5" calcext:value-type="float">
            <text:p>-6.5</text:p>
          </table:table-cell>
          <table:table-cell table:style-name="ce8" table:formula="of:=49.3-[.F8]" office:value-type="float" office:value="-8" calcext:value-type="float">
            <text:p>-8</text:p>
          </table:table-cell>
          <table:table-cell table:style-name="ce8" table:formula="of:=49.3-[.G8]" office:value-type="float" office:value="-2.8" calcext:value-type="float">
            <text:p>-2.8</text:p>
          </table:table-cell>
          <table:table-cell table:style-name="ce8" table:formula="of:=ROUND(SUM([.D21:.G21]);4)" office:value-type="float" office:value="-13.3" calcext:value-type="float">
            <text:p>-13.3</text:p>
          </table:table-cell>
          <table:table-cell table:style-name="ce8" table:formula="of:=[.H21]^2" office:value-type="float" office:value="176.89" calcext:value-type="float">
            <text:p>176.89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ab</text:p>
          </table:table-cell>
          <table:table-cell table:style-name="ce8" table:formula="of:=49.3-[.D9]" office:value-type="float" office:value="-13.4" calcext:value-type="float">
            <text:p>-13.4</text:p>
          </table:table-cell>
          <table:table-cell table:style-name="ce8" table:formula="of:=49.3-[.E9]" office:value-type="float" office:value="-0.900000000000006" calcext:value-type="float">
            <text:p>-0.900000000000006</text:p>
          </table:table-cell>
          <table:table-cell table:style-name="ce8" table:formula="of:=49.3-[.F9]" office:value-type="float" office:value="-6" calcext:value-type="float">
            <text:p>-6</text:p>
          </table:table-cell>
          <table:table-cell table:style-name="ce8" table:formula="of:=49.3-[.G9]" office:value-type="float" office:value="-20" calcext:value-type="float">
            <text:p>-20</text:p>
          </table:table-cell>
          <table:table-cell table:style-name="ce8" table:formula="of:=ROUND(SUM([.D22:.G22]);4)" office:value-type="float" office:value="-40.3" calcext:value-type="float">
            <text:p>-40.3</text:p>
          </table:table-cell>
          <table:table-cell table:style-name="ce8" table:formula="of:=[.H22]^2" office:value-type="float" office:value="1624.09" calcext:value-type="float">
            <text:p>1624.09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c</text:p>
          </table:table-cell>
          <table:table-cell table:style-name="ce8" table:formula="of:=49.3-[.D10]" office:value-type="float" office:value="-14.1" calcext:value-type="float">
            <text:p>-14.1</text:p>
          </table:table-cell>
          <table:table-cell table:style-name="ce8" table:formula="of:=49.3-[.E10]" office:value-type="float" office:value="-7.3" calcext:value-type="float">
            <text:p>-7.3</text:p>
          </table:table-cell>
          <table:table-cell table:style-name="ce8" table:formula="of:=49.3-[.F10]" office:value-type="float" office:value="-13.9" calcext:value-type="float">
            <text:p>-13.9</text:p>
          </table:table-cell>
          <table:table-cell table:style-name="ce8" table:formula="of:=49.3-[.G10]" office:value-type="float" office:value="7" calcext:value-type="float">
            <text:p>7</text:p>
          </table:table-cell>
          <table:table-cell table:style-name="ce8" table:formula="of:=ROUND(SUM([.D23:.G23]);4)" office:value-type="float" office:value="-28.3" calcext:value-type="float">
            <text:p>-28.3</text:p>
          </table:table-cell>
          <table:table-cell table:style-name="ce8" table:formula="of:=[.H23]^2" office:value-type="float" office:value="800.89" calcext:value-type="float">
            <text:p>800.89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ac</text:p>
          </table:table-cell>
          <table:table-cell table:style-name="ce8" table:formula="of:=49.3-[.D11]" office:value-type="float" office:value="4" calcext:value-type="float">
            <text:p>4</text:p>
          </table:table-cell>
          <table:table-cell table:style-name="ce8" table:formula="of:=49.3-[.E11]" office:value-type="float" office:value="-3" calcext:value-type="float">
            <text:p>-3</text:p>
          </table:table-cell>
          <table:table-cell table:style-name="ce8" table:formula="of:=49.3-[.F11]" office:value-type="float" office:value="-10.5" calcext:value-type="float">
            <text:p>-10.5</text:p>
          </table:table-cell>
          <table:table-cell table:style-name="ce8" table:formula="of:=49.3-[.G11]" office:value-type="float" office:value="11.1" calcext:value-type="float">
            <text:p>11.1</text:p>
          </table:table-cell>
          <table:table-cell table:style-name="ce8" table:formula="of:=ROUND(SUM([.D24:.G24]);4)" office:value-type="float" office:value="1.6" calcext:value-type="float">
            <text:p>1.6</text:p>
          </table:table-cell>
          <table:table-cell table:style-name="ce8" table:formula="of:=[.H24]^2" office:value-type="float" office:value="2.56" calcext:value-type="float">
            <text:p>2.56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bc</text:p>
          </table:table-cell>
          <table:table-cell table:style-name="ce8" table:formula="of:=49.3-[.D12]" office:value-type="float" office:value="-8.3" calcext:value-type="float">
            <text:p>-8.3</text:p>
          </table:table-cell>
          <table:table-cell table:style-name="ce8" table:formula="of:=49.3-[.E12]" office:value-type="float" office:value="1.59999999999999" calcext:value-type="float">
            <text:p>1.59999999999999</text:p>
          </table:table-cell>
          <table:table-cell table:style-name="ce8" table:formula="of:=49.3-[.F12]" office:value-type="float" office:value="-5.90000000000001" calcext:value-type="float">
            <text:p>-5.90000000000001</text:p>
          </table:table-cell>
          <table:table-cell table:style-name="ce8" table:formula="of:=49.3-[.G12]" office:value-type="float" office:value="1" calcext:value-type="float">
            <text:p>1</text:p>
          </table:table-cell>
          <table:table-cell table:style-name="ce8" table:formula="of:=ROUND(SUM([.D25:.G25]);4)" office:value-type="float" office:value="-11.6" calcext:value-type="float">
            <text:p>-11.6</text:p>
          </table:table-cell>
          <table:table-cell table:style-name="ce8" table:formula="of:=[.H25]^2" office:value-type="float" office:value="134.56" calcext:value-type="float">
            <text:p>134.56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abc</text:p>
          </table:table-cell>
          <table:table-cell table:style-name="ce8" table:formula="of:=49.3-[.D13]" office:value-type="float" office:value="0" calcext:value-type="float">
            <text:p>0</text:p>
          </table:table-cell>
          <table:table-cell table:style-name="ce8" table:formula="of:=49.3-[.E13]" office:value-type="float" office:value="-10.5" calcext:value-type="float">
            <text:p>-10.5</text:p>
          </table:table-cell>
          <table:table-cell table:style-name="ce8" table:formula="of:=49.3-[.F13]" office:value-type="float" office:value="-7.5" calcext:value-type="float">
            <text:p>-7.5</text:p>
          </table:table-cell>
          <table:table-cell table:style-name="ce8" table:formula="of:=49.3-[.G13]" office:value-type="float" office:value="-3.2" calcext:value-type="float">
            <text:p>-3.2</text:p>
          </table:table-cell>
          <table:table-cell table:style-name="ce8" table:formula="of:=ROUND(SUM([.D26:.G26]);4)" office:value-type="float" office:value="-21.2" calcext:value-type="float">
            <text:p>-21.2</text:p>
          </table:table-cell>
          <table:table-cell table:style-name="ce8" table:formula="of:=[.H26]^2" office:value-type="float" office:value="449.44" calcext:value-type="float">
            <text:p>449.44</text:p>
          </table:table-cell>
        </table:table-row>
        <table:table-row table:style-name="ro2">
          <table:table-cell table:number-columns-repeated="2"/>
          <table:table-cell table:style-name="ce7"/>
          <table:table-cell table:style-name="ce12" table:number-columns-repeated="6"/>
        </table:table-row>
        <table:table-row table:style-name="ro2">
          <table:table-cell table:number-columns-repeated="2"/>
          <table:table-cell table:style-name="ce4" office:value-type="string" calcext:value-type="string">
            <text:p>Blocks(B)</text:p>
          </table:table-cell>
          <table:table-cell table:style-name="ce8" table:formula="of:=SUM([.D19:.D26])" office:value-type="float" office:value="-21.1" calcext:value-type="float">
            <text:p>-21.1</text:p>
          </table:table-cell>
          <table:table-cell table:style-name="ce8" table:formula="of:=SUM([.E19:.E26])" office:value-type="float" office:value="-39.5" calcext:value-type="float">
            <text:p>-39.5</text:p>
          </table:table-cell>
          <table:table-cell table:style-name="ce8" table:formula="of:=SUM([.F19:.F26])" office:value-type="float" office:value="-74.5" calcext:value-type="float">
            <text:p>-74.5</text:p>
          </table:table-cell>
          <table:table-cell table:style-name="ce8" table:formula="of:=SUM([.G19:.G26])" office:value-type="float" office:value="-12.7" calcext:value-type="float">
            <text:p>-12.7</text:p>
          </table:table-cell>
          <table:table-cell table:style-name="ce8" table:formula="of:=SUM([.H19:.H26])" office:value-type="float" office:value="-147.8" calcext:value-type="float">
            <text:p>-147.8</text:p>
          </table:table-cell>
          <table:table-cell table:style-name="ce8" table:formula="of:=SUM([.I19:.I26])" office:value-type="float" office:value="4745.32" calcext:value-type="float">
            <text:p>4745.32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<text:span text:style-name="T1">B</text:span><text:span text:style-name="T2">2</text:span></text:p>
          </table:table-cell>
          <table:table-cell table:style-name="ce12" table:formula="of:=[.D28]^2" office:value-type="float" office:value="445.210000000001" calcext:value-type="float">
            <text:p>445.210000000001</text:p>
          </table:table-cell>
          <table:table-cell table:style-name="ce12" table:formula="of:=[.E28]^2" office:value-type="float" office:value="1560.25" calcext:value-type="float">
            <text:p>1560.25</text:p>
          </table:table-cell>
          <table:table-cell table:style-name="ce12" table:formula="of:=[.F28]^2" office:value-type="float" office:value="5550.25000000001" calcext:value-type="float">
            <text:p>5550.25000000001</text:p>
          </table:table-cell>
          <table:table-cell table:style-name="ce12" table:formula="of:=[.G28]^2" office:value-type="float" office:value="161.290000000001" calcext:value-type="float">
            <text:p>161.290000000001</text:p>
          </table:table-cell>
          <table:table-cell table:style-name="ce12" table:number-columns-repeated="2"/>
        </table:table-row>
        <table:table-row table:style-name="ro2" table:number-rows-repeated="2">
          <table:table-cell table:number-columns-repeated="2"/>
          <table:table-cell table:style-name="ce5" table:number-columns-repeated="7"/>
        </table:table-row>
        <table:table-row table:style-name="ro6">
          <table:table-cell table:number-columns-repeated="2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<text:span text:style-name="T1">y</text:span><text:span text:style-name="T3">2</text:span></text:p>
          </table:table-cell>
          <table:table-cell table:style-name="ce15"/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<text:span text:style-name="T1">y</text:span><text:span text:style-name="T3">2</text:span></text:p>
          </table:table-cell>
          <table:table-cell table:style-name="ce17" office:value-type="string" calcext:value-type="string">
            <text:p>Grand Total</text:p>
          </table:table-cell>
          <table:table-cell table:style-name="ce21" office:value-type="float" office:value="-147" calcext:value-type="float">
            <text:p>-147</text:p>
          </table:table-cell>
        </table:table-row>
        <table:table-row table:style-name="ro2">
          <table:table-cell table:number-columns-repeated="2"/>
          <table:table-cell table:style-name="ce8" office:value-type="float" office:value="2.09999999999999" calcext:value-type="float">
            <text:p>2.09999999999999</text:p>
          </table:table-cell>
          <table:table-cell table:style-name="ce8" table:formula="of:=[.C33]^2" office:value-type="float" office:value="4.40999999999998" calcext:value-type="float">
            <text:p>4.40999999999998</text:p>
          </table:table-cell>
          <table:table-cell table:style-name="ce5"/>
          <table:table-cell table:style-name="ce8" office:value-type="float" office:value="-1.8" calcext:value-type="float">
            <text:p>-1.8</text:p>
          </table:table-cell>
          <table:table-cell table:style-name="ce8" table:formula="of:=[.F33]^2" office:value-type="float" office:value="3.24000000000002" calcext:value-type="float">
            <text:p>3.24000000000002</text:p>
          </table:table-cell>
          <table:table-cell table:style-name="ce18" office:value-type="string" calcext:value-type="string">
            <text:p>Raw SS</text:p>
          </table:table-cell>
          <table:table-cell table:style-name="ce22" office:value-type="float" office:value="2552.28" calcext:value-type="float">
            <text:p>2552.28</text:p>
          </table:table-cell>
        </table:table-row>
        <table:table-row table:style-name="ro2">
          <table:table-cell table:number-columns-repeated="2"/>
          <table:table-cell table:style-name="ce8" office:value-type="float" office:value="4.59999999999999" calcext:value-type="float">
            <text:p>4.59999999999999</text:p>
          </table:table-cell>
          <table:table-cell table:style-name="ce8" table:formula="of:=[.C34]^2" office:value-type="float" office:value="21.1599999999999" calcext:value-type="float">
            <text:p>21.1599999999999</text:p>
          </table:table-cell>
          <table:table-cell table:style-name="ce5"/>
          <table:table-cell table:style-name="ce8" office:value-type="float" office:value="-20.9" calcext:value-type="float">
            <text:p>-20.9</text:p>
          </table:table-cell>
          <table:table-cell table:style-name="ce8" table:formula="of:=[.F34]^2" office:value-type="float" office:value="436.81" calcext:value-type="float">
            <text:p>436.81</text:p>
          </table:table-cell>
          <table:table-cell table:style-name="ce18" office:value-type="string" calcext:value-type="string">
            <text:p>CF</text:p>
          </table:table-cell>
          <table:table-cell table:style-name="ce22" office:value-type="float" office:value="682.65125" calcext:value-type="float">
            <text:p>682.65125</text:p>
          </table:table-cell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table:formula="of:=[.C35]^2" office:value-type="float" office:value="16" calcext:value-type="float">
            <text:p>16</text:p>
          </table:table-cell>
          <table:table-cell table:style-name="ce5"/>
          <table:table-cell table:style-name="ce8" office:value-type="float" office:value="-8" calcext:value-type="float">
            <text:p>-8</text:p>
          </table:table-cell>
          <table:table-cell table:style-name="ce8" table:formula="of:=[.F35]^2" office:value-type="float" office:value="64" calcext:value-type="float">
            <text:p>64</text:p>
          </table:table-cell>
          <table:table-cell table:style-name="ce18" office:value-type="string" calcext:value-type="string">
            <text:p>Total SS</text:p>
          </table:table-cell>
          <table:table-cell table:style-name="ce22" office:value-type="float" office:value="1869.62875" calcext:value-type="float">
            <text:p>1869.62875</text:p>
          </table:table-cell>
        </table:table-row>
        <table:table-row table:style-name="ro2">
          <table:table-cell table:number-columns-repeated="2"/>
          <table:table-cell table:style-name="ce8" office:value-type="float" office:value="-13.4" calcext:value-type="float">
            <text:p>-13.4</text:p>
          </table:table-cell>
          <table:table-cell table:style-name="ce8" table:formula="of:=[.C36]^2" office:value-type="float" office:value="179.56" calcext:value-type="float">
            <text:p>179.56</text:p>
          </table:table-cell>
          <table:table-cell table:style-name="ce5"/>
          <table:table-cell table:style-name="ce8" office:value-type="float" office:value="-6" calcext:value-type="float">
            <text:p>-6</text:p>
          </table:table-cell>
          <table:table-cell table:style-name="ce8" table:formula="of:=[.F36]^2" office:value-type="float" office:value="36" calcext:value-type="float">
            <text:p>36</text:p>
          </table:table-cell>
          <table:table-cell table:style-name="ce18" office:value-type="string" calcext:value-type="string">
            <text:p>SSB</text:p>
          </table:table-cell>
          <table:table-cell table:style-name="ce22" office:value-type="float" office:value="281.97375" calcext:value-type="float">
            <text:p>281.97375</text:p>
          </table:table-cell>
        </table:table-row>
        <table:table-row table:style-name="ro2">
          <table:table-cell table:number-columns-repeated="2"/>
          <table:table-cell table:style-name="ce8" office:value-type="float" office:value="-14.1" calcext:value-type="float">
            <text:p>-14.1</text:p>
          </table:table-cell>
          <table:table-cell table:style-name="ce8" table:formula="of:=[.C37]^2" office:value-type="float" office:value="198.81" calcext:value-type="float">
            <text:p>198.81</text:p>
          </table:table-cell>
          <table:table-cell table:style-name="ce5"/>
          <table:table-cell table:style-name="ce8" office:value-type="float" office:value="-13.9" calcext:value-type="float">
            <text:p>-13.9</text:p>
          </table:table-cell>
          <table:table-cell table:style-name="ce8" table:formula="of:=[.F37]^2" office:value-type="float" office:value="193.21" calcext:value-type="float">
            <text:p>193.21</text:p>
          </table:table-cell>
          <table:table-cell table:style-name="ce18" office:value-type="string" calcext:value-type="string">
            <text:p>SST</text:p>
          </table:table-cell>
          <table:table-cell table:style-name="ce22" office:value-type="float" office:value="503.67875" calcext:value-type="float">
            <text:p>503.67875</text:p>
          </table:table-cell>
        </table:table-row>
        <table:table-row table:style-name="ro2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table:formula="of:=[.C38]^2" office:value-type="float" office:value="16" calcext:value-type="float">
            <text:p>16</text:p>
          </table:table-cell>
          <table:table-cell table:style-name="ce5"/>
          <table:table-cell table:style-name="ce8" office:value-type="float" office:value="-10.5" calcext:value-type="float">
            <text:p>-10.5</text:p>
          </table:table-cell>
          <table:table-cell table:style-name="ce8" table:formula="of:=[.F38]^2" office:value-type="float" office:value="110.25" calcext:value-type="float">
            <text:p>110.25</text:p>
          </table:table-cell>
          <table:table-cell table:style-name="ce19" office:value-type="string" calcext:value-type="string">
            <text:p>SSE</text:p>
          </table:table-cell>
          <table:table-cell table:style-name="ce23" office:value-type="float" office:value="1083.97635" calcext:value-type="float">
            <text:p>1083.97635</text:p>
          </table:table-cell>
        </table:table-row>
        <table:table-row table:style-name="ro2">
          <table:table-cell table:number-columns-repeated="2"/>
          <table:table-cell table:style-name="ce8" office:value-type="float" office:value="-8.3" calcext:value-type="float">
            <text:p>-8.3</text:p>
          </table:table-cell>
          <table:table-cell table:style-name="ce8" table:formula="of:=[.C39]^2" office:value-type="float" office:value="68.8900000000001" calcext:value-type="float">
            <text:p>68.8900000000001</text:p>
          </table:table-cell>
          <table:table-cell table:style-name="ce5"/>
          <table:table-cell table:style-name="ce8" office:value-type="float" office:value="-5.90000000000001" calcext:value-type="float">
            <text:p>-5.90000000000001</text:p>
          </table:table-cell>
          <table:table-cell table:style-name="ce8" table:formula="of:=[.F39]^2" office:value-type="float" office:value="34.8100000000001" calcext:value-type="float">
            <text:p>34.8100000000001</text:p>
          </table:table-cell>
          <table:table-cell table:style-name="ce5" table:number-columns-repeated="2"/>
        </table:table-row>
        <table:table-row table:style-name="ro2"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table:formula="of:=[.C40]^2" office:value-type="float" office:value="0" calcext:value-type="float">
            <text:p>0</text:p>
          </table:table-cell>
          <table:table-cell table:style-name="ce5"/>
          <table:table-cell table:style-name="ce8" office:value-type="float" office:value="-7.5" calcext:value-type="float">
            <text:p>-7.5</text:p>
          </table:table-cell>
          <table:table-cell table:style-name="ce8" table:formula="of:=[.F40]^2" office:value-type="float" office:value="56.25" calcext:value-type="float">
            <text:p>56.25</text:p>
          </table:table-cell>
          <table:table-cell table:style-name="ce5" table:number-columns-repeated="2"/>
        </table:table-row>
        <table:table-row table:style-name="ro2">
          <table:table-cell table:number-columns-repeated="2"/>
          <table:table-cell table:style-name="ce8" office:value-type="float" office:value="-1.90000000000001" calcext:value-type="float">
            <text:p>-1.90000000000001</text:p>
          </table:table-cell>
          <table:table-cell table:style-name="ce8" table:formula="of:=[.C41]^2" office:value-type="float" office:value="3.61000000000002" calcext:value-type="float">
            <text:p>3.61000000000002</text:p>
          </table:table-cell>
          <table:table-cell table:style-name="ce5"/>
          <table:table-cell table:style-name="ce8" office:value-type="float" office:value="6.09999999999999" calcext:value-type="float">
            <text:p>6.09999999999999</text:p>
          </table:table-cell>
          <table:table-cell table:style-name="ce8" table:formula="of:=[.F41]^2" office:value-type="float" office:value="37.2099999999999" calcext:value-type="float">
            <text:p>37.2099999999999</text:p>
          </table:table-cell>
          <table:table-cell table:style-name="ce5" table:number-columns-repeated="2"/>
        </table:table-row>
        <table:table-row table:style-name="ro2">
          <table:table-cell table:number-columns-repeated="2"/>
          <table:table-cell table:style-name="ce8" office:value-type="float" office:value="-11" calcext:value-type="float">
            <text:p>-11</text:p>
          </table:table-cell>
          <table:table-cell table:style-name="ce8" table:formula="of:=[.C42]^2" office:value-type="float" office:value="121" calcext:value-type="float">
            <text:p>121</text:p>
          </table:table-cell>
          <table:table-cell table:style-name="ce5"/>
          <table:table-cell table:style-name="ce8" office:value-type="float" office:value="-11.9" calcext:value-type="float">
            <text:p>-11.9</text:p>
          </table:table-cell>
          <table:table-cell table:style-name="ce8" table:formula="of:=[.F42]^2" office:value-type="float" office:value="141.61" calcext:value-type="float">
            <text:p>141.61</text:p>
          </table:table-cell>
          <table:table-cell table:style-name="ce5" table:number-columns-repeated="2"/>
        </table:table-row>
        <table:table-row table:style-name="ro2">
          <table:table-cell table:number-columns-repeated="2"/>
          <table:table-cell table:style-name="ce8" office:value-type="float" office:value="-6.5" calcext:value-type="float">
            <text:p>-6.5</text:p>
          </table:table-cell>
          <table:table-cell table:style-name="ce8" table:formula="of:=[.C43]^2" office:value-type="float" office:value="42.25" calcext:value-type="float">
            <text:p>42.25</text:p>
          </table:table-cell>
          <table:table-cell table:style-name="ce5"/>
          <table:table-cell table:style-name="ce8" office:value-type="float" office:value="-2.8" calcext:value-type="float">
            <text:p>-2.8</text:p>
          </table:table-cell>
          <table:table-cell table:style-name="ce8" table:formula="of:=[.F43]^2" office:value-type="float" office:value="7.84000000000002" calcext:value-type="float">
            <text:p>7.84000000000002</text:p>
          </table:table-cell>
          <table:table-cell table:style-name="ce5" table:number-columns-repeated="2"/>
        </table:table-row>
        <table:table-row table:style-name="ro2">
          <table:table-cell table:number-columns-repeated="2"/>
          <table:table-cell table:style-name="ce8" office:value-type="float" office:value="-0.900000000000006" calcext:value-type="float">
            <text:p>-0.900000000000006</text:p>
          </table:table-cell>
          <table:table-cell table:style-name="ce8" table:formula="of:=[.C44]^2" office:value-type="float" office:value="0.81000000000001" calcext:value-type="float">
            <text:p>0.81000000000001</text:p>
          </table:table-cell>
          <table:table-cell table:style-name="ce5"/>
          <table:table-cell table:style-name="ce8" office:value-type="float" office:value="-20" calcext:value-type="float">
            <text:p>-20</text:p>
          </table:table-cell>
          <table:table-cell table:style-name="ce8" table:formula="of:=[.F44]^2" office:value-type="float" office:value="400" calcext:value-type="float">
            <text:p>400</text:p>
          </table:table-cell>
          <table:table-cell table:style-name="ce5" table:number-columns-repeated="2"/>
        </table:table-row>
        <table:table-row table:style-name="ro2">
          <table:table-cell table:number-columns-repeated="2"/>
          <table:table-cell table:style-name="ce8" office:value-type="float" office:value="-7.3" calcext:value-type="float">
            <text:p>-7.3</text:p>
          </table:table-cell>
          <table:table-cell table:style-name="ce8" table:formula="of:=[.C45]^2" office:value-type="float" office:value="53.2900000000001" calcext:value-type="float">
            <text:p>53.2900000000001</text:p>
          </table:table-cell>
          <table:table-cell table:style-name="ce5"/>
          <table:table-cell table:style-name="ce8" office:value-type="float" office:value="7" calcext:value-type="float">
            <text:p>7</text:p>
          </table:table-cell>
          <table:table-cell table:style-name="ce8" table:formula="of:=[.F45]^2" office:value-type="float" office:value="49" calcext:value-type="float">
            <text:p>49</text:p>
          </table:table-cell>
          <table:table-cell table:style-name="ce5" table:number-columns-repeated="2"/>
        </table:table-row>
        <table:table-row table:style-name="ro2">
          <table:table-cell table:number-columns-repeated="2"/>
          <table:table-cell table:style-name="ce8" office:value-type="float" office:value="-3" calcext:value-type="float">
            <text:p>-3</text:p>
          </table:table-cell>
          <table:table-cell table:style-name="ce8" table:formula="of:=[.C46]^2" office:value-type="float" office:value="9" calcext:value-type="float">
            <text:p>9</text:p>
          </table:table-cell>
          <table:table-cell table:style-name="ce5"/>
          <table:table-cell table:style-name="ce8" office:value-type="float" office:value="11.1" calcext:value-type="float">
            <text:p>11.1</text:p>
          </table:table-cell>
          <table:table-cell table:style-name="ce8" table:formula="of:=[.F46]^2" office:value-type="float" office:value="123.21" calcext:value-type="float">
            <text:p>123.21</text:p>
          </table:table-cell>
          <table:table-cell table:style-name="ce5" table:number-columns-repeated="2"/>
        </table:table-row>
        <table:table-row table:style-name="ro2">
          <table:table-cell table:number-columns-repeated="2"/>
          <table:table-cell table:style-name="ce8" office:value-type="float" office:value="1.59999999999999" calcext:value-type="float">
            <text:p>1.59999999999999</text:p>
          </table:table-cell>
          <table:table-cell table:style-name="ce8" table:formula="of:=[.C47]^2" office:value-type="float" office:value="2.55999999999998" calcext:value-type="float">
            <text:p>2.55999999999998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8" table:formula="of:=[.F47]^2" office:value-type="float" office:value="1" calcext:value-type="float">
            <text:p>1</text:p>
          </table:table-cell>
          <table:table-cell table:style-name="ce5" table:number-columns-repeated="2"/>
        </table:table-row>
        <table:table-row table:style-name="ro2">
          <table:table-cell table:number-columns-repeated="2"/>
          <table:table-cell table:style-name="ce8" office:value-type="float" office:value="-10.5" calcext:value-type="float">
            <text:p>-10.5</text:p>
          </table:table-cell>
          <table:table-cell table:style-name="ce8" table:formula="of:=[.C48]^2" office:value-type="float" office:value="110.25" calcext:value-type="float">
            <text:p>110.25</text:p>
          </table:table-cell>
          <table:table-cell table:style-name="ce5"/>
          <table:table-cell table:style-name="ce8" office:value-type="float" office:value="-3.2" calcext:value-type="float">
            <text:p>-3.2</text:p>
          </table:table-cell>
          <table:table-cell table:style-name="ce8" table:formula="of:=[.F48]^2" office:value-type="float" office:value="10.24" calcext:value-type="float">
            <text:p>10.24</text:p>
          </table:table-cell>
          <table:table-cell table:style-name="ce5" table:number-columns-repeated="2"/>
        </table:table-row>
        <table:table-row table:style-name="ro2">
          <table:table-cell table:number-columns-repeated="2"/>
          <table:table-cell table:style-name="ce9" office:value-type="string" calcext:value-type="string">
            <text:p>Total</text:p>
          </table:table-cell>
          <table:table-cell table:style-name="ce9" table:formula="of:=SUM([.D33:.D48])" office:value-type="float" office:value="847.6" calcext:value-type="float">
            <text:p>847.6</text:p>
          </table:table-cell>
          <table:table-cell table:style-name="ce15"/>
          <table:table-cell table:style-name="ce9" office:value-type="string" calcext:value-type="string">
            <text:p>Total</text:p>
          </table:table-cell>
          <table:table-cell table:style-name="ce9" table:formula="of:=SUM([.G33:.G48])" office:value-type="float" office:value="1704.68" calcext:value-type="float">
            <text:p>1704.68</text:p>
          </table:table-cell>
          <table:table-cell table:style-name="ce5" table:number-columns-repeated="2"/>
        </table:table-row>
        <table:table-row table:style-name="ro2">
          <table:table-cell table:number-columns-repeated="2"/>
          <table:table-cell table:style-name="ce10"/>
          <table:table-cell table:style-name="ce13"/>
          <table:table-cell table:style-name="ce13" table:formula="of:=[.D49]+[.G49]" office:value-type="float" office:value="2552.28" calcext:value-type="float">
            <text:p>2552.28</text:p>
          </table:table-cell>
          <table:table-cell table:style-name="ce13"/>
          <table:table-cell table:style-name="ce16"/>
          <table:table-cell table:style-name="ce5" table:number-columns-repeated="2"/>
        </table:table-row>
        <table:table-row table:style-name="ro1" table:number-rows-repeated="104852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p11" style:display-name="PageStyle_exp1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arajita" svg:font-family="Aparajita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1.0457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ta1" style:family="table" style:master-page-name="PageStyle_5f_exp1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font-name="Aparajita" fo:font-size="12pt" style:text-position="super 58%" style:font-name-complex="Aparajita" style:font-size-asian="12pt" style:font-size-complex="12pt"/>
    </style:style>
    <style:style style:name="T3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font-name="Aparajita" style:text-position="super 58%" style:font-name-complex="Aparajita" fo:font-size="10pt" style:font-size-asian="10pt" style:font-size-complex="10pt"/>
    </style:style>
    <style:style style:name="T4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fo:font-size="10pt" style:font-size-asian="10pt" style:font-size-complex="10pt" style:font-name="Arial" style:text-position="0% 100%" style:font-name-complex="Arial"/>
    </style:style>
    <style:style style:name="T5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Arial" style:text-position="super 58%" style:font-name-complex="Arial"/>
    </style:style>
    <style:style style:name="T6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Arial" style:font-name-complex="Ari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Default"/>
        <table:table-column table:style-name="co4" table:default-cell-style-name="ce1"/>
        <table:table-row table:style-name="ro1" table:number-rows-repeated="4">
          <table:table-cell table:number-columns-repeated="16"/>
        </table:table-row>
        <table:table-row table:style-name="ro2">
          <table:table-cell table:number-columns-repeated="10"/>
          <table:table-cell table:style-name="ce2"/>
          <table:table-cell table:style-name="ce6"/>
          <table:table-cell table:style-name="ce9" office:value-type="string" calcext:value-type="string">
            <text:p><text:span text:style-name="T1">          Yates Method For 2</text:span><text:span text:style-name="T2">3</text:span><text:span text:style-name="T3">   </text:span><text:span text:style-name="T4">Experiment</text:span></text:p>
          </table:table-cell>
          <table:table-cell table:style-name="ce10" table:number-columns-repeated="2"/>
          <table:table-cell table:style-name="ce11"/>
        </table:table-row>
        <table:table-row table:style-name="ro3">
          <table:table-cell table:number-columns-repeated="10"/>
          <table:table-cell table:style-name="ce3" office:value-type="string" calcext:value-type="string">
            <text:p>Treatment</text:p>
          </table:table-cell>
          <table:table-cell table:style-name="ce4" office:value-type="string" calcext:value-type="string">
            <text:p>Total Yield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SS = [3]</text:span><text:span text:style-name="T5">2</text:span><text:span text:style-name="T6">/32</text:span></text:p>
          </table:table-cell>
        </table:table-row>
        <table:table-row table:style-name="ro3">
          <table:table-cell table:number-columns-repeated="10"/>
          <table:table-cell table:style-name="ce4" office:value-type="string" calcext:value-type="string">
            <text:p>Combination</text:p>
          </table:table-cell>
          <table:table-cell table:style-name="ce7" table:number-columns-repeated="4"/>
          <table:table-cell table:style-name="ce12"/>
        </table:table-row>
        <table:table-row table:style-name="ro3"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8" office:value-type="float" office:value="4.49999999999998" calcext:value-type="float">
            <text:p>4.49999999999998</text:p>
          </table:table-cell>
          <table:table-cell table:style-name="ce8" office:value-type="float" office:value="-34.7" calcext:value-type="float">
            <text:p>-34.7</text:p>
          </table:table-cell>
          <table:table-cell table:style-name="ce8" office:value-type="float" office:value="-88.3" calcext:value-type="float">
            <text:p>-88.3</text:p>
          </table:table-cell>
          <table:table-cell table:style-name="ce8" office:value-type="float" office:value="-147.8" calcext:value-type="float">
            <text:p>-147.8</text:p>
          </table:table-cell>
          <table:table-cell table:style-name="ce8" table:formula="of:=[.O8]^2/32" office:value-type="float" office:value="682.65125" calcext:value-type="float">
            <text:p>682.65125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a</text:p>
          </table:table-cell>
          <table:table-cell table:style-name="ce8" office:value-type="float" office:value="-39.2" calcext:value-type="float">
            <text:p>-39.2</text:p>
          </table:table-cell>
          <table:table-cell table:style-name="ce8" office:value-type="float" office:value="-53.6" calcext:value-type="float">
            <text:p>-53.6</text:p>
          </table:table-cell>
          <table:table-cell table:style-name="ce8" office:value-type="float" office:value="-59.5" calcext:value-type="float">
            <text:p>-59.5</text:p>
          </table:table-cell>
          <table:table-cell table:style-name="ce8" office:value-type="float" office:value="-50.4" calcext:value-type="float">
            <text:p>-50.4</text:p>
          </table:table-cell>
          <table:table-cell table:style-name="ce8" table:formula="of:=[.O9]^2/32" office:value-type="float" office:value="79.38" calcext:value-type="float">
            <text:p>79.38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b</text:p>
          </table:table-cell>
          <table:table-cell table:style-name="ce8" office:value-type="float" office:value="-13.3" calcext:value-type="float">
            <text:p>-13.3</text:p>
          </table:table-cell>
          <table:table-cell table:style-name="ce8" office:value-type="float" office:value="-26.7" calcext:value-type="float">
            <text:p>-26.7</text:p>
          </table:table-cell>
          <table:table-cell table:style-name="ce8" office:value-type="float" office:value="-70.7" calcext:value-type="float">
            <text:p>-70.7</text:p>
          </table:table-cell>
          <table:table-cell table:style-name="ce8" office:value-type="float" office:value="-25" calcext:value-type="float">
            <text:p>-25</text:p>
          </table:table-cell>
          <table:table-cell table:style-name="ce8" table:formula="of:=[.O10]^2/32" office:value-type="float" office:value="19.53125" calcext:value-type="float">
            <text:p>19.53125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ab</text:p>
          </table:table-cell>
          <table:table-cell table:style-name="ce8" office:value-type="float" office:value="-40.3" calcext:value-type="float">
            <text:p>-40.3</text:p>
          </table:table-cell>
          <table:table-cell table:style-name="ce8" office:value-type="float" office:value="-32.8" calcext:value-type="float">
            <text:p>-32.8</text:p>
          </table:table-cell>
          <table:table-cell table:style-name="ce8" office:value-type="float" office:value="20.3" calcext:value-type="float">
            <text:p>20.3</text:p>
          </table:table-cell>
          <table:table-cell table:style-name="ce8" office:value-type="float" office:value="-22.8" calcext:value-type="float">
            <text:p>-22.8</text:p>
          </table:table-cell>
          <table:table-cell table:style-name="ce8" table:formula="of:=[.O11]^2/32" office:value-type="float" office:value="16.245" calcext:value-type="float">
            <text:p>16.245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c</text:p>
          </table:table-cell>
          <table:table-cell table:style-name="ce8" office:value-type="float" office:value="-28.3" calcext:value-type="float">
            <text:p>-28.3</text:p>
          </table:table-cell>
          <table:table-cell table:style-name="ce8" office:value-type="float" office:value="-43.7" calcext:value-type="float">
            <text:p>-43.7</text:p>
          </table:table-cell>
          <table:table-cell table:style-name="ce8" office:value-type="float" office:value="-18.9" calcext:value-type="float">
            <text:p>-18.9</text:p>
          </table:table-cell>
          <table:table-cell table:style-name="ce8" office:value-type="float" office:value="28.8" calcext:value-type="float">
            <text:p>28.8</text:p>
          </table:table-cell>
          <table:table-cell table:style-name="ce8" table:formula="of:=[.O12]^2/32" office:value-type="float" office:value="25.92" calcext:value-type="float">
            <text:p>25.92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ac</text:p>
          </table:table-cell>
          <table:table-cell table:style-name="ce8" office:value-type="float" office:value="1.59999999999999" calcext:value-type="float">
            <text:p>1.59999999999999</text:p>
          </table:table-cell>
          <table:table-cell table:style-name="ce8" office:value-type="float" office:value="-27" calcext:value-type="float">
            <text:p>-27</text:p>
          </table:table-cell>
          <table:table-cell table:style-name="ce8" office:value-type="float" office:value="-6.1" calcext:value-type="float">
            <text:p>-6.1</text:p>
          </table:table-cell>
          <table:table-cell table:style-name="ce8" office:value-type="float" office:value="91" calcext:value-type="float">
            <text:p>91</text:p>
          </table:table-cell>
          <table:table-cell table:style-name="ce8" table:formula="of:=[.O13]^2/32" office:value-type="float" office:value="258.78125" calcext:value-type="float">
            <text:p>258.78125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bc</text:p>
          </table:table-cell>
          <table:table-cell table:style-name="ce8" office:value-type="float" office:value="-11.6" calcext:value-type="float">
            <text:p>-11.6</text:p>
          </table:table-cell>
          <table:table-cell table:style-name="ce8" office:value-type="float" office:value="29.9" calcext:value-type="float">
            <text:p>29.9</text:p>
          </table:table-cell>
          <table:table-cell table:style-name="ce8" office:value-type="float" office:value="16.7" calcext:value-type="float">
            <text:p>16.7</text:p>
          </table:table-cell>
          <table:table-cell table:style-name="ce8" office:value-type="float" office:value="12.8" calcext:value-type="float">
            <text:p>12.8</text:p>
          </table:table-cell>
          <table:table-cell table:style-name="ce8" table:formula="of:=[.O14]^2/32" office:value-type="float" office:value="5.12" calcext:value-type="float">
            <text:p>5.12</text:p>
          </table:table-cell>
        </table:table-row>
        <table:table-row table:style-name="ro3">
          <table:table-cell table:number-columns-repeated="10"/>
          <table:table-cell table:style-name="ce5" office:value-type="string" calcext:value-type="string">
            <text:p>abc</text:p>
          </table:table-cell>
          <table:table-cell table:style-name="ce8" office:value-type="float" office:value="-21.2" calcext:value-type="float">
            <text:p>-21.2</text:p>
          </table:table-cell>
          <table:table-cell table:style-name="ce8" office:value-type="float" office:value="-9.6" calcext:value-type="float">
            <text:p>-9.6</text:p>
          </table:table-cell>
          <table:table-cell table:style-name="ce8" office:value-type="float" office:value="-39.5" calcext:value-type="float">
            <text:p>-39.5</text:p>
          </table:table-cell>
          <table:table-cell table:style-name="ce8" office:value-type="float" office:value="-56.2" calcext:value-type="float">
            <text:p>-56.2</text:p>
          </table:table-cell>
          <table:table-cell table:style-name="ce8" table:formula="of:=[.O15]^2/32" office:value-type="float" office:value="98.70125" calcext:value-type="float">
            <text:p>98.70125</text:p>
          </table:table-cell>
        </table:table-row>
        <table:table-row table:style-name="ro1" table:number-rows-repeated="104856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arajita" svg:font-family="Aparajita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p11" style:display-name="PageStyle_exp1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arajita" svg:font-family="Aparajita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9in"/>
    </style:style>
    <style:style style:name="co3" style:family="table-column">
      <style:table-column-properties fo:break-before="auto" style:column-width="1.0354in"/>
    </style:style>
    <style:style style:name="co4" style:family="table-column">
      <style:table-column-properties fo:break-before="auto" style:column-width="0.7819in"/>
    </style:style>
    <style:style style:name="co5" style:family="table-column">
      <style:table-column-properties fo:break-before="auto" style:column-width="1.0681in"/>
    </style:style>
    <style:style style:name="co6" style:family="table-column">
      <style:table-column-properties fo:break-before="auto" style:column-width="1.0346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ta1" style:family="table" style:master-page-name="PageStyle_5f_exp1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font-name="Aparajita" fo:font-size="12pt" style:text-position="super 58%" style:font-name-complex="Aparajita" style:font-size-asian="12pt" style:font-size-complex="12pt"/>
    </style:style>
    <style:style style:name="T3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font-name="Aparajita" style:text-position="super 58%" style:font-name-complex="Aparajita" fo:font-size="10pt" style:font-size-asian="10pt" style:font-size-complex="10pt"/>
    </style:style>
    <style:style style:name="T4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fo:font-size="10pt" style:font-size-asian="10pt" style:font-size-complex="10pt" style:font-name="Arial" style:text-position="0% 100%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1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column table:style-name="co5" table:default-cell-style-name="ce1"/>
        <table:table-column table:style-name="co6" table:default-cell-style-name="ce1"/>
        <table:table-row table:style-name="ro1" table:number-rows-repeated="4">
          <table:table-cell table:number-columns-repeated="24"/>
        </table:table-row>
        <table:table-row table:style-name="ro2">
          <table:table-cell table:number-columns-repeated="18"/>
          <table:table-cell table:style-name="ce2"/>
          <table:table-cell table:style-name="ce7"/>
          <table:table-cell table:style-name="ce11" office:value-type="string" calcext:value-type="string">
            <text:p><text:span text:style-name="T1">     ANOVA Table For 2</text:span><text:span text:style-name="T2">3</text:span><text:span text:style-name="T3">   </text:span><text:span text:style-name="T4">Experiment     </text:span></text:p>
          </table:table-cell>
          <table:table-cell table:style-name="ce12" table:number-columns-repeated="2"/>
          <table:table-cell table:style-name="ce16"/>
        </table:table-row>
        <table:table-row table:style-name="ro3">
          <table:table-cell table:number-columns-repeated="18"/>
          <table:table-cell table:style-name="ce3" office:value-type="string" calcext:value-type="string">
            <text:p>Source Of Variation</text:p>
          </table:table-cell>
          <table:table-cell table:style-name="ce5" office:value-type="string" calcext:value-type="string">
            <text:p>SS</text:p>
          </table:table-cell>
          <table:table-cell table:style-name="ce5" office:value-type="string" calcext:value-type="string">
            <text:p>df</text:p>
          </table:table-cell>
          <table:table-cell table:style-name="ce5" office:value-type="string" calcext:value-type="string">
            <text:p>MS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Tabulated F</text:p>
          </table:table-cell>
        </table:table-row>
        <table:table-row table:style-name="ro3">
          <table:table-cell table:number-columns-repeated="18"/>
          <table:table-cell table:style-name="ce4"/>
          <table:table-cell table:style-name="ce8" table:number-columns-repeated="4"/>
          <table:table-cell table:style-name="ce17" office:value-type="percentage" office:value="0.05" calcext:value-type="percentage">
            <text:p>5%</text:p>
          </table:table-cell>
        </table:table-row>
        <table:table-row table:style-name="ro3">
          <table:table-cell table:number-columns-repeated="18"/>
          <table:table-cell table:style-name="ce5" office:value-type="string" calcext:value-type="string">
            <text:p>Blocks</text:p>
          </table:table-cell>
          <table:table-cell table:style-name="ce9" office:value-type="float" office:value="281.97375" calcext:value-type="float">
            <text:p>281.97375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93.99125" calcext:value-type="float">
            <text:p>93.99125</text:p>
          </table:table-cell>
          <table:table-cell table:style-name="ce7" office:value-type="float" office:value="1.820903595" calcext:value-type="float">
            <text:p>1.820903595</text:p>
          </table:table-cell>
          <table:table-cell table:style-name="ce9" office:value-type="float" office:value="3.07" calcext:value-type="float">
            <text:p>3.07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Treatments</text:p>
          </table:table-cell>
          <table:table-cell table:style-name="ce10" office:value-type="float" office:value="503.67875" calcext:value-type="float">
            <text:p>503.6787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1.95410714" calcext:value-type="float">
            <text:p>71.95410714</text:p>
          </table:table-cell>
          <table:table-cell table:style-name="ce15" office:value-type="float" office:value="1.393975422" calcext:value-type="float">
            <text:p>1.393975422</text:p>
          </table:table-cell>
          <table:table-cell table:style-name="ce10" office:value-type="float" office:value="2.49" calcext:value-type="float">
            <text:p>2.49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a</text:p>
          </table:table-cell>
          <table:table-cell table:style-name="ce10" office:value-type="float" office:value="79.38" calcext:value-type="float">
            <text:p>79.3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9.38" calcext:value-type="float">
            <text:p>79.38</text:p>
          </table:table-cell>
          <table:table-cell table:style-name="ce10" office:value-type="float" office:value="1.537838121" calcext:value-type="float">
            <text:p>1.537838121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b</text:p>
          </table:table-cell>
          <table:table-cell table:style-name="ce10" office:value-type="float" office:value="19.53125" calcext:value-type="float">
            <text:p>19.531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.53125" calcext:value-type="float">
            <text:p>19.53125</text:p>
          </table:table-cell>
          <table:table-cell table:style-name="ce10" office:value-type="float" office:value="0.378381215" calcext:value-type="float">
            <text:p>0.378381215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ab</text:p>
          </table:table-cell>
          <table:table-cell table:style-name="ce10" office:value-type="float" office:value="16.245" calcext:value-type="float">
            <text:p>16.24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6.245" calcext:value-type="float">
            <text:p>16.245</text:p>
          </table:table-cell>
          <table:table-cell table:style-name="ce10" office:value-type="float" office:value="0.314716305" calcext:value-type="float">
            <text:p>0.314716305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c</text:p>
          </table:table-cell>
          <table:table-cell table:style-name="ce10" office:value-type="float" office:value="25.92" calcext:value-type="float">
            <text:p>25.9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.92" calcext:value-type="float">
            <text:p>25.92</text:p>
          </table:table-cell>
          <table:table-cell table:style-name="ce10" office:value-type="float" office:value="0.502151223" calcext:value-type="float">
            <text:p>0.502151223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ac</text:p>
          </table:table-cell>
          <table:table-cell table:style-name="ce10" office:value-type="float" office:value="258.78125" calcext:value-type="float">
            <text:p>258.781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8.78125" calcext:value-type="float">
            <text:p>258.78125</text:p>
          </table:table-cell>
          <table:table-cell table:style-name="ce10" office:value-type="float" office:value="5.01339974" calcext:value-type="float">
            <text:p>5.01339974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bc</text:p>
          </table:table-cell>
          <table:table-cell table:style-name="ce10" office:value-type="float" office:value="5.12" calcext:value-type="float">
            <text:p>5.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.12" calcext:value-type="float">
            <text:p>5.12</text:p>
          </table:table-cell>
          <table:table-cell table:style-name="ce10" office:value-type="float" office:value="0.099190365" calcext:value-type="float">
            <text:p>0.099190365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4">
          <table:table-cell table:number-columns-repeated="18"/>
          <table:table-cell table:style-name="ce6" office:value-type="string" calcext:value-type="string">
            <text:p>abc</text:p>
          </table:table-cell>
          <table:table-cell table:style-name="ce10" office:value-type="float" office:value="98.70125" calcext:value-type="float">
            <text:p>98.7012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8.70125" calcext:value-type="float">
            <text:p>98.70125</text:p>
          </table:table-cell>
          <table:table-cell table:style-name="ce10" office:value-type="float" office:value="1.912150981" calcext:value-type="float">
            <text:p>1.912150981</text:p>
          </table:table-cell>
          <table:table-cell table:style-name="ce10" office:value-type="float" office:value="4.33" calcext:value-type="float">
            <text:p>4.33</text:p>
          </table:table-cell>
        </table:table-row>
        <table:table-row table:style-name="ro3">
          <table:table-cell table:number-columns-repeated="18"/>
          <table:table-cell table:style-name="ce6" office:value-type="string" calcext:value-type="string">
            <text:p>Error</text:p>
          </table:table-cell>
          <table:table-cell table:style-name="ce10" office:value-type="float" office:value="1083.97625" calcext:value-type="float">
            <text:p>1083.97625</text:p>
          </table:table-cell>
          <table:table-cell table:style-name="ce9" office:value-type="float" office:value="21" calcext:value-type="float">
            <text:p>21</text:p>
          </table:table-cell>
          <table:table-cell table:style-name="ce13" office:value-type="float" office:value="51.61791667" calcext:value-type="float">
            <text:p>51.61791667</text:p>
          </table:table-cell>
          <table:table-cell table:style-name="ce14" table:number-columns-repeated="2"/>
        </table:table-row>
        <table:table-row table:style-name="ro5">
          <table:table-cell table:number-columns-repeated="18"/>
          <table:table-cell table:style-name="ce6" office:value-type="string" calcext:value-type="string">
            <text:p>Total</text:p>
          </table:table-cell>
          <table:table-cell table:style-name="ce5" office:value-type="float" office:value="1869.62875" calcext:value-type="float">
            <text:p>1869.62875</text:p>
          </table:table-cell>
          <table:table-cell table:style-name="ce5" office:value-type="float" office:value="31" calcext:value-type="float">
            <text:p>31</text:p>
          </table:table-cell>
          <table:table-cell table:style-name="ce14" table:number-columns-repeated="3"/>
        </table:table-row>
        <table:table-row table:style-name="ro1" table:number-rows-repeated="104855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arajita" svg:font-family="Aparajita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p11" style:display-name="PageStyle_exp1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sub 58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super 58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6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bold" style:font-weight-complex="bold" style:font-style-asian="normal" style:font-style-complex="normal" style:text-position="sub 58%"/>
    </style:style>
    <style:style style:name="T8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bold" style:font-weight-complex="bold" style:font-style-asian="normal" style:font-style-complex="normal" style:text-position="0% 100%"/>
    </style:style>
    <style:style style:name="T9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bold" style:font-weight-complex="bold" style:font-style-asian="normal" style:font-style-complex="normal"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 table:number-rows-repeated="6">
          <table:table-cell table:number-columns-repeated="11"/>
        </table:table-row>
        <table:table-row table:style-name="ro2">
          <table:table-cell table:number-columns-repeated="2"/>
          <table:table-cell table:style-name="ce23" office:value-type="string" calcext:value-type="string">
            <text:p>Treatments</text:p>
          </table:table-cell>
          <table:table-cell table:style-name="ce27" table:number-columns-repeated="2"/>
          <table:table-cell table:style-name="ce31" office:value-type="string" calcext:value-type="string">
            <text:p>Blocks</text:p>
          </table:table-cell>
          <table:table-cell table:style-name="ce27" table:number-columns-repeated="3"/>
          <table:table-cell table:style-name="ce26" office:value-type="string" calcext:value-type="string">
            <text:p>Treatments</text:p>
          </table:table-cell>
          <table:table-cell table:style-name="ce34" office:value-type="string" calcext:value-type="string" table:number-columns-spanned="1" table:number-rows-spanned="2">
            <text:p><text:span text:style-name="T6">T</text:span><text:span text:style-name="T7">i</text:span><text:span text:style-name="T9">2</text:span></text:p>
          </table:table-cell>
        </table:table-row>
        <table:table-row table:style-name="ro2">
          <table:table-cell table:number-columns-repeated="2"/>
          <table:table-cell table:style-name="ce24" office:value-type="string" calcext:value-type="string">
            <text:p>Combinations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II</text:p>
          </table:table-cell>
          <table:table-cell table:style-name="ce25" office:value-type="string" calcext:value-type="string">
            <text:p>III</text:p>
          </table:table-cell>
          <table:table-cell table:style-name="ce25" office:value-type="string" calcext:value-type="string">
            <text:p>IV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VI</text:p>
          </table:table-cell>
          <table:table-cell table:style-name="ce24" office:value-type="string" calcext:value-type="string">
            <text:p><text:span text:style-name="T6">Totals(T</text:span><text:span text:style-name="T7">i</text:span><text:span text:style-name="T8">)</text:span></text:p>
          </table:table-cell>
          <table:covered-table-cell table:style-name="ce34"/>
        </table:table-row>
        <table:table-row table:style-name="ro2"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-9" calcext:value-type="float">
            <text:p>-9</text:p>
          </table:table-cell>
          <table:table-cell table:style-name="ce28" office:value-type="float" office:value="-12" calcext:value-type="float">
            <text:p>-12</text:p>
          </table:table-cell>
          <table:table-cell table:style-name="ce28" office:value-type="float" office:value="-47" calcext:value-type="float">
            <text:p>-47</text:p>
          </table:table-cell>
          <table:table-cell table:style-name="ce28" office:value-type="float" office:value="-39" calcext:value-type="float">
            <text:p>-39</text:p>
          </table:table-cell>
          <table:table-cell table:style-name="ce28" table:formula="of:=SUM([.D9:.I9])" office:value-type="float" office:value="-110" calcext:value-type="float">
            <text:p>-110</text:p>
          </table:table-cell>
          <table:table-cell table:style-name="ce28" table:formula="of:=[.J9]^2" office:value-type="float" office:value="12100" calcext:value-type="float">
            <text:p>12100</text:p>
          </table:table-cell>
        </table:table-row>
        <table:table-row table:style-name="ro2">
          <table:table-cell table:number-columns-repeated="2"/>
          <table:table-cell table:style-name="ce25" office:value-type="string" calcext:value-type="string">
            <text:p>n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8" calcext:value-type="float">
            <text:p>38</text:p>
          </table:table-cell>
          <table:table-cell table:style-name="ce28" table:formula="of:=SUM([.D10:.I10])" office:value-type="float" office:value="82" calcext:value-type="float">
            <text:p>82</text:p>
          </table:table-cell>
          <table:table-cell table:style-name="ce28" table:formula="of:=[.J10]^2" office:value-type="float" office:value="6724" calcext:value-type="float">
            <text:p>6724</text:p>
          </table:table-cell>
        </table:table-row>
        <table:table-row table:style-name="ro2">
          <table:table-cell table:number-columns-repeated="2"/>
          <table:table-cell table:style-name="ce25" office:value-type="string" calcext:value-type="string">
            <text:p>s</text:p>
          </table:table-cell>
          <table:table-cell table:style-name="ce28" office:value-type="float" office:value="-14" calcext:value-type="float">
            <text:p>-14</text:p>
          </table:table-cell>
          <table:table-cell table:style-name="ce28" office:value-type="float" office:value="-3" calcext:value-type="float">
            <text:p>-3</text:p>
          </table:table-cell>
          <table:table-cell table:style-name="ce28" office:value-type="float" office:value="-6" calcext:value-type="float">
            <text:p>-6</text:p>
          </table:table-cell>
          <table:table-cell table:style-name="ce28" office:value-type="float" office:value="-8" calcext:value-type="float">
            <text:p>-8</text:p>
          </table:table-cell>
          <table:table-cell table:style-name="ce28" office:value-type="float" office:value="-23" calcext:value-type="float">
            <text:p>-23</text:p>
          </table:table-cell>
          <table:table-cell table:style-name="ce28" office:value-type="float" office:value="-3" calcext:value-type="float">
            <text:p>-3</text:p>
          </table:table-cell>
          <table:table-cell table:style-name="ce28" table:formula="of:=SUM([.D11:.I11])" office:value-type="float" office:value="-57" calcext:value-type="float">
            <text:p>-57</text:p>
          </table:table-cell>
          <table:table-cell table:style-name="ce28" table:formula="of:=[.J11]^2" office:value-type="float" office:value="3249" calcext:value-type="float">
            <text:p>3249</text:p>
          </table:table-cell>
        </table:table-row>
        <table:table-row table:style-name="ro2">
          <table:table-cell table:number-columns-repeated="2"/>
          <table:table-cell table:style-name="ce25" office:value-type="string" calcext:value-type="string">
            <text:p>ns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-25" calcext:value-type="float">
            <text:p>-25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SUM([.D12:.I12])" office:value-type="float" office:value="0" calcext:value-type="float">
            <text:p>0</text:p>
          </table:table-cell>
          <table:table-cell table:style-name="ce28" table:formula="of:=[.J12]^2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6" office:value-type="string" calcext:value-type="string">
            <text:p>Block</text:p>
          </table:table-cell>
          <table:table-cell table:style-name="ce29" office:value-type="float" office:value="-8" calcext:value-type="float" table:number-columns-spanned="1" table:number-rows-spanned="2">
            <text:p>-8</text:p>
          </table:table-cell>
          <table:table-cell table:style-name="ce29" office:value-type="float" office:value="5" calcext:value-type="float" table:number-columns-spanned="1" table:number-rows-spanned="2">
            <text:p>5</text:p>
          </table:table-cell>
          <table:table-cell table:style-name="ce29" office:value-type="float" office:value="-2" calcext:value-type="float" table:number-columns-spanned="1" table:number-rows-spanned="2">
            <text:p>-2</text:p>
          </table:table-cell>
          <table:table-cell table:style-name="ce29" office:value-type="float" office:value="-4" calcext:value-type="float" table:number-columns-spanned="1" table:number-rows-spanned="2">
            <text:p>-4</text:p>
          </table:table-cell>
          <table:table-cell table:style-name="ce29" office:value-type="float" office:value="-77" calcext:value-type="float" table:number-columns-spanned="1" table:number-rows-spanned="2">
            <text:p>-77</text:p>
          </table:table-cell>
          <table:table-cell table:style-name="ce29" office:value-type="float" office:value="1" calcext:value-type="float" table:number-columns-spanned="1" table:number-rows-spanned="2">
            <text:p>1</text:p>
          </table:table-cell>
          <table:table-cell table:style-name="ce32" office:value-type="string" calcext:value-type="string" table:number-columns-spanned="1" table:number-rows-spanned="2">
            <text:p>G = -85</text:p>
          </table:table-cell>
          <table:table-cell table:style-name="ce33"/>
        </table:table-row>
        <table:table-row table:style-name="ro2">
          <table:table-cell table:number-columns-repeated="2"/>
          <table:table-cell table:style-name="ce24" office:value-type="string" calcext:value-type="string">
            <text:p><text:span text:style-name="T6">Totals(B</text:span><text:span text:style-name="T7">i</text:span><text:span text:style-name="T8">)</text:span></text:p>
          </table:table-cell>
          <table:covered-table-cell table:number-columns-repeated="6" table:style-name="ce30"/>
          <table:covered-table-cell table:style-name="ce32"/>
          <table:table-cell table:style-name="ce33"/>
        </table:table-row>
        <table:table-row table:style-name="ro2">
          <table:table-cell table:number-columns-repeated="2"/>
          <table:table-cell table:style-name="ce25" office:value-type="string" calcext:value-type="string">
            <text:p><text:span text:style-name="T6">B</text:span><text:span text:style-name="T7">i</text:span><text:span text:style-name="T9">2</text:span></text:p>
          </table:table-cell>
          <table:table-cell table:style-name="ce28" table:formula="of:=[.D13]^2" office:value-type="float" office:value="64" calcext:value-type="float">
            <text:p>64</text:p>
          </table:table-cell>
          <table:table-cell table:style-name="ce28" table:formula="of:=[.E13]^2" office:value-type="float" office:value="25" calcext:value-type="float">
            <text:p>25</text:p>
          </table:table-cell>
          <table:table-cell table:style-name="ce28" table:formula="of:=[.F13]^2" office:value-type="float" office:value="4" calcext:value-type="float">
            <text:p>4</text:p>
          </table:table-cell>
          <table:table-cell table:style-name="ce28" table:formula="of:=[.G13]^2" office:value-type="float" office:value="16" calcext:value-type="float">
            <text:p>16</text:p>
          </table:table-cell>
          <table:table-cell table:style-name="ce28" table:formula="of:=[.H13]^2" office:value-type="float" office:value="5929" calcext:value-type="float">
            <text:p>5929</text:p>
          </table:table-cell>
          <table:table-cell table:style-name="ce28" table:formula="of:=[.I13]^2" office:value-type="float" office:value="1" calcext:value-type="float">
            <text:p>1</text:p>
          </table:table-cell>
          <table:table-cell table:style-name="ce33" table:number-columns-repeated="2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12:06:02.74344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arajita" svg:font-family="Aparajita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1.1189in"/>
    </style:style>
    <style:style style:name="co5" style:family="table-column">
      <style:table-column-properties fo:break-before="auto" style:column-width="1.163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66in" fo:break-before="auto" style:use-optimal-row-height="false"/>
    </style:style>
    <style:style style:name="ro3" style:family="table-row">
      <style:table-row-properties style:row-height="0.3992in" fo:break-before="auto" style:use-optimal-row-height="false"/>
    </style:style>
    <style:style style:name="ro4" style:family="table-row">
      <style:table-row-properties style:row-height="0.3035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super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super 58%" style:font-name="Aparajita" fo:font-size="10pt" fo:font-style="normal" fo:text-shadow="none" style:text-underline-style="none" fo:font-weight="bold" style:font-size-asian="10pt" style:font-style-asian="normal" style:font-weight-asian="bold" style:font-name-complex="Aparajita" style:font-size-complex="10pt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text-position="super 58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Times New Roman" fo:font-weight="bold" style:text-underline-style="none" style:text-underline-color="font-color" style:text-line-through-type="none" fo:font-style="normal" style:text-outline="false" fo:text-shadow="none" style:font-name-complex="Times New Roman" style:font-weight-asian="bold" style:font-weight-complex="bold" style:font-style-asian="normal" style:font-style-complex="normal" fo:font-size="12pt" style:text-position="super 58%" style:font-size-asian="12pt" style:font-size-complex="12pt"/>
    </style:style>
    <style:style style:name="T9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text-position="super 58%" style:font-name="Aparajita" fo:font-size="10pt" style:font-name-complex="Aparajita" style:font-size-asian="10pt" style:font-size-complex="10pt"/>
    </style:style>
    <style:style style:name="T10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fo:font-size="10pt" style:font-size-asian="10pt" style:font-size-complex="10pt" style:font-name="Arial" style:text-position="0% 100%" style:font-name-complex="Arial"/>
    </style:style>
    <style:style style:name="T11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Arial" style:text-position="super 58%" style:font-name-complex="Arial"/>
    </style:style>
    <style:style style:name="T12" style:family="text">
      <style:text-properties style:use-window-font-color="true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Arial" style:font-name-complex="Ari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0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8">
          <table:table-cell table:number-columns-repeated="19"/>
        </table:table-row>
        <table:table-row table:style-name="ro2">
          <table:table-cell table:number-columns-repeated="14"/>
          <table:table-cell table:style-name="ce20"/>
          <table:table-cell table:style-name="ce24"/>
          <table:table-cell table:style-name="ce27" office:value-type="string" calcext:value-type="string">
            <text:p><text:span text:style-name="T7">          Yate’s Method For 2</text:span><text:span text:style-name="T8">2</text:span><text:span text:style-name="T9">   </text:span><text:span text:style-name="T10">Experiment</text:span></text:p>
          </table:table-cell>
          <table:table-cell table:style-name="ce28"/>
          <table:table-cell table:style-name="ce29"/>
        </table:table-row>
        <table:table-row table:style-name="ro3">
          <table:table-cell table:number-columns-repeated="14"/>
          <table:table-cell table:style-name="ce21" office:value-type="string" calcext:value-type="string">
            <text:p>Treatment</text:p>
          </table:table-cell>
          <table:table-cell table:style-name="ce25" office:value-type="string" calcext:value-type="string" table:number-columns-spanned="1" table:number-rows-spanned="2">
            <text:p>Total Yield Form</text:p>
            <text:p>All Blocks</text:p>
            <text:p>(2)</text:p>
          </table:table-cell>
          <table:table-cell table:style-name="ce25" office:value-type="string" calcext:value-type="string" table:number-columns-spanned="1" table:number-rows-spanned="2">
            <text:p>(3).</text:p>
          </table:table-cell>
          <table:table-cell table:style-name="ce25" office:value-type="string" calcext:value-type="string" table:number-columns-spanned="1" table:number-rows-spanned="2">
            <text:p>Factorial Effects</text:p>
            <text:p>Totals</text:p>
            <text:p>(4)</text:p>
          </table:table-cell>
          <table:table-cell table:style-name="ce25" office:value-type="string" calcext:value-type="string" table:number-columns-spanned="1" table:number-rows-spanned="2">
            <text:p><text:span text:style-name="T7">SS</text:span></text:p>
            <text:p><text:span text:style-name="T7">(5) = (4)</text:span><text:span text:style-name="T11">2</text:span><text:span text:style-name="T12">/4r</text:span></text:p>
          </table:table-cell>
        </table:table-row>
        <table:table-row table:style-name="ro4">
          <table:table-cell table:number-columns-repeated="14"/>
          <table:table-cell table:style-name="ce22" office:value-type="string" calcext:value-type="string">
            <text:p>Combination</text:p>
            <text:p>(1)</text:p>
          </table:table-cell>
          <table:covered-table-cell table:number-columns-repeated="4" table:style-name="ce25"/>
        </table:table-row>
        <table:table-row table:style-name="ro5">
          <table:table-cell table:number-columns-repeated="14"/>
          <table:table-cell table:style-name="ce23" office:value-type="float" office:value="1" calcext:value-type="float">
            <text:p>1</text:p>
          </table:table-cell>
          <table:table-cell table:style-name="ce26" office:value-type="float" office:value="-110" calcext:value-type="float">
            <text:p>-110</text:p>
          </table:table-cell>
          <table:table-cell table:style-name="ce26" office:value-type="float" office:value="-28" calcext:value-type="float">
            <text:p>-28</text:p>
          </table:table-cell>
          <table:table-cell table:style-name="ce26" office:value-type="float" office:value="-85" calcext:value-type="float">
            <text:p>-85</text:p>
          </table:table-cell>
          <table:table-cell table:style-name="ce26" table:formula="of:=ROUND([.R22]^2/(4*6);6)" office:value-type="float" office:value="301.041667" calcext:value-type="float">
            <text:p>301.041667</text:p>
          </table:table-cell>
        </table:table-row>
        <table:table-row table:style-name="ro5">
          <table:table-cell table:number-columns-repeated="14"/>
          <table:table-cell table:style-name="ce23" office:value-type="string" calcext:value-type="string">
            <text:p>n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-57" calcext:value-type="float">
            <text:p>-57</text:p>
          </table:table-cell>
          <table:table-cell table:style-name="ce26" office:value-type="float" office:value="249" calcext:value-type="float">
            <text:p>249</text:p>
          </table:table-cell>
          <table:table-cell table:style-name="ce26" table:formula="of:=ROUND([.R23]^2/(4*6);6)" office:value-type="float" office:value="2583.375" calcext:value-type="float">
            <text:p>2583.375</text:p>
          </table:table-cell>
        </table:table-row>
        <table:table-row table:style-name="ro5">
          <table:table-cell table:number-columns-repeated="14"/>
          <table:table-cell table:style-name="ce23" office:value-type="string" calcext:value-type="string">
            <text:p>s</text:p>
          </table:table-cell>
          <table:table-cell table:style-name="ce26" office:value-type="float" office:value="-57" calcext:value-type="float">
            <text:p>-57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-29" calcext:value-type="float">
            <text:p>-29</text:p>
          </table:table-cell>
          <table:table-cell table:style-name="ce26" table:formula="of:=ROUND([.R24]^2/(4*6);6)" office:value-type="float" office:value="35.041667" calcext:value-type="float">
            <text:p>35.041667</text:p>
          </table:table-cell>
        </table:table-row>
        <table:table-row table:style-name="ro5">
          <table:table-cell table:number-columns-repeated="14"/>
          <table:table-cell table:style-name="ce23" office:value-type="string" calcext:value-type="string">
            <text:p>n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-135" calcext:value-type="float">
            <text:p>-135</text:p>
          </table:table-cell>
          <table:table-cell table:style-name="ce26" table:formula="of:=ROUND([.R25]^2/(4*6);6)" office:value-type="float" office:value="759.375" calcext:value-type="float">
            <text:p>759.375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arajita" svg:font-family="Aparajita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12:09:53.038241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arajita" svg:font-family="Aparajita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74in"/>
    </style:style>
    <style:style style:name="co3" style:family="table-column">
      <style:table-column-properties fo:break-before="auto" style:column-width="1.2173in"/>
    </style:style>
    <style:style style:name="co4" style:family="table-column">
      <style:table-column-properties fo:break-before="auto" style:column-width="0.8917in"/>
    </style:style>
    <style:style style:name="co5" style:family="table-column">
      <style:table-column-properties fo:break-before="auto" style:column-width="1.0417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402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super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text-position="super 58%" style:font-name="Aparajita" fo:font-size="10pt" fo:font-style="normal" fo:text-shadow="none" style:text-underline-style="none" fo:font-weight="bold" style:font-size-asian="10pt" style:font-style-asian="normal" style:font-weight-asian="bold" style:font-name-complex="Aparajita" style:font-size-complex="10pt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style:use-window-font-color="true" style:font-name="Times New Roman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Times New Roman" fo:font-weight="bold" style:text-underline-style="none" style:text-underline-color="font-color" style:text-line-through-type="none" fo:font-style="normal" style:text-outline="false" fo:text-shadow="none" style:font-name-complex="Times New Roman" style:font-weight-asian="bold" style:font-weight-complex="bold" style:font-style-asian="normal" style:font-style-complex="normal" fo:font-size="12pt" style:text-position="super 58%" style:font-size-asian="12pt" style:font-size-complex="12pt"/>
    </style:style>
    <style:style style:name="T7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text-position="super 58%" style:font-name="Aparajita" fo:font-size="10pt" style:font-name-complex="Aparajita" style:font-size-asian="10pt" style:font-size-complex="10pt"/>
    </style:style>
    <style:style style:name="T8" style:family="text">
      <style:text-properties style:use-window-font-color="true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fo:font-size="10pt" style:font-size-asian="10pt" style:font-size-complex="10pt" style:font-name="Arial" style:text-position="0% 100%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10" table:style-name="ta1">
        <table:table-column table:style-name="co1" table:number-columns-repeated="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 table:number-rows-repeated="27">
          <table:table-cell table:number-columns-repeated="27"/>
        </table:table-row>
        <table:table-row table:style-name="ro2">
          <table:table-cell table:number-columns-repeated="20"/>
          <table:table-cell table:style-name="ce21"/>
          <table:table-cell table:style-name="ce24"/>
          <table:table-cell table:style-name="ce27" office:value-type="string" calcext:value-type="string">
            <text:p><text:span text:style-name="T5">          ANOVA Table For 2</text:span><text:span text:style-name="T6">2</text:span><text:span text:style-name="T7">   </text:span><text:span text:style-name="T8">Experiment</text:span></text:p>
          </table:table-cell>
          <table:table-cell table:style-name="ce28" table:number-columns-repeated="2"/>
          <table:table-cell table:style-name="ce30"/>
          <table:table-cell table:style-name="ce31"/>
        </table:table-row>
        <table:table-row table:style-name="ro3">
          <table:table-cell table:number-columns-repeated="20"/>
          <table:table-cell table:style-name="ce22" office:value-type="string" calcext:value-type="string" table:number-columns-spanned="1" table:number-rows-spanned="2">
            <text:p>Source Of</text:p>
            <text:p>Variation</text:p>
          </table:table-cell>
          <table:table-cell table:style-name="ce25" office:value-type="string" calcext:value-type="string" table:number-columns-spanned="1" table:number-rows-spanned="2">
            <text:p>df</text:p>
          </table:table-cell>
          <table:table-cell table:style-name="ce25" office:value-type="string" calcext:value-type="string" table:number-columns-spanned="1" table:number-rows-spanned="2">
            <text:p>SS</text:p>
          </table:table-cell>
          <table:table-cell table:style-name="ce25" office:value-type="string" calcext:value-type="string" table:number-columns-spanned="1" table:number-rows-spanned="2">
            <text:p>MSS</text:p>
          </table:table-cell>
          <table:table-cell table:style-name="ce25" office:value-type="string" calcext:value-type="string" table:number-columns-spanned="1" table:number-rows-spanned="2">
            <text:p>Variance</text:p>
            <text:p>Ratio(F)</text:p>
          </table:table-cell>
          <table:table-cell table:style-name="ce25" office:value-type="string" calcext:value-type="string" table:number-columns-spanned="1" table:number-rows-spanned="2">
            <text:p>Tabulated</text:p>
            <text:p>5%</text:p>
          </table:table-cell>
          <table:table-cell table:style-name="ce25" office:value-type="string" calcext:value-type="string" table:number-columns-spanned="1" table:number-rows-spanned="2">
            <text:p>Tabulated</text:p>
            <text:p>1%</text:p>
          </table:table-cell>
        </table:table-row>
        <table:table-row table:style-name="ro4">
          <table:table-cell table:number-columns-repeated="20"/>
          <table:covered-table-cell table:style-name="ce22" office:value-type="string" calcext:value-type="string">
            <text:p>Combination</text:p>
            <text:p>(1)</text:p>
          </table:covered-table-cell>
          <table:covered-table-cell table:number-columns-repeated="6" table:style-name="ce25"/>
        </table:table-row>
        <table:table-row table:style-name="ro4">
          <table:table-cell table:number-columns-repeated="20"/>
          <table:table-cell table:style-name="ce23" office:value-type="string" calcext:value-type="string">
            <text:p>Blocks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208.708" calcext:value-type="float">
            <text:p>1208.708</text:p>
          </table:table-cell>
          <table:table-cell table:style-name="ce26" office:value-type="float" office:value="241.7416" calcext:value-type="float">
            <text:p>241.7416</text:p>
          </table:table-cell>
          <table:table-cell table:style-name="ce26" office:value-type="float" office:value="1.37277" calcext:value-type="float">
            <text:p>1.37277</text:p>
          </table:table-cell>
          <table:table-cell table:style-name="ce26" office:value-type="float" office:value="2.9" calcext:value-type="float">
            <text:p>2.9</text:p>
          </table:table-cell>
          <table:table-cell table:style-name="ce26" office:value-type="float" office:value="4.556" calcext:value-type="float">
            <text:p>4.556</text:p>
          </table:table-cell>
        </table:table-row>
        <table:table-row table:style-name="ro4">
          <table:table-cell table:number-columns-repeated="20"/>
          <table:table-cell table:style-name="ce23" office:value-type="string" calcext:value-type="string">
            <text:p>Treatments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3377.792" calcext:value-type="float">
            <text:p>3377.792</text:p>
          </table:table-cell>
          <table:table-cell table:style-name="ce26" office:value-type="float" office:value="1125.93067" calcext:value-type="float">
            <text:p>1125.93067</text:p>
          </table:table-cell>
          <table:table-cell table:style-name="ce26" office:value-type="float" office:value="6.3938" calcext:value-type="float">
            <text:p>6.3938</text:p>
          </table:table-cell>
          <table:table-cell table:style-name="ce26" office:value-type="float" office:value="3.2874" calcext:value-type="float">
            <text:p>3.2874</text:p>
          </table:table-cell>
          <table:table-cell table:style-name="ce26" office:value-type="float" office:value="5.417" calcext:value-type="float">
            <text:p>5.417</text:p>
          </table:table-cell>
        </table:table-row>
        <table:table-row table:style-name="ro4">
          <table:table-cell table:number-columns-repeated="20"/>
          <table:table-cell table:style-name="ce23" office:value-type="string" calcext:value-type="string">
            <text:p>N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2583.375" calcext:value-type="float">
            <text:p>2583.375</text:p>
          </table:table-cell>
          <table:table-cell table:style-name="ce26" office:value-type="float" office:value="14.67" calcext:value-type="float">
            <text:p>14.67</text:p>
          </table:table-cell>
          <table:table-cell table:style-name="ce26" office:value-type="float" office:value="4.5431" calcext:value-type="float">
            <text:p>4.5431</text:p>
          </table:table-cell>
          <table:table-cell table:style-name="ce26" office:value-type="float" office:value="8.683" calcext:value-type="float">
            <text:p>8.683</text:p>
          </table:table-cell>
        </table:table-row>
        <table:table-row table:style-name="ro4">
          <table:table-cell table:number-columns-repeated="20"/>
          <table:table-cell table:style-name="ce23" office:value-type="string" calcext:value-type="string">
            <text:p>S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35.0416667" calcext:value-type="float">
            <text:p>35.0416667</text:p>
          </table:table-cell>
          <table:table-cell table:style-name="ce26" office:value-type="float" office:value="0.19899" calcext:value-type="float">
            <text:p>0.19899</text:p>
          </table:table-cell>
          <table:table-cell table:style-name="ce26" office:value-type="float" office:value="4.5431" calcext:value-type="float">
            <text:p>4.5431</text:p>
          </table:table-cell>
          <table:table-cell table:style-name="ce26" office:value-type="float" office:value="8.683" calcext:value-type="float">
            <text:p>8.683</text:p>
          </table:table-cell>
        </table:table-row>
        <table:table-row table:style-name="ro4">
          <table:table-cell table:number-columns-repeated="20"/>
          <table:table-cell table:style-name="ce23" office:value-type="string" calcext:value-type="string">
            <text:p>NS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759.375" calcext:value-type="float">
            <text:p>759.375</text:p>
          </table:table-cell>
          <table:table-cell table:style-name="ce26" office:value-type="float" office:value="4.31225" calcext:value-type="float">
            <text:p>4.31225</text:p>
          </table:table-cell>
          <table:table-cell table:style-name="ce26" office:value-type="float" office:value="4.5431" calcext:value-type="float">
            <text:p>4.5431</text:p>
          </table:table-cell>
          <table:table-cell table:style-name="ce26" office:value-type="float" office:value="8.683" calcext:value-type="float">
            <text:p>8.683</text:p>
          </table:table-cell>
        </table:table-row>
        <table:table-row table:style-name="ro4">
          <table:table-cell table:number-columns-repeated="20"/>
          <table:table-cell table:style-name="ce23" office:value-type="string" calcext:value-type="string">
            <text:p>Error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641.458" calcext:value-type="float">
            <text:p>2641.458</text:p>
          </table:table-cell>
          <table:table-cell table:style-name="ce26" office:value-type="float" office:value="176.0972" calcext:value-type="float">
            <text:p>176.0972</text:p>
          </table:table-cell>
          <table:table-cell table:style-name="ce29" table:number-columns-repeated="3"/>
        </table:table-row>
        <table:table-row table:style-name="ro4">
          <table:table-cell table:number-columns-repeated="20"/>
          <table:table-cell table:style-name="ce23" office:value-type="string" calcext:value-type="string">
            <text:p>Totals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7227.9583" calcext:value-type="float">
            <text:p>7227.9583</text:p>
          </table:table-cell>
          <table:table-cell table:style-name="ce29" table:number-columns-repeated="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arajita" svg:font-family="Aparajita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12:26:39.292696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